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92mm"/>
    </style:style>
    <style:style style:name="co4" style:family="table-column">
      <style:table-column-properties fo:break-before="auto" style:column-width="42.1mm"/>
    </style:style>
    <style:style style:name="co5" style:family="table-column">
      <style:table-column-properties fo:break-before="auto" style:column-width="33.25mm"/>
    </style:style>
    <style:style style:name="co6" style:family="table-column">
      <style:table-column-properties fo:break-before="auto" style:column-width="60.66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2.16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6" calcext:value-type="float">
            <text:p>2336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77" calcext:value-type="float">
            <text:p>4077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4" calcext:value-type="float">
            <text:p>1604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316" calcext:value-type="float">
            <text:p>2316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3978" calcext:value-type="float">
            <text:p>3978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29" calcext:value-type="float">
            <text:p>2329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3992" calcext:value-type="float">
            <text:p>3992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16" calcext:value-type="float">
            <text:p>4016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78" calcext:value-type="float">
            <text:p>3978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2" calcext:value-type="float">
            <text:p>158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62" calcext:value-type="float">
            <text:p>4062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15" calcext:value-type="float">
            <text:p>2315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72" calcext:value-type="float">
            <text:p>4072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108" calcext:value-type="float">
            <text:p>310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0" calcext:value-type="float">
            <text:p>4030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7" calcext:value-type="float">
            <text:p>2317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24" calcext:value-type="float">
            <text:p>3124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24" calcext:value-type="float">
            <text:p>4024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9" calcext:value-type="float">
            <text:p>1589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33" calcext:value-type="float">
            <text:p>3133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31" calcext:value-type="float">
            <text:p>3131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41" calcext:value-type="float">
            <text:p>4041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11" calcext:value-type="float">
            <text:p>2311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20" calcext:value-type="float">
            <text:p>3120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3993" calcext:value-type="float">
            <text:p>3993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09" calcext:value-type="float">
            <text:p>2309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18" calcext:value-type="float">
            <text:p>4018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1" calcext:value-type="float">
            <text:p>1601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19" calcext:value-type="float">
            <text:p>4019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7" calcext:value-type="float">
            <text:p>2297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73" calcext:value-type="float">
            <text:p>3073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4054" calcext:value-type="float">
            <text:p>4054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9" calcext:value-type="float">
            <text:p>3089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4022" calcext:value-type="float">
            <text:p>4022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9" calcext:value-type="float">
            <text:p>2729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4003" calcext:value-type="float">
            <text:p>4003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599" calcext:value-type="float">
            <text:p>1599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56" calcext:value-type="float">
            <text:p>2356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32" calcext:value-type="float">
            <text:p>2732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596" calcext:value-type="float">
            <text:p>1596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7" calcext:value-type="float">
            <text:p>2347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1" calcext:value-type="float">
            <text:p>3131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6" calcext:value-type="float">
            <text:p>1596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37" calcext:value-type="float">
            <text:p>2337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73" calcext:value-type="float">
            <text:p>4073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6" calcext:value-type="float">
            <text:p>1596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5" calcext:value-type="float">
            <text:p>2325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4051" calcext:value-type="float">
            <text:p>4051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08" calcext:value-type="float">
            <text:p>1608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19" calcext:value-type="float">
            <text:p>1619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00" calcext:value-type="float">
            <text:p>160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588" calcext:value-type="float">
            <text:p>1588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607" calcext:value-type="float">
            <text:p>1607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601" calcext:value-type="float">
            <text:p>1601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603" calcext:value-type="float">
            <text:p>1603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602" calcext:value-type="float">
            <text:p>1602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596" calcext:value-type="float">
            <text:p>1596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60" calcext:value-type="float">
            <text:p>236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20" calcext:value-type="float">
            <text:p>1620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9" calcext:value-type="float">
            <text:p>3079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60" calcext:value-type="float">
            <text:p>3960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1" calcext:value-type="float">
            <text:p>3081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82" calcext:value-type="float">
            <text:p>398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5" calcext:value-type="float">
            <text:p>3085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90" calcext:value-type="float">
            <text:p>3990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92" calcext:value-type="float">
            <text:p>3992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4" table:default-cell-style-name="Default"/>
        <table:table-column table:style-name="co5" table:number-columns-repeated="21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7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22.txt" calcext:value-type="string">
            <text:p>instances/tai22.txt</text:p>
          </table:table-cell>
          <table:table-cell table:formula="of:=['Opt-Best'.W1]" office:value-type="string" office:string-value="instances/tai23.txt" calcext:value-type="string">
            <text:p>instances/tai23.txt</text:p>
          </table:table-cell>
          <table:table-cell table:formula="of:=['Opt-Best'.X1]" office:value-type="string" office:string-value="instances/tai24.txt" calcext:value-type="string">
            <text:p>instances/tai24.txt</text:p>
          </table:table-cell>
          <table:table-cell table:formula="of:=['Opt-Best'.Y1]" office:value-type="string" office:string-value="instances/tai25.txt" calcext:value-type="string">
            <text:p>instances/tai25.txt</text:p>
          </table:table-cell>
          <table:table-cell table:formula="of:=['Opt-Best'.Z1]" office:value-type="string" office:string-value="instances/tai26.txt" calcext:value-type="string">
            <text:p>instances/tai26.txt</text:p>
          </table:table-cell>
          <table:table-cell table:formula="of:=['Opt-Best'.AA1]" office:value-type="string" office:string-value="instances/tai27.txt" calcext:value-type="string">
            <text:p>instances/tai27.txt</text:p>
          </table:table-cell>
          <table:table-cell table:formula="of:=['Opt-Best'.AB1]" office:value-type="string" office:string-value="instances/tai28.txt" calcext:value-type="string">
            <text:p>instances/tai28.txt</text:p>
          </table:table-cell>
          <table:table-cell table:formula="of:=['Opt-Best'.AC1]" office:value-type="string" office:string-value="instances/tai29.txt" calcext:value-type="string">
            <text:p>instances/tai29.txt</text:p>
          </table:table-cell>
          <table:table-cell table:formula="of:=['Opt-Best'.AD1]" office:value-type="string" office:string-value="instances/tai30.txt" calcext:value-type="string">
            <text:p>instances/tai30.txt</text:p>
          </table:table-cell>
          <table:table-cell table:formula="of:=['Opt-Best'.AE1]" office:value-type="string" office:string-value="instances/tai31.txt" calcext:value-type="string">
            <text:p>instances/tai31.txt</text:p>
          </table:table-cell>
          <table:table-cell table:formula="of:=['Opt-Best'.AF1]" office:value-type="string" office:string-value="instances/tai32.txt" calcext:value-type="string">
            <text:p>instances/tai32.txt</text:p>
          </table:table-cell>
          <table:table-cell table:formula="of:=['Opt-Best'.AG1]" office:value-type="string" office:string-value="instances/tai33.txt" calcext:value-type="string">
            <text:p>instances/tai33.txt</text:p>
          </table:table-cell>
          <table:table-cell table:formula="of:=['Opt-Best'.AH1]" office:value-type="string" office:string-value="instances/tai34.txt" calcext:value-type="string">
            <text:p>instances/tai34.txt</text:p>
          </table:table-cell>
          <table:table-cell table:formula="of:=['Opt-Best'.AI1]" office:value-type="string" office:string-value="instances/tai35.txt" calcext:value-type="string">
            <text:p>instances/tai35.txt</text:p>
          </table:table-cell>
          <table:table-cell table:formula="of:=['Opt-Best'.AJ1]" office:value-type="string" office:string-value="instances/tai36.txt" calcext:value-type="string">
            <text:p>instances/tai36.txt</text:p>
          </table:table-cell>
          <table:table-cell table:formula="of:=['Opt-Best'.AK1]" office:value-type="string" office:string-value="instances/tai37.txt" calcext:value-type="string">
            <text:p>instances/tai37.txt</text:p>
          </table:table-cell>
          <table:table-cell table:formula="of:=['Opt-Best'.AL1]" office:value-type="string" office:string-value="instances/tai38.txt" calcext:value-type="string">
            <text:p>instances/tai38.txt</text:p>
          </table:table-cell>
          <table:table-cell table:formula="of:=['Opt-Best'.AM1]" office:value-type="string" office:string-value="instances/tai39.txt" calcext:value-type="string">
            <text:p>instances/tai39.txt</text:p>
          </table:table-cell>
          <table:table-cell table:formula="of:=['Opt-Best'.AN1]" office:value-type="string" office:string-value="instances/tai40.txt" calcext:value-type="string">
            <text:p>instances/tai40.txt</text:p>
          </table:table-cell>
          <table:table-cell table:formula="of:=['Opt-Best'.AO1]" office:value-type="string" office:string-value="instances/tai41.txt" calcext:value-type="string">
            <text:p>instances/tai41.txt</text:p>
          </table:table-cell>
          <table:table-cell table:formula="of:=['Opt-Best'.AP1]" office:value-type="string" office:string-value="instances/tai42.txt" calcext:value-type="string">
            <text:p>instances/tai42.txt</text:p>
          </table:table-cell>
          <table:table-cell table:formula="of:=['Opt-Best'.AQ1]" office:value-type="string" office:string-value="instances/tai43.txt" calcext:value-type="string">
            <text:p>instances/tai43.txt</text:p>
          </table:table-cell>
          <table:table-cell table:formula="of:=['Opt-Best'.AR1]" office:value-type="string" office:string-value="instances/tai44.txt" calcext:value-type="string">
            <text:p>instances/tai44.txt</text:p>
          </table:table-cell>
          <table:table-cell table:formula="of:=['Opt-Best'.AS1]" office:value-type="string" office:string-value="instances/tai45.txt" calcext:value-type="string">
            <text:p>instances/tai45.txt</text:p>
          </table:table-cell>
          <table:table-cell table:formula="of:=['Opt-Best'.AT1]" office:value-type="string" office:string-value="instances/tai46.txt" calcext:value-type="string">
            <text:p>instances/tai46.txt</text:p>
          </table:table-cell>
          <table:table-cell table:formula="of:=['Opt-Best'.AU1]" office:value-type="string" office:string-value="instances/tai47.txt" calcext:value-type="string">
            <text:p>instances/tai47.txt</text:p>
          </table:table-cell>
          <table:table-cell table:formula="of:=['Opt-Best'.AV1]" office:value-type="string" office:string-value="instances/tai48.txt" calcext:value-type="string">
            <text:p>instances/tai48.txt</text:p>
          </table:table-cell>
          <table:table-cell table:formula="of:=['Opt-Best'.AW1]" office:value-type="string" office:string-value="instances/tai49.txt" calcext:value-type="string">
            <text:p>instances/tai49.txt</text:p>
          </table:table-cell>
          <table:table-cell table:formula="of:=['Opt-Best'.AX1]" office:value-type="string" office:string-value="instances/tai50.txt" calcext:value-type="string">
            <text:p>instances/tai50.txt</text:p>
          </table:table-cell>
          <table:table-cell table:formula="of:=['Opt-Best'.AY1]" office:value-type="string" office:string-value="instances/tai51.txt" calcext:value-type="string">
            <text:p>instances/tai51.txt</text:p>
          </table:table-cell>
          <table:table-cell table:formula="of:=['Opt-Best'.AZ1]" office:value-type="string" office:string-value="instances/tai52.txt" calcext:value-type="string">
            <text:p>instances/tai52.txt</text:p>
          </table:table-cell>
          <table:table-cell table:formula="of:=['Opt-Best'.BA1]" office:value-type="string" office:string-value="instances/tai53.txt" calcext:value-type="string">
            <text:p>instances/tai53.txt</text:p>
          </table:table-cell>
          <table:table-cell table:formula="of:=['Opt-Best'.BB1]" office:value-type="string" office:string-value="instances/tai54.txt" calcext:value-type="string">
            <text:p>instances/tai54.txt</text:p>
          </table:table-cell>
          <table:table-cell table:formula="of:=['Opt-Best'.BC1]" office:value-type="string" office:string-value="instances/tai55.txt" calcext:value-type="string">
            <text:p>instances/tai55.txt</text:p>
          </table:table-cell>
          <table:table-cell table:formula="of:=['Opt-Best'.BD1]" office:value-type="string" office:string-value="instances/tai56.txt" calcext:value-type="string">
            <text:p>instances/tai56.txt</text:p>
          </table:table-cell>
          <table:table-cell table:formula="of:=['Opt-Best'.BE1]" office:value-type="string" office:string-value="instances/tai57.txt" calcext:value-type="string">
            <text:p>instances/tai57.txt</text:p>
          </table:table-cell>
          <table:table-cell table:formula="of:=['Opt-Best'.BF1]" office:value-type="string" office:string-value="instances/tai58.txt" calcext:value-type="string">
            <text:p>instances/tai58.txt</text:p>
          </table:table-cell>
          <table:table-cell table:formula="of:=['Opt-Best'.BG1]" office:value-type="string" office:string-value="instances/tai59.txt" calcext:value-type="string">
            <text:p>instances/tai59.txt</text:p>
          </table:table-cell>
          <table:table-cell table:formula="of:=['Opt-Best'.BH1]" office:value-type="string" office:string-value="instances/tai60.txt" calcext:value-type="string">
            <text:p>instances/tai60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89</text:p>
          </table:table-cell>
          <table:table-cell table:formula="of:=AVERAGE(['Ant Colony Optimization'.C$2:.C$1000])" office:value-type="float" office:value="1083.05555555556" calcext:value-type="float">
            <text:p>1083,05555555556</text:p>
          </table:table-cell>
          <table:table-cell table:formula="of:=AVERAGE(['Ant Colony Optimization'.D$2:.D$1000])" office:value-type="float" office:value="1299.88888888889" calcext:value-type="float">
            <text:p>1299,88888888889</text:p>
          </table:table-cell>
          <table:table-cell table:formula="of:=AVERAGE(['Ant Colony Optimization'.E$2:.E$1000])" office:value-type="float" office:value="1236.44444444444" calcext:value-type="float">
            <text:p>1236,44444444444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87</text:p>
          </table:table-cell>
          <table:table-cell table:formula="of:=AVERAGE(['Ant Colony Optimization'.L$2:.L$1000])" office:value-type="float" office:value="1673.64285714286" calcext:value-type="float">
            <text:p>1673,64285714286</text:p>
          </table:table-cell>
          <table:table-cell table:formula="of:=AVERAGE(['Ant Colony Optimization'.M$2:.M$1000])" office:value-type="float" office:value="1513.64285714286" calcext:value-type="float">
            <text:p>1513,64285714286</text:p>
          </table:table-cell>
          <table:table-cell table:formula="of:=AVERAGE(['Ant Colony Optimization'.N$2:.N$1000])" office:value-type="float" office:value="1383.92857142857" calcext:value-type="float">
            <text:p>1383,92857142857</text:p>
          </table:table-cell>
          <table:table-cell table:formula="of:=AVERAGE(['Ant Colony Optimization'.O$2:.O$1000])" office:value-type="float" office:value="1422.42857142857" calcext:value-type="float">
            <text:p>1422,42857142857</text:p>
          </table:table-cell>
          <table:table-cell table:formula="of:=AVERAGE(['Ant Colony Optimization'.P$2:.P$1000])" office:value-type="float" office:value="1413.57142857143" calcext:value-type="float">
            <text:p>1413,57142857143</text:p>
          </table:table-cell>
          <table:table-cell table:formula="of:=AVERAGE(['Ant Colony Optimization'.Q$2:.Q$1000])" office:value-type="float" office:value="1488.28571428571" calcext:value-type="float">
            <text:p>1488,28571428571</text:p>
          </table:table-cell>
          <table:table-cell table:formula="of:=AVERAGE(['Ant Colony Optimization'.R$2:.R$1000])" office:value-type="float" office:value="1555.57142857143" calcext:value-type="float">
            <text:p>1555,57142857143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3</text:p>
          </table:table-cell>
          <table:table-cell table:formula="of:=AVERAGE(['Ant Colony Optimization'.U$2:.U$1000])" office:value-type="float" office:value="2326.06451612903" calcext:value-type="float">
            <text:p>2326,06451612903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55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1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2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26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39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1</text:p>
          </table:table-cell>
          <table:table-cell table:formula="of:=AVERAGE(['Bees algorithm'.N2:.N1000])" office:value-type="float" office:value="1379.07142857143" calcext:value-type="float">
            <text:p>1379,07142857143</text:p>
          </table:table-cell>
          <table:table-cell table:formula="of:=AVERAGE(['Bees algorithm'.O2:.O1000])" office:value-type="float" office:value="1422.85714285714" calcext:value-type="float">
            <text:p>1422,85714285714</text:p>
          </table:table-cell>
          <table:table-cell table:formula="of:=AVERAGE(['Bees algorithm'.P2:.P1000])" office:value-type="float" office:value="1398.64285714286" calcext:value-type="float">
            <text:p>1398,64285714286</text:p>
          </table:table-cell>
          <table:table-cell table:formula="of:=AVERAGE(['Bees algorithm'.Q2:.Q1000])" office:value-type="float" office:value="1485.64285714286" calcext:value-type="float">
            <text:p>1485,64285714286</text:p>
          </table:table-cell>
          <table:table-cell table:formula="of:=AVERAGE(['Bees algorithm'.R2:.R1000])" office:value-type="float" office:value="1545.78571428571" calcext:value-type="float">
            <text:p>1545,78571428571</text:p>
          </table:table-cell>
          <table:table-cell table:formula="of:=AVERAGE(['Bees algorithm'.S2:.S1000])" office:value-type="float" office:value="1596.57142857143" calcext:value-type="float">
            <text:p>1596,57142857143</text:p>
          </table:table-cell>
          <table:table-cell table:formula="of:=AVERAGE(['Bees algorithm'.T2:.T1000])" office:value-type="float" office:value="1597.28571428571" calcext:value-type="float">
            <text:p>1597,28571428571</text:p>
          </table:table-cell>
          <table:table-cell table:formula="of:=AVERAGE(['Bees algorithm'.U2:.U1000])" office:value-type="float" office:value="2306.99193548387" calcext:value-type="float">
            <text:p>2306,99193548387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2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1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58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88</text:p>
          </table:table-cell>
          <table:table-cell table:formula="of:=AVERAGE([Genetic.B2:.B1000])" office:value-type="float" office:value="1360.33333333333" calcext:value-type="float">
            <text:p>1360,3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78</text:p>
          </table:table-cell>
          <table:table-cell table:formula="of:=AVERAGE([Genetic.E2:.E1000])" office:value-type="float" office:value="1244.16666666667" calcext:value-type="float">
            <text:p>1244,16666666667</text:p>
          </table:table-cell>
          <table:table-cell table:formula="of:=AVERAGE([Genetic.F2:.F1000])" office:value-type="float" office:value="1204.07142857143" calcext:value-type="float">
            <text:p>1204,07142857143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1</text:p>
          </table:table-cell>
          <table:table-cell table:formula="of:=AVERAGE([Genetic.J2:.J1000])" office:value-type="float" office:value="1121.64285714286" calcext:value-type="float">
            <text:p>1121,64285714286</text:p>
          </table:table-cell>
          <table:table-cell table:formula="of:=AVERAGE([Genetic.K2:.K1000])" office:value-type="float" office:value="1586.79411764706" calcext:value-type="float">
            <text:p>1586,79411764706</text:p>
          </table:table-cell>
          <table:table-cell table:formula="of:=AVERAGE([Genetic.L2:.L1000])" office:value-type="float" office:value="1680.28571428571" calcext:value-type="float">
            <text:p>1680,28571428571</text:p>
          </table:table-cell>
          <table:table-cell table:formula="of:=AVERAGE([Genetic.M2:.M1000])" office:value-type="float" office:value="1505.21428571429" calcext:value-type="float">
            <text:p>1505,21428571429</text:p>
          </table:table-cell>
          <table:table-cell table:formula="of:=AVERAGE([Genetic.N2:.N1000])" office:value-type="float" office:value="1396.64285714286" calcext:value-type="float">
            <text:p>1396,64285714286</text:p>
          </table:table-cell>
          <table:table-cell table:formula="of:=AVERAGE([Genetic.O2:.O1000])" office:value-type="float" office:value="1429.85714285714" calcext:value-type="float">
            <text:p>1429,85714285714</text:p>
          </table:table-cell>
          <table:table-cell table:formula="of:=AVERAGE([Genetic.P2:.P1000])" office:value-type="float" office:value="1410.71428571429" calcext:value-type="float">
            <text:p>1410,71428571429</text:p>
          </table:table-cell>
          <table:table-cell table:formula="of:=AVERAGE([Genetic.Q2:.Q1000])" office:value-type="float" office:value="1510.64285714286" calcext:value-type="float">
            <text:p>1510,64285714286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57</text:p>
          </table:table-cell>
          <table:table-cell table:formula="of:=AVERAGE([Genetic.T2:.T1000])" office:value-type="float" office:value="1609.28571428571" calcext:value-type="float">
            <text:p>1609,28571428571</text:p>
          </table:table-cell>
          <table:table-cell table:formula="of:=AVERAGE([Genetic.U2:.U1000])" office:value-type="float" office:value="2314.88235294118" calcext:value-type="float">
            <text:p>2314,88235294118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59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06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88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1</text:p>
          </table:table-cell>
          <table:table-cell table:formula="of:=AVERAGE([GRASP.B2:.B1000])" office:value-type="float" office:value="1359.83333333333" calcext:value-type="float">
            <text:p>1359,83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14</text:p>
          </table:table-cell>
          <table:table-cell table:formula="of:=AVERAGE([GRASP.I2:.I1000])" office:value-type="float" office:value="1237.28571428571" calcext:value-type="float">
            <text:p>1237,28571428571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77</text:p>
          </table:table-cell>
          <table:table-cell table:formula="of:=AVERAGE([GRASP.L2:.L1000])" office:value-type="float" office:value="1659.35714285714" calcext:value-type="float">
            <text:p>1659,35714285714</text:p>
          </table:table-cell>
          <table:table-cell table:formula="of:=AVERAGE([GRASP.M2:.M1000])" office:value-type="float" office:value="1513.92857142857" calcext:value-type="float">
            <text:p>1513,92857142857</text:p>
          </table:table-cell>
          <table:table-cell table:formula="of:=AVERAGE([GRASP.N2:.N1000])" office:value-type="float" office:value="1380.85714285714" calcext:value-type="float">
            <text:p>1380,85714285714</text:p>
          </table:table-cell>
          <table:table-cell table:formula="of:=AVERAGE([GRASP.O2:.O1000])" office:value-type="float" office:value="1421.35714285714" calcext:value-type="float">
            <text:p>1421,35714285714</text:p>
          </table:table-cell>
          <table:table-cell table:formula="of:=AVERAGE([GRASP.P2:.P1000])" office:value-type="float" office:value="1407.78571428571" calcext:value-type="float">
            <text:p>1407,78571428571</text:p>
          </table:table-cell>
          <table:table-cell table:formula="of:=AVERAGE([GRASP.Q2:.Q1000])" office:value-type="float" office:value="1487.92857142857" calcext:value-type="float">
            <text:p>1487,92857142857</text:p>
          </table:table-cell>
          <table:table-cell table:formula="of:=AVERAGE([GRASP.R2:.R1000])" office:value-type="float" office:value="1567.64285714286" calcext:value-type="float">
            <text:p>1567,64285714286</text:p>
          </table:table-cell>
          <table:table-cell table:formula="of:=AVERAGE([GRASP.S2:.S1000])" office:value-type="float" office:value="1603.28571428571" calcext:value-type="float">
            <text:p>1603,28571428571</text:p>
          </table:table-cell>
          <table:table-cell table:formula="of:=AVERAGE([GRASP.T2:.T1000])" office:value-type="float" office:value="1606.21428571429" calcext:value-type="float">
            <text:p>1606,21428571429</text:p>
          </table:table-cell>
          <table:table-cell table:formula="of:=AVERAGE([GRASP.U2:.U1000])" office:value-type="float" office:value="2310.06451612903" calcext:value-type="float">
            <text:p>2310,06451612903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1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39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2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78</text:p>
          </table:table-cell>
          <table:table-cell table:formula="of:=AVERAGE([ILS.E2:.E1000])" office:value-type="float" office:value="1238.61111111111" calcext:value-type="float">
            <text:p>1238,61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55</text:p>
          </table:table-cell>
          <table:table-cell table:formula="of:=AVERAGE([ILS.L2:.L1000])" office:value-type="float" office:value="1670.64285714286" calcext:value-type="float">
            <text:p>1670,64285714286</text:p>
          </table:table-cell>
          <table:table-cell table:formula="of:=AVERAGE([ILS.M2:.M1000])" office:value-type="float" office:value="1507.07142857143" calcext:value-type="float">
            <text:p>1507,07142857143</text:p>
          </table:table-cell>
          <table:table-cell table:formula="of:=AVERAGE([ILS.N2:.N1000])" office:value-type="float" office:value="1379.85714285714" calcext:value-type="float">
            <text:p>1379,85714285714</text:p>
          </table:table-cell>
          <table:table-cell table:formula="of:=AVERAGE([ILS.O2:.O1000])" office:value-type="float" office:value="1420.42857142857" calcext:value-type="float">
            <text:p>1420,42857142857</text:p>
          </table:table-cell>
          <table:table-cell table:formula="of:=AVERAGE([ILS.P2:.P1000])" office:value-type="float" office:value="1402.21428571429" calcext:value-type="float">
            <text:p>1402,21428571429</text:p>
          </table:table-cell>
          <table:table-cell table:formula="of:=AVERAGE([ILS.Q2:.Q1000])" office:value-type="float" office:value="1485.42857142857" calcext:value-type="float">
            <text:p>1485,42857142857</text:p>
          </table:table-cell>
          <table:table-cell table:formula="of:=AVERAGE([ILS.R2:.R1000])" office:value-type="float" office:value="1551.42857142857" calcext:value-type="float">
            <text:p>1551,42857142857</text:p>
          </table:table-cell>
          <table:table-cell table:formula="of:=AVERAGE([ILS.S2:.S1000])" office:value-type="float" office:value="1603.42857142857" calcext:value-type="float">
            <text:p>1603,42857142857</text:p>
          </table:table-cell>
          <table:table-cell table:formula="of:=AVERAGE([ILS.T2:.T1000])" office:value-type="float" office:value="1604.14285714286" calcext:value-type="float">
            <text:p>1604,14285714286</text:p>
          </table:table-cell>
          <table:table-cell table:formula="of:=AVERAGE([ILS.U2:.U1000])" office:value-type="float" office:value="2310.96774193548" calcext:value-type="float">
            <text:p>2310,96774193548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2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03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29</text:p>
          </table:table-cell>
          <table:table-cell table:formula="of:=AVERAGE([Memetic.O2:.O1000])" office:value-type="float" office:value="1419.64285714286" calcext:value-type="float">
            <text:p>1419,64285714286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86</text:p>
          </table:table-cell>
          <table:table-cell table:formula="of:=AVERAGE([Memetic.S2:.S1000])" office:value-type="float" office:value="1593.07142857143" calcext:value-type="float">
            <text:p>1593,07142857143</text:p>
          </table:table-cell>
          <table:table-cell table:formula="of:=AVERAGE([Memetic.T2:.T1000])" office:value-type="float" office:value="1593.35714285714" calcext:value-type="float">
            <text:p>1593,35714285714</text:p>
          </table:table-cell>
          <table:table-cell table:formula="of:=AVERAGE([Memetic.U2:.U1000])" office:value-type="float" office:value="2299.16935483871" calcext:value-type="float">
            <text:p>2299,16935483871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29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48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16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06</text:p>
          </table:table-cell>
          <table:table-cell table:formula="of:=AVERAGE(['Simulated Annealing'.B2:.B1000])" office:value-type="float" office:value="1359.44444444444" calcext:value-type="float">
            <text:p>1359,44444444444</text:p>
          </table:table-cell>
          <table:table-cell table:formula="of:=AVERAGE(['Simulated Annealing'.C2:.C1000])" office:value-type="float" office:value="1094.05555555556" calcext:value-type="float">
            <text:p>1094,05555555556</text:p>
          </table:table-cell>
          <table:table-cell table:formula="of:=AVERAGE(['Simulated Annealing'.D2:.D1000])" office:value-type="float" office:value="1308.11111111111" calcext:value-type="float">
            <text:p>1308,11111111111</text:p>
          </table:table-cell>
          <table:table-cell table:formula="of:=AVERAGE(['Simulated Annealing'.E2:.E1000])" office:value-type="float" office:value="1249.33333333333" calcext:value-type="float">
            <text:p>1249,33333333333</text:p>
          </table:table-cell>
          <table:table-cell table:formula="of:=AVERAGE(['Simulated Annealing'.F2:.F1000])" office:value-type="float" office:value="1207.21428571429" calcext:value-type="float">
            <text:p>1207,21428571429</text:p>
          </table:table-cell>
          <table:table-cell table:formula="of:=AVERAGE(['Simulated Annealing'.G2:.G1000])" office:value-type="float" office:value="1242.21428571429" calcext:value-type="float">
            <text:p>1242,21428571429</text:p>
          </table:table-cell>
          <table:table-cell table:formula="of:=AVERAGE(['Simulated Annealing'.H2:.H1000])" office:value-type="float" office:value="1208.78571428571" calcext:value-type="float">
            <text:p>1208,78571428571</text:p>
          </table:table-cell>
          <table:table-cell table:formula="of:=AVERAGE(['Simulated Annealing'.I2:.I1000])" office:value-type="float" office:value="1246.92857142857" calcext:value-type="float">
            <text:p>1246,92857142857</text:p>
          </table:table-cell>
          <table:table-cell table:formula="of:=AVERAGE(['Simulated Annealing'.J2:.J1000])" office:value-type="float" office:value="1117.28571428571" calcext:value-type="float">
            <text:p>1117,28571428571</text:p>
          </table:table-cell>
          <table:table-cell table:formula="of:=AVERAGE(['Simulated Annealing'.K2:.K1000])" office:value-type="float" office:value="1601.57258064516" calcext:value-type="float">
            <text:p>1601,57258064516</text:p>
          </table:table-cell>
          <table:table-cell table:formula="of:=AVERAGE(['Simulated Annealing'.L2:.L1000])" office:value-type="float" office:value="1691.71428571429" calcext:value-type="float">
            <text:p>1691,71428571429</text:p>
          </table:table-cell>
          <table:table-cell table:formula="of:=AVERAGE(['Simulated Annealing'.M2:.M1000])" office:value-type="float" office:value="1524.14285714286" calcext:value-type="float">
            <text:p>1524,14285714286</text:p>
          </table:table-cell>
          <table:table-cell table:formula="of:=AVERAGE(['Simulated Annealing'.N2:.N1000])" office:value-type="float" office:value="1394.92857142857" calcext:value-type="float">
            <text:p>1394,92857142857</text:p>
          </table:table-cell>
          <table:table-cell table:formula="of:=AVERAGE(['Simulated Annealing'.O2:.O1000])" office:value-type="float" office:value="1438.28571428571" calcext:value-type="float">
            <text:p>1438,28571428571</text:p>
          </table:table-cell>
          <table:table-cell table:formula="of:=AVERAGE(['Simulated Annealing'.P2:.P1000])" office:value-type="float" office:value="1422.57142857143" calcext:value-type="float">
            <text:p>1422,57142857143</text:p>
          </table:table-cell>
          <table:table-cell table:formula="of:=AVERAGE(['Simulated Annealing'.Q2:.Q1000])" office:value-type="float" office:value="1505.35714285714" calcext:value-type="float">
            <text:p>1505,35714285714</text:p>
          </table:table-cell>
          <table:table-cell table:formula="of:=AVERAGE(['Simulated Annealing'.R2:.R1000])" office:value-type="float" office:value="1566.92857142857" calcext:value-type="float">
            <text:p>1566,92857142857</text:p>
          </table:table-cell>
          <table:table-cell table:formula="of:=AVERAGE(['Simulated Annealing'.S2:.S1000])" office:value-type="float" office:value="1616.78571428571" calcext:value-type="float">
            <text:p>1616,78571428571</text:p>
          </table:table-cell>
          <table:table-cell table:formula="of:=AVERAGE(['Simulated Annealing'.T2:.T1000])" office:value-type="float" office:value="1620.92857142857" calcext:value-type="float">
            <text:p>1620,92857142857</text:p>
          </table:table-cell>
          <table:table-cell table:formula="of:=AVERAGE(['Simulated Annealing'.U2:.U1000])" office:value-type="float" office:value="2340.91935483871" calcext:value-type="float">
            <text:p>2340,91935483871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39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58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095</text:p>
          </table:table-cell>
          <table:table-cell table:formula="of:=AVERAGE(['Wolf Pack Algorithm'.L2:.L1000])" office:value-type="float" office:value="1662.21428571429" calcext:value-type="float">
            <text:p>1662,21428571429</text:p>
          </table:table-cell>
          <table:table-cell table:formula="of:=AVERAGE(['Wolf Pack Algorithm'.M2:.M1000])" office:value-type="float" office:value="1502.78571428571" calcext:value-type="float">
            <text:p>1502,78571428571</text:p>
          </table:table-cell>
          <table:table-cell table:formula="of:=AVERAGE(['Wolf Pack Algorithm'.N2:.N1000])" office:value-type="float" office:value="1378.64285714286" calcext:value-type="float">
            <text:p>1378,64285714286</text:p>
          </table:table-cell>
          <table:table-cell table:formula="of:=AVERAGE(['Wolf Pack Algorithm'.O2:.O1000])" office:value-type="float" office:value="1420.78571428571" calcext:value-type="float">
            <text:p>1420,78571428571</text:p>
          </table:table-cell>
          <table:table-cell table:formula="of:=AVERAGE(['Wolf Pack Algorithm'.P2:.P1000])" office:value-type="float" office:value="1397.64285714286" calcext:value-type="float">
            <text:p>1397,64285714286</text:p>
          </table:table-cell>
          <table:table-cell table:formula="of:=AVERAGE(['Wolf Pack Algorithm'.Q2:.Q1000])" office:value-type="float" office:value="1484.28571428571" calcext:value-type="float">
            <text:p>1484,28571428571</text:p>
          </table:table-cell>
          <table:table-cell table:formula="of:=AVERAGE(['Wolf Pack Algorithm'.R2:.R1000])" office:value-type="float" office:value="1544.42857142857" calcext:value-type="float">
            <text:p>1544,42857142857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29</text:p>
          </table:table-cell>
          <table:table-cell table:formula="of:=AVERAGE(['Wolf Pack Algorithm'.U2:.U1000])" office:value-type="float" office:value="2302.21428571429" calcext:value-type="float">
            <text:p>2302,21428571429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</table:table-row>
      </table:table>
      <table:table table:name="Ecarts" table:style-name="ta1">
        <table:shapes>
          <draw:frame draw:z-index="0" draw:style-name="gr1" draw:text-style-name="P1" svg:width="159.91mm" svg:height="90.01mm" svg:x="343.5mm" svg:y="57.44mm">
            <loext:p draw:notify-on-update-of-ranges="Ecarts.A3:Ecarts.A3 Ecarts.BK3:Ecarts.BK3 Ecarts.A4:Ecarts.A4 Ecarts.BK4:Ecarts.BK4 Ecarts.A5:Ecarts.A5 Ecarts.BK5:Ecarts.BK5 Ecarts.A6:Ecarts.A6 Ecarts.BK6:Ecarts.BK6 Ecarts.A7:Ecarts.A7 Ecarts.BK7:Ecarts.BK7 Ecarts.A8:Ecarts.A8 Ecarts.BK8:Ecarts.BK8 Ecarts.A9:Ecarts.A9 Ecarts.BK9:Ecarts.BK9 Ecarts.A10:Ecarts.A10 Ecarts.BK10:Ecarts.BK10 Ecarts.A11:Ecarts.A11 Ecarts.BK11:Ecarts.BK11 Ecarts.A12:Ecarts.A12 Ecarts.BK12:Ecarts.BK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33.67mm" svg:height="151.27mm" svg:x="1.11mm" svg:y="55.31mm">
            <loext:p draw:notify-on-update-of-ranges="Ecarts.A3:Ecarts.A3 Ecarts.A4:Ecarts.A4 Ecarts.A5:Ecarts.A5 Ecarts.A6:Ecarts.A6 Ecarts.A7:Ecarts.A7 Ecarts.A8:Ecarts.A8 Ecarts.A9:Ecarts.A9 Ecarts.A10:Ecarts.A10 Ecarts.A11:Ecarts.A11 Ecarts.A12:Ecarts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mm" svg:y="219mm">
            <loext:p draw:notify-on-update-of-ranges="Ecarts.A3:Ecarts.A3 Ecarts.BM3:Ecarts.BM3 Ecarts.A4:Ecarts.A4 Ecarts.BM4:Ecarts.BM4 Ecarts.A5:Ecarts.A5 Ecarts.BM5:Ecarts.BM5 Ecarts.A6:Ecarts.A6 Ecarts.BM6:Ecarts.BM6 Ecarts.A7:Ecarts.A7 Ecarts.BM7:Ecarts.BM7 Ecarts.A8:Ecarts.A8 Ecarts.BM8:Ecarts.BM8 Ecarts.A9:Ecarts.A9 Ecarts.BM9:Ecarts.BM9 Ecarts.A10:Ecarts.A10 Ecarts.BM10:Ecarts.BM10 Ecarts.A11:Ecarts.A11 Ecarts.BM11:Ecarts.BM11 Ecarts.A12:Ecarts.A12 Ecarts.BM12:Ecarts.BM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08mm" svg:y="218.87mm">
            <loext:p draw:notify-on-update-of-ranges="Ecarts.A3:Ecarts.A3 Ecarts.BN3:Ecarts.BN3 Ecarts.A4:Ecarts.A4 Ecarts.BN4:Ecarts.BN4 Ecarts.A5:Ecarts.A5 Ecarts.BN5:Ecarts.BN5 Ecarts.A6:Ecarts.A6 Ecarts.BN6:Ecarts.BN6 Ecarts.A7:Ecarts.A7 Ecarts.BN7:Ecarts.BN7 Ecarts.A8:Ecarts.A8 Ecarts.BN8:Ecarts.BN8 Ecarts.A9:Ecarts.A9 Ecarts.BN9:Ecarts.BN9 Ecarts.A10:Ecarts.A10 Ecarts.BN10:Ecarts.BN10 Ecarts.A11:Ecarts.A11 Ecarts.BN11:Ecarts.BN11 Ecarts.A12:Ecarts.A12 Ecarts.BN12:Ecarts.B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3mm" svg:height="89.75mm" svg:x="337.87mm" svg:y="219.28mm">
            <loext:p draw:notify-on-update-of-ranges="Ecarts.A3:Ecarts.A3 Ecarts.BO3:Ecarts.BO3 Ecarts.A4:Ecarts.A4 Ecarts.BO4:Ecarts.BO4 Ecarts.A5:Ecarts.A5 Ecarts.BO5:Ecarts.BO5 Ecarts.A6:Ecarts.A6 Ecarts.BO6:Ecarts.BO6 Ecarts.A7:Ecarts.A7 Ecarts.BO7:Ecarts.BO7 Ecarts.A8:Ecarts.A8 Ecarts.BO8:Ecarts.BO8 Ecarts.A9:Ecarts.A9 Ecarts.BO9:Ecarts.BO9 Ecarts.A10:Ecarts.A10 Ecarts.BO10:Ecarts.BO10 Ecarts.A11:Ecarts.A11 Ecarts.BO11:Ecarts.BO11 Ecarts.A12:Ecarts.A12 Ecarts.BO12:Ecarts.BO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3mm" svg:height="89.75mm" svg:x="3.88mm" svg:y="318.62mm">
            <loext:p draw:notify-on-update-of-ranges="Ecarts.A3:Ecarts.A3 Ecarts.BP3:Ecarts.BP3 Ecarts.A4:Ecarts.A4 Ecarts.BP4:Ecarts.BP4 Ecarts.A5:Ecarts.A5 Ecarts.BP5:Ecarts.BP5 Ecarts.A6:Ecarts.A6 Ecarts.BP6:Ecarts.BP6 Ecarts.A7:Ecarts.A7 Ecarts.BP7:Ecarts.BP7 Ecarts.A8:Ecarts.A8 Ecarts.BP8:Ecarts.BP8 Ecarts.A9:Ecarts.A9 Ecarts.BP9:Ecarts.BP9 Ecarts.A10:Ecarts.A10 Ecarts.BP10:Ecarts.BP10 Ecarts.A11:Ecarts.A11 Ecarts.BP11:Ecarts.BP11 Ecarts.A12:Ecarts.A12 Ecarts.BP12:Ecarts.BP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3mm" svg:height="89.74mm" svg:x="170.46mm" svg:y="319.75mm">
            <loext:p draw:notify-on-update-of-ranges="Ecarts.A3:Ecarts.A3 Ecarts.BQ3:Ecarts.BQ3 Ecarts.A4:Ecarts.A4 Ecarts.BQ4:Ecarts.BQ4 Ecarts.A5:Ecarts.A5 Ecarts.BQ5:Ecarts.BQ5 Ecarts.A6:Ecarts.A6 Ecarts.BQ6:Ecarts.BQ6 Ecarts.A7:Ecarts.A7 Ecarts.BQ7:Ecarts.BQ7 Ecarts.A8:Ecarts.A8 Ecarts.BQ8:Ecarts.BQ8 Ecarts.A9:Ecarts.A9 Ecarts.BQ9:Ecarts.BQ9 Ecarts.A10:Ecarts.A10 Ecarts.BQ10:Ecarts.BQ10 Ecarts.A11:Ecarts.A11 Ecarts.BQ11:Ecarts.BQ11 Ecarts.A12:Ecarts.A12 Ecarts.BQ12:Ecarts.BQ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3mm" svg:height="89.74mm" svg:x="337.59mm" svg:y="318.62mm">
            <loext:p draw:notify-on-update-of-ranges="Ecarts.A3:Ecarts.A3 Ecarts.BR3:Ecarts.BR3 Ecarts.A4:Ecarts.A4 Ecarts.BR4:Ecarts.BR4 Ecarts.A5:Ecarts.A5 Ecarts.BR5:Ecarts.BR5 Ecarts.A6:Ecarts.A6 Ecarts.BR6:Ecarts.BR6 Ecarts.A7:Ecarts.A7 Ecarts.BR7:Ecarts.BR7 Ecarts.A8:Ecarts.A8 Ecarts.BR8:Ecarts.BR8 Ecarts.A9:Ecarts.A9 Ecarts.BR9:Ecarts.BR9 Ecarts.A10:Ecarts.A10 Ecarts.BR10:Ecarts.BR10 Ecarts.A11:Ecarts.A11 Ecarts.BR11:Ecarts.BR11 Ecarts.A12:Ecarts.A12 Ecarts.BR12:Ecarts.BR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60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2" table:number-columns-repeated="2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22.txt" calcext:value-type="string">
            <text:p>instances/tai22.txt</text:p>
          </table:table-cell>
          <table:table-cell table:style-name="Default" table:formula="of:=[Moyennes.X1]" office:value-type="string" office:string-value="instances/tai23.txt" calcext:value-type="string">
            <text:p>instances/tai23.txt</text:p>
          </table:table-cell>
          <table:table-cell table:style-name="Default" table:formula="of:=[Moyennes.Y1]" office:value-type="string" office:string-value="instances/tai24.txt" calcext:value-type="string">
            <text:p>instances/tai24.txt</text:p>
          </table:table-cell>
          <table:table-cell table:style-name="Default" table:formula="of:=[Moyennes.Z1]" office:value-type="string" office:string-value="instances/tai25.txt" calcext:value-type="string">
            <text:p>instances/tai25.txt</text:p>
          </table:table-cell>
          <table:table-cell table:style-name="Default" table:formula="of:=[Moyennes.AA1]" office:value-type="string" office:string-value="instances/tai26.txt" calcext:value-type="string">
            <text:p>instances/tai26.txt</text:p>
          </table:table-cell>
          <table:table-cell table:style-name="Default" table:formula="of:=[Moyennes.AB1]" office:value-type="string" office:string-value="instances/tai27.txt" calcext:value-type="string">
            <text:p>instances/tai27.txt</text:p>
          </table:table-cell>
          <table:table-cell table:style-name="Default" table:formula="of:=[Moyennes.AC1]" office:value-type="string" office:string-value="instances/tai28.txt" calcext:value-type="string">
            <text:p>instances/tai28.txt</text:p>
          </table:table-cell>
          <table:table-cell table:style-name="Default" table:formula="of:=[Moyennes.AD1]" office:value-type="string" office:string-value="instances/tai29.txt" calcext:value-type="string">
            <text:p>instances/tai29.txt</text:p>
          </table:table-cell>
          <table:table-cell table:style-name="Default" table:formula="of:=[Moyennes.AE1]" office:value-type="string" office:string-value="instances/tai30.txt" calcext:value-type="string">
            <text:p>instances/tai30.txt</text:p>
          </table:table-cell>
          <table:table-cell table:style-name="Default" table:formula="of:=[Moyennes.AF1]" office:value-type="string" office:string-value="instances/tai31.txt" calcext:value-type="string">
            <text:p>instances/tai31.txt</text:p>
          </table:table-cell>
          <table:table-cell table:style-name="Default" table:formula="of:=[Moyennes.AG1]" office:value-type="string" office:string-value="instances/tai32.txt" calcext:value-type="string">
            <text:p>instances/tai32.txt</text:p>
          </table:table-cell>
          <table:table-cell table:style-name="Default" table:formula="of:=[Moyennes.AH1]" office:value-type="string" office:string-value="instances/tai33.txt" calcext:value-type="string">
            <text:p>instances/tai33.txt</text:p>
          </table:table-cell>
          <table:table-cell table:style-name="Default" table:formula="of:=[Moyennes.AI1]" office:value-type="string" office:string-value="instances/tai34.txt" calcext:value-type="string">
            <text:p>instances/tai34.txt</text:p>
          </table:table-cell>
          <table:table-cell table:style-name="Default" table:formula="of:=[Moyennes.AJ1]" office:value-type="string" office:string-value="instances/tai35.txt" calcext:value-type="string">
            <text:p>instances/tai35.txt</text:p>
          </table:table-cell>
          <table:table-cell table:style-name="Default" table:formula="of:=[Moyennes.AK1]" office:value-type="string" office:string-value="instances/tai36.txt" calcext:value-type="string">
            <text:p>instances/tai36.txt</text:p>
          </table:table-cell>
          <table:table-cell table:style-name="Default" table:formula="of:=[Moyennes.AL1]" office:value-type="string" office:string-value="instances/tai37.txt" calcext:value-type="string">
            <text:p>instances/tai37.txt</text:p>
          </table:table-cell>
          <table:table-cell table:style-name="Default" table:formula="of:=[Moyennes.AM1]" office:value-type="string" office:string-value="instances/tai38.txt" calcext:value-type="string">
            <text:p>instances/tai38.txt</text:p>
          </table:table-cell>
          <table:table-cell table:style-name="Default" table:formula="of:=[Moyennes.AN1]" office:value-type="string" office:string-value="instances/tai39.txt" calcext:value-type="string">
            <text:p>instances/tai39.txt</text:p>
          </table:table-cell>
          <table:table-cell table:style-name="Default" table:formula="of:=[Moyennes.AO1]" office:value-type="string" office:string-value="instances/tai40.txt" calcext:value-type="string">
            <text:p>instances/tai40.txt</text:p>
          </table:table-cell>
          <table:table-cell table:style-name="Default" table:formula="of:=[Moyennes.AP1]" office:value-type="string" office:string-value="instances/tai41.txt" calcext:value-type="string">
            <text:p>instances/tai41.txt</text:p>
          </table:table-cell>
          <table:table-cell table:style-name="Default" table:formula="of:=[Moyennes.AQ1]" office:value-type="string" office:string-value="instances/tai42.txt" calcext:value-type="string">
            <text:p>instances/tai42.txt</text:p>
          </table:table-cell>
          <table:table-cell table:style-name="Default" table:formula="of:=[Moyennes.AR1]" office:value-type="string" office:string-value="instances/tai43.txt" calcext:value-type="string">
            <text:p>instances/tai43.txt</text:p>
          </table:table-cell>
          <table:table-cell table:style-name="Default" table:formula="of:=[Moyennes.AS1]" office:value-type="string" office:string-value="instances/tai44.txt" calcext:value-type="string">
            <text:p>instances/tai44.txt</text:p>
          </table:table-cell>
          <table:table-cell table:style-name="Default" table:formula="of:=[Moyennes.AT1]" office:value-type="string" office:string-value="instances/tai45.txt" calcext:value-type="string">
            <text:p>instances/tai45.txt</text:p>
          </table:table-cell>
          <table:table-cell table:style-name="Default" table:formula="of:=[Moyennes.AU1]" office:value-type="string" office:string-value="instances/tai46.txt" calcext:value-type="string">
            <text:p>instances/tai46.txt</text:p>
          </table:table-cell>
          <table:table-cell table:style-name="Default" table:formula="of:=[Moyennes.AV1]" office:value-type="string" office:string-value="instances/tai47.txt" calcext:value-type="string">
            <text:p>instances/tai47.txt</text:p>
          </table:table-cell>
          <table:table-cell table:style-name="Default" table:formula="of:=[Moyennes.AW1]" office:value-type="string" office:string-value="instances/tai48.txt" calcext:value-type="string">
            <text:p>instances/tai48.txt</text:p>
          </table:table-cell>
          <table:table-cell table:style-name="Default" table:formula="of:=[Moyennes.AX1]" office:value-type="string" office:string-value="instances/tai49.txt" calcext:value-type="string">
            <text:p>instances/tai49.txt</text:p>
          </table:table-cell>
          <table:table-cell table:style-name="Default" table:formula="of:=[Moyennes.AY1]" office:value-type="string" office:string-value="instances/tai50.txt" calcext:value-type="string">
            <text:p>instances/tai50.txt</text:p>
          </table:table-cell>
          <table:table-cell table:style-name="Default" table:formula="of:=[Moyennes.AZ1]" office:value-type="string" office:string-value="instances/tai51.txt" calcext:value-type="string">
            <text:p>instances/tai51.txt</text:p>
          </table:table-cell>
          <table:table-cell table:style-name="Default" table:formula="of:=[Moyennes.BA1]" office:value-type="string" office:string-value="instances/tai52.txt" calcext:value-type="string">
            <text:p>instances/tai52.txt</text:p>
          </table:table-cell>
          <table:table-cell table:style-name="Default" table:formula="of:=[Moyennes.BB1]" office:value-type="string" office:string-value="instances/tai53.txt" calcext:value-type="string">
            <text:p>instances/tai53.txt</text:p>
          </table:table-cell>
          <table:table-cell table:style-name="Default" table:formula="of:=[Moyennes.BC1]" office:value-type="string" office:string-value="instances/tai54.txt" calcext:value-type="string">
            <text:p>instances/tai54.txt</text:p>
          </table:table-cell>
          <table:table-cell table:style-name="Default" table:formula="of:=[Moyennes.BD1]" office:value-type="string" office:string-value="instances/tai55.txt" calcext:value-type="string">
            <text:p>instances/tai55.txt</text:p>
          </table:table-cell>
          <table:table-cell table:style-name="Default" table:formula="of:=[Moyennes.BE1]" office:value-type="string" office:string-value="instances/tai56.txt" calcext:value-type="string">
            <text:p>instances/tai56.txt</text:p>
          </table:table-cell>
          <table:table-cell table:style-name="Default" table:formula="of:=[Moyennes.BF1]" office:value-type="string" office:string-value="instances/tai57.txt" calcext:value-type="string">
            <text:p>instances/tai57.txt</text:p>
          </table:table-cell>
          <table:table-cell table:style-name="Default" table:formula="of:=[Moyennes.BG1]" office:value-type="string" office:string-value="instances/tai58.txt" calcext:value-type="string">
            <text:p>instances/tai58.txt</text:p>
          </table:table-cell>
          <table:table-cell table:style-name="Default" table:formula="of:=[Moyennes.BH1]" office:value-type="string" office:string-value="instances/tai59.txt" calcext:value-type="string">
            <text:p>instances/tai59.txt</text:p>
          </table:table-cell>
          <table:table-cell table:style-name="Default" table:formula="of:=[Moyennes.BI1]" office:value-type="string" office:string-value="instances/tai60.txt" calcext:value-type="string">
            <text:p>instances/tai60.txt</text:p>
          </table:table-cell>
          <table:table-cell table:style-name="Default"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Default" office:value-type="string" calcext:value-type="string">
            <text:p>MOYENNE 20x5</text:p>
          </table:table-cell>
          <table:table-cell table:style-name="Default" office:value-type="string" calcext:value-type="string">
            <text:p>MOYENNE 20x10</text:p>
          </table:table-cell>
          <table:table-cell table:style-name="Default" office:value-type="string" calcext:value-type="string">
            <text:p>MOYENNE 20x20</text:p>
          </table:table-cell>
          <table:table-cell table:style-name="Default" office:value-type="string" calcext:value-type="string">
            <text:p>MOYENNE 50x5</text:p>
          </table:table-cell>
          <table:table-cell table:style-name="Default" office:value-type="string" calcext:value-type="string">
            <text:p>MOYENNE 50x10</text:p>
          </table:table-cell>
          <table:table-cell table:style-name="Default" office:value-type="string" calcext:value-type="string">
            <text:p>MOYENNE 50x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1.03620771796093" calcext:value-type="float">
            <text:p>1,0362077180</text:p>
          </table:table-cell>
          <table:table-cell table:formula="of:=100*([Moyennes.X2]-[.X$2])/[.X$2]" office:value-type="float" office:value="1.38650042992261" calcext:value-type="float">
            <text:p>1,3865004299</text:p>
          </table:table-cell>
          <table:table-cell table:formula="of:=100*([Moyennes.Y2]-[.Y$2])/[.Y$2]" office:value-type="float" office:value="0.573549257759784" calcext:value-type="float">
            <text:p>0,5735492578</text:p>
          </table:table-cell>
          <table:table-cell table:formula="of:=100*([Moyennes.Z2]-[.Z$2])/[.Z$2]" office:value-type="float" office:value="1.1348756001746" calcext:value-type="float">
            <text:p>1,1348756002</text:p>
          </table:table-cell>
          <table:table-cell table:formula="of:=100*([Moyennes.AA2]-[.AA$2])/[.AA$2]" office:value-type="float" office:value="0.494159928122192" calcext:value-type="float">
            <text:p>0,4941599281</text:p>
          </table:table-cell>
          <table:table-cell table:formula="of:=100*([Moyennes.AB2]-[.AB$2])/[.AB$2]" office:value-type="float" office:value="1.03387593488781" calcext:value-type="float">
            <text:p>1,0338759349</text:p>
          </table:table-cell>
          <table:table-cell table:formula="of:=100*([Moyennes.AC2]-[.AC$2])/[.AC$2]" office:value-type="float" office:value="0.863636363636364" calcext:value-type="float">
            <text:p>0,8636363636</text:p>
          </table:table-cell>
          <table:table-cell table:formula="of:=100*([Moyennes.AD2]-[.AD$2])/[.AD$2]" office:value-type="float" office:value="0.75994635672776" calcext:value-type="float">
            <text:p>0,7599463567</text:p>
          </table:table-cell>
          <table:table-cell table:formula="of:=100*([Moyennes.AE2]-[.AE$2])/[.AE$2]" office:value-type="float" office:value="0.803489439853076" calcext:value-type="float">
            <text:p>0,8034894399</text:p>
          </table:table-cell>
          <table:table-cell table:formula="of:=100*([Moyennes.AF2]-[.AF$2])/[.AF$2]" office:value-type="float" office:value="0.177928568045092" calcext:value-type="float">
            <text:p>0,1779285680</text:p>
          </table:table-cell>
          <table:table-cell table:formula="of:=100*([Moyennes.AG2]-[.AG$2])/[.AG$2]" office:value-type="float" office:value="0.31757233592096" calcext:value-type="float">
            <text:p>0,3175723359</text:p>
          </table:table-cell>
          <table:table-cell table:formula="of:=100*([Moyennes.AH2]-[.AH$2])/[.AH$2]" office:value-type="float" office:value="0.553223960320488" calcext:value-type="float">
            <text:p>0,5532239603</text:p>
          </table:table-cell>
          <table:table-cell table:formula="of:=100*([Moyennes.AI2]-[.AI$2])/[.AI$2]" office:value-type="float" office:value="0.527081061432206" calcext:value-type="float">
            <text:p>0,5270810614</text:p>
          </table:table-cell>
          <table:table-cell table:formula="of:=100*([Moyennes.AJ2]-[.AJ$2])/[.AJ$2]" office:value-type="float" office:value="0.122249388753056" calcext:value-type="float">
            <text:p>0,1222493888</text:p>
          </table:table-cell>
          <table:table-cell table:formula="of:=100*([Moyennes.AK2]-[.AK$2])/[.AK$2]" office:value-type="float" office:value="0.203252032520325" calcext:value-type="float">
            <text:p>0,2032520325</text:p>
          </table:table-cell>
          <table:table-cell table:formula="of:=100*([Moyennes.AL2]-[.AL$2])/[.AL$2]" office:value-type="float" office:value="0.779816513761468" calcext:value-type="float">
            <text:p>0,7798165138</text:p>
          </table:table-cell>
          <table:table-cell table:formula="of:=100*([Moyennes.AM2]-[.AM$2])/[.AM$2]" office:value-type="float" office:value="0.875885203130824" calcext:value-type="float">
            <text:p>0,8758852031</text:p>
          </table:table-cell>
          <table:table-cell table:formula="of:=100*([Moyennes.AN2]-[.AN$2])/[.AN$2]" office:value-type="float" office:value="0.940438871473354" calcext:value-type="float">
            <text:p>0,9404388715</text:p>
          </table:table-cell>
          <table:table-cell table:formula="of:=100*([Moyennes.AO2]-[.AO$2])/[.AO$2]" office:value-type="float" office:value="0.224658519051042" calcext:value-type="float">
            <text:p>0,2246585191</text:p>
          </table:table-cell>
          <table:table-cell table:formula="of:=100*([Moyennes.AP2]-[.AP$2])/[.AP$2]" office:value-type="float" office:value="4.71791719243752" calcext:value-type="float">
            <text:p>4,7179171924</text:p>
          </table:table-cell>
          <table:table-cell table:formula="of:=100*([Moyennes.AQ2]-[.AQ$2])/[.AQ$2]" office:value-type="float" office:value="4.85699337286362" calcext:value-type="float">
            <text:p>4,8569933729</text:p>
          </table:table-cell>
          <table:table-cell table:formula="of:=100*([Moyennes.AR2]-[.AR$2])/[.AR$2]" office:value-type="float" office:value="4.88728425501937" calcext:value-type="float">
            <text:p>4,8872842550</text:p>
          </table:table-cell>
          <table:table-cell table:formula="of:=100*([Moyennes.AS2]-[.AS$2])/[.AS$2]" office:value-type="float" office:value="2.45674175644793" calcext:value-type="float">
            <text:p>2,4567417564</text:p>
          </table:table-cell>
          <table:table-cell table:formula="of:=100*([Moyennes.AT2]-[.AT$2])/[.AT$2]" office:value-type="float" office:value="5.02352150537634" calcext:value-type="float">
            <text:p>5,0235215054</text:p>
          </table:table-cell>
          <table:table-cell table:formula="of:=100*([Moyennes.AU2]-[.AU$2])/[.AU$2]" office:value-type="float" office:value="3.95043246839654" calcext:value-type="float">
            <text:p>3,9504324684</text:p>
          </table:table-cell>
          <table:table-cell table:formula="of:=100*([Moyennes.AV2]-[.AV$2])/[.AV$2]" office:value-type="float" office:value="3.99288716456515" calcext:value-type="float">
            <text:p>3,9928871646</text:p>
          </table:table-cell>
          <table:table-cell table:formula="of:=100*([Moyennes.AW2]-[.AW$2])/[.AW$2]" office:value-type="float" office:value="2.78235100428054" calcext:value-type="float">
            <text:p>2,7823510043</text:p>
          </table:table-cell>
          <table:table-cell table:formula="of:=100*([Moyennes.AX2]-[.AX$2])/[.AX$2]" office:value-type="float" office:value="3.572661373835" calcext:value-type="float">
            <text:p>3,5726613738</text:p>
          </table:table-cell>
          <table:table-cell table:formula="of:=100*([Moyennes.AY2]-[.AY$2])/[.AY$2]" office:value-type="float" office:value="5.163132137031" calcext:value-type="float">
            <text:p>5,1631321370</text:p>
          </table:table-cell>
          <table:table-cell table:formula="of:=100*([Moyennes.AZ2]-[.AZ$2])/[.AZ$2]" office:value-type="float" office:value="5.72161709258483" calcext:value-type="float">
            <text:p>5,7216170926</text:p>
          </table:table-cell>
          <table:table-cell table:formula="of:=100*([Moyennes.BA2]-[.BA$2])/[.BA$2]" office:value-type="float" office:value="5.64254859611231" calcext:value-type="float">
            <text:p>5,6425485961</text:p>
          </table:table-cell>
          <table:table-cell table:formula="of:=100*([Moyennes.BB2]-[.BB$2])/[.BB$2]" office:value-type="float" office:value="5.56318681318681" calcext:value-type="float">
            <text:p>5,5631868132</text:p>
          </table:table-cell>
          <table:table-cell table:formula="of:=100*([Moyennes.BC2]-[.BC$2])/[.BC$2]" office:value-type="float" office:value="5.92264302981467" calcext:value-type="float">
            <text:p>5,9226430298</text:p>
          </table:table-cell>
          <table:table-cell table:formula="of:=100*([Moyennes.BD2]-[.BD$2])/[.BD$2]" office:value-type="float" office:value="6.1063417335918" calcext:value-type="float">
            <text:p>6,1063417336</text:p>
          </table:table-cell>
          <table:table-cell table:formula="of:=100*([Moyennes.BE2]-[.BE$2])/[.BE$2]" office:value-type="float" office:value="6.32980168432491" calcext:value-type="float">
            <text:p>6,3298016843</text:p>
          </table:table-cell>
          <table:table-cell table:formula="of:=100*([Moyennes.BF2]-[.BF$2])/[.BF$2]" office:value-type="float" office:value="6.40523758099352" calcext:value-type="float">
            <text:p>6,4052375810</text:p>
          </table:table-cell>
          <table:table-cell table:formula="of:=100*([Moyennes.BG2]-[.BG$2])/[.BG$2]" office:value-type="float" office:value="6.17041452180981" calcext:value-type="float">
            <text:p>6,1704145218</text:p>
          </table:table-cell>
          <table:table-cell table:formula="of:=100*([Moyennes.BH2]-[.BH$2])/[.BH$2]" office:value-type="float" office:value="5.58375634517767" calcext:value-type="float">
            <text:p>5,5837563452</text:p>
          </table:table-cell>
          <table:table-cell table:formula="of:=100*([Moyennes.BI2]-[.BI$2])/[.BI$2]" office:value-type="float" office:value="5.61767838125666" calcext:value-type="float">
            <text:p>5,6176783813</text:p>
          </table:table-cell>
          <table:table-cell/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number-columns-repeated="2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262029537875179" calcext:value-type="float">
            <text:p>0,2620295379</text:p>
          </table:table-cell>
          <table:table-cell table:formula="of:=100*([Moyennes.X3]-[.X$2])/[.X$2]" office:value-type="float" office:value="0.397678417884781" calcext:value-type="float">
            <text:p>0,3976784179</text:p>
          </table:table-cell>
          <table:table-cell table:formula="of:=100*([Moyennes.Y3]-[.Y$2])/[.Y$2]" office:value-type="float" office:value="0.326135852451642" calcext:value-type="float">
            <text:p>0,3261358525</text:p>
          </table:table-cell>
          <table:table-cell table:formula="of:=100*([Moyennes.Z3]-[.Z$2])/[.Z$2]" office:value-type="float" office:value="0.46922741161065" calcext:value-type="float">
            <text:p>0,4692274116</text:p>
          </table:table-cell>
          <table:table-cell table:formula="of:=100*([Moyennes.AA3]-[.AA$2])/[.AA$2]" office:value-type="float" office:value="0.247079964061096" calcext:value-type="float">
            <text:p>0,2470799641</text:p>
          </table:table-cell>
          <table:table-cell table:formula="of:=100*([Moyennes.AB3]-[.AB$2])/[.AB$2]" office:value-type="float" office:value="0.384953805543335" calcext:value-type="float">
            <text:p>0,3849538055</text:p>
          </table:table-cell>
          <table:table-cell table:formula="of:=100*([Moyennes.AC3]-[.AC$2])/[.AC$2]" office:value-type="float" office:value="0.602272727272727" calcext:value-type="float">
            <text:p>0,6022727273</text:p>
          </table:table-cell>
          <table:table-cell table:formula="of:=100*([Moyennes.AD3]-[.AD$2])/[.AD$2]" office:value-type="float" office:value="0.234689316048279" calcext:value-type="float">
            <text:p>0,2346893160</text:p>
          </table:table-cell>
          <table:table-cell table:formula="of:=100*([Moyennes.AE3]-[.AE$2])/[.AE$2]" office:value-type="float" office:value="0.424701561065197" calcext:value-type="float">
            <text:p>0,4247015611</text:p>
          </table:table-cell>
          <table:table-cell table:formula="of:=100*([Moyennes.AF3]-[.AF$2])/[.AF$2]" office:value-type="float" office:value="0.0603950547108094" calcext:value-type="float">
            <text:p>0,0603950547</text:p>
          </table:table-cell>
          <table:table-cell table:formula="of:=100*([Moyennes.AG3]-[.AG$2])/[.AG$2]" office:value-type="float" office:value="0.31757233592096" calcext:value-type="float">
            <text:p>0,3175723359</text:p>
          </table:table-cell>
          <table:table-cell table:formula="of:=100*([Moyennes.AH3]-[.AH$2])/[.AH$2]" office:value-type="float" office:value="0.247996947729874" calcext:value-type="float">
            <text:p>0,2479969477</text:p>
          </table:table-cell>
          <table:table-cell table:formula="of:=100*([Moyennes.AI3]-[.AI$2])/[.AI$2]" office:value-type="float" office:value="0.536168665939658" calcext:value-type="float">
            <text:p>0,5361686659</text:p>
          </table:table-cell>
          <table:table-cell table:formula="of:=100*([Moyennes.AJ3]-[.AJ$2])/[.AJ$2]" office:value-type="float" office:value="0.0174641983932937" calcext:value-type="float">
            <text:p>0,0174641984</text:p>
          </table:table-cell>
          <table:table-cell table:formula="of:=100*([Moyennes.AK3]-[.AK$2])/[.AK$2]" office:value-type="float" office:value="0.132555673382821" calcext:value-type="float">
            <text:p>0,1325556734</text:p>
          </table:table-cell>
          <table:table-cell table:formula="of:=100*([Moyennes.AL3]-[.AL$2])/[.AL$2]" office:value-type="float" office:value="0.275229357798165" calcext:value-type="float">
            <text:p>0,2752293578</text:p>
          </table:table-cell>
          <table:table-cell table:formula="of:=100*([Moyennes.AM3]-[.AM$2])/[.AM$2]" office:value-type="float" office:value="0.773387998509132" calcext:value-type="float">
            <text:p>0,7733879985</text:p>
          </table:table-cell>
          <table:table-cell table:formula="of:=100*([Moyennes.AN3]-[.AN$2])/[.AN$2]" office:value-type="float" office:value="0.401645768025078" calcext:value-type="float">
            <text:p>0,4016457680</text:p>
          </table:table-cell>
          <table:table-cell table:formula="of:=100*([Moyennes.AO3]-[.AO$2])/[.AO$2]" office:value-type="float" office:value="0" calcext:value-type="float">
            <text:p>0,0000000000</text:p>
          </table:table-cell>
          <table:table-cell table:formula="of:=100*([Moyennes.AP3]-[.AP$2])/[.AP$2]" office:value-type="float" office:value="4.41054345833199" calcext:value-type="float">
            <text:p>4,4105434583</text:p>
          </table:table-cell>
          <table:table-cell table:formula="of:=100*([Moyennes.AQ3]-[.AQ$2])/[.AQ$2]" office:value-type="float" office:value="5.19707010812696" calcext:value-type="float">
            <text:p>5,1970701081</text:p>
          </table:table-cell>
          <table:table-cell table:formula="of:=100*([Moyennes.AR3]-[.AR$2])/[.AR$2]" office:value-type="float" office:value="5.17787953504755" calcext:value-type="float">
            <text:p>5,1778795350</text:p>
          </table:table-cell>
          <table:table-cell table:formula="of:=100*([Moyennes.AS3]-[.AS$2])/[.AS$2]" office:value-type="float" office:value="2.87300032647731" calcext:value-type="float">
            <text:p>2,8730003265</text:p>
          </table:table-cell>
          <table:table-cell table:formula="of:=100*([Moyennes.AT3]-[.AT$2])/[.AT$2]" office:value-type="float" office:value="6.04838709677419" calcext:value-type="float">
            <text:p>6,0483870968</text:p>
          </table:table-cell>
          <table:table-cell table:formula="of:=100*([Moyennes.AU3]-[.AU$2])/[.AU$2]" office:value-type="float" office:value="4.59081836327345" calcext:value-type="float">
            <text:p>4,5908183633</text:p>
          </table:table-cell>
          <table:table-cell table:formula="of:=100*([Moyennes.AV3]-[.AV$2])/[.AV$2]" office:value-type="float" office:value="3.84739734885225" calcext:value-type="float">
            <text:p>3,8473973489</text:p>
          </table:table-cell>
          <table:table-cell table:formula="of:=100*([Moyennes.AW3]-[.AW$2])/[.AW$2]" office:value-type="float" office:value="2.83174185051037" calcext:value-type="float">
            <text:p>2,8317418505</text:p>
          </table:table-cell>
          <table:table-cell table:formula="of:=100*([Moyennes.AX3]-[.AX$2])/[.AX$2]" office:value-type="float" office:value="3.62443907490507" calcext:value-type="float">
            <text:p>3,6244390749</text:p>
          </table:table-cell>
          <table:table-cell table:formula="of:=100*([Moyennes.AY3]-[.AY$2])/[.AY$2]" office:value-type="float" office:value="4.78792822185971" calcext:value-type="float">
            <text:p>4,7879282219</text:p>
          </table:table-cell>
          <table:table-cell table:formula="of:=100*([Moyennes.AZ3]-[.AZ$2])/[.AZ$2]" office:value-type="float" office:value="5.95224130708001" calcext:value-type="float">
            <text:p>5,9522413071</text:p>
          </table:table-cell>
          <table:table-cell table:formula="of:=100*([Moyennes.BA3]-[.BA$2])/[.BA$2]" office:value-type="float" office:value="5.8585313174946" calcext:value-type="float">
            <text:p>5,8585313175</text:p>
          </table:table-cell>
          <table:table-cell table:formula="of:=100*([Moyennes.BB3]-[.BB$2])/[.BB$2]" office:value-type="float" office:value="7.88461538461539" calcext:value-type="float">
            <text:p>7,8846153846</text:p>
          </table:table-cell>
          <table:table-cell table:formula="of:=100*([Moyennes.BC3]-[.BC$2])/[.BC$2]" office:value-type="float" office:value="6.60757453666398" calcext:value-type="float">
            <text:p>6,6075745367</text:p>
          </table:table-cell>
          <table:table-cell table:formula="of:=100*([Moyennes.BD3]-[.BD$2])/[.BD$2]" office:value-type="float" office:value="6.20326779285517" calcext:value-type="float">
            <text:p>6,2032677929</text:p>
          </table:table-cell>
          <table:table-cell table:formula="of:=100*([Moyennes.BE3]-[.BE$2])/[.BE$2]" office:value-type="float" office:value="6.32980168432491" calcext:value-type="float">
            <text:p>6,3298016843</text:p>
          </table:table-cell>
          <table:table-cell table:formula="of:=100*([Moyennes.BF3]-[.BF$2])/[.BF$2]" office:value-type="float" office:value="6.69546436285097" calcext:value-type="float">
            <text:p>6,6954643629</text:p>
          </table:table-cell>
          <table:table-cell table:formula="of:=100*([Moyennes.BG3]-[.BG$2])/[.BG$2]" office:value-type="float" office:value="6.69195340016256" calcext:value-type="float">
            <text:p>6,6919534002</text:p>
          </table:table-cell>
          <table:table-cell table:formula="of:=100*([Moyennes.BH3]-[.BH$2])/[.BH$2]" office:value-type="float" office:value="5.58375634517767" calcext:value-type="float">
            <text:p>5,5837563452</text:p>
          </table:table-cell>
          <table:table-cell table:formula="of:=100*([Moyennes.BI3]-[.BI$2])/[.BI$2]" office:value-type="float" office:value="8.13365282215123" calcext:value-type="float">
            <text:p>8,1336528222</text:p>
          </table:table-cell>
          <table:table-cell/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number-columns-repeated="2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738446879466413" calcext:value-type="float">
            <text:p>0,7384468795</text:p>
          </table:table-cell>
          <table:table-cell table:formula="of:=100*([Moyennes.X4]-[.X$2])/[.X$2]" office:value-type="float" office:value="0.913585554600172" calcext:value-type="float">
            <text:p>0,9135855546</text:p>
          </table:table-cell>
          <table:table-cell table:formula="of:=100*([Moyennes.Y4]-[.Y$2])/[.Y$2]" office:value-type="float" office:value="0.67476383265857" calcext:value-type="float">
            <text:p>0,6747638327</text:p>
          </table:table-cell>
          <table:table-cell table:formula="of:=100*([Moyennes.Z4]-[.Z$2])/[.Z$2]" office:value-type="float" office:value="0.774770842426888" calcext:value-type="float">
            <text:p>0,7747708424</text:p>
          </table:table-cell>
          <table:table-cell table:formula="of:=100*([Moyennes.AA4]-[.AA$2])/[.AA$2]" office:value-type="float" office:value="0.707547169811321" calcext:value-type="float">
            <text:p>0,7075471698</text:p>
          </table:table-cell>
          <table:table-cell table:formula="of:=100*([Moyennes.AB4]-[.AB$2])/[.AB$2]" office:value-type="float" office:value="0.780906291245051" calcext:value-type="float">
            <text:p>0,7809062912</text:p>
          </table:table-cell>
          <table:table-cell table:formula="of:=100*([Moyennes.AC4]-[.AC$2])/[.AC$2]" office:value-type="float" office:value="0.840909090909091" calcext:value-type="float">
            <text:p>0,8409090909</text:p>
          </table:table-cell>
          <table:table-cell table:formula="of:=100*([Moyennes.AD4]-[.AD$2])/[.AD$2]" office:value-type="float" office:value="0.469378632096558" calcext:value-type="float">
            <text:p>0,4693786321</text:p>
          </table:table-cell>
          <table:table-cell table:formula="of:=100*([Moyennes.AE4]-[.AE$2])/[.AE$2]" office:value-type="float" office:value="0.792011019283746" calcext:value-type="float">
            <text:p>0,7920110193</text:p>
          </table:table-cell>
          <table:table-cell table:formula="of:=100*([Moyennes.AF4]-[.AF$2])/[.AF$2]" office:value-type="float" office:value="0.176805303619247" calcext:value-type="float">
            <text:p>0,1768053036</text:p>
          </table:table-cell>
          <table:table-cell table:formula="of:=100*([Moyennes.AG4]-[.AG$2])/[.AG$2]" office:value-type="float" office:value="0.247000705716302" calcext:value-type="float">
            <text:p>0,2470007057</text:p>
          </table:table-cell>
          <table:table-cell table:formula="of:=100*([Moyennes.AH4]-[.AH$2])/[.AH$2]" office:value-type="float" office:value="0.658145745898512" calcext:value-type="float">
            <text:p>0,6581457459</text:p>
          </table:table-cell>
          <table:table-cell table:formula="of:=100*([Moyennes.AI4]-[.AI$2])/[.AI$2]" office:value-type="float" office:value="0.926935659760087" calcext:value-type="float">
            <text:p>0,9269356598</text:p>
          </table:table-cell>
          <table:table-cell table:formula="of:=100*([Moyennes.AJ4]-[.AJ$2])/[.AJ$2]" office:value-type="float" office:value="0.0349283967865875" calcext:value-type="float">
            <text:p>0,0349283968</text:p>
          </table:table-cell>
          <table:table-cell table:formula="of:=100*([Moyennes.AK4]-[.AK$2])/[.AK$2]" office:value-type="float" office:value="0.247437256981265" calcext:value-type="float">
            <text:p>0,2474372570</text:p>
          </table:table-cell>
          <table:table-cell table:formula="of:=100*([Moyennes.AL4]-[.AL$2])/[.AL$2]" office:value-type="float" office:value="0.44954128440367" calcext:value-type="float">
            <text:p>0,4495412844</text:p>
          </table:table-cell>
          <table:table-cell table:formula="of:=100*([Moyennes.AM4]-[.AM$2])/[.AM$2]" office:value-type="float" office:value="0.270219903093552" calcext:value-type="float">
            <text:p>0,2702199031</text:p>
          </table:table-cell>
          <table:table-cell table:formula="of:=100*([Moyennes.AN4]-[.AN$2])/[.AN$2]" office:value-type="float" office:value="0.519200626959248" calcext:value-type="float">
            <text:p>0,5192006270</text:p>
          </table:table-cell>
          <table:table-cell table:formula="of:=100*([Moyennes.AO4]-[.AO$2])/[.AO$2]" office:value-type="float" office:value="0.251617541337168" calcext:value-type="float">
            <text:p>0,2516175413</text:p>
          </table:table-cell>
          <table:table-cell table:formula="of:=100*([Moyennes.AP4]-[.AP$2])/[.AP$2]" office:value-type="float" office:value="3.5287234251775" calcext:value-type="float">
            <text:p>3,5287234252</text:p>
          </table:table-cell>
          <table:table-cell table:formula="of:=100*([Moyennes.AQ4]-[.AQ$2])/[.AQ$2]" office:value-type="float" office:value="2.76421346355075" calcext:value-type="float">
            <text:p>2,7642134636</text:p>
          </table:table-cell>
          <table:table-cell table:formula="of:=100*([Moyennes.AR4]-[.AR$2])/[.AR$2]" office:value-type="float" office:value="3.63684395914054" calcext:value-type="float">
            <text:p>3,6368439591</text:p>
          </table:table-cell>
          <table:table-cell table:formula="of:=100*([Moyennes.AS4]-[.AS$2])/[.AS$2]" office:value-type="float" office:value="1.59973881815214" calcext:value-type="float">
            <text:p>1,5997388182</text:p>
          </table:table-cell>
          <table:table-cell table:formula="of:=100*([Moyennes.AT4]-[.AT$2])/[.AT$2]" office:value-type="float" office:value="2.12533602150538" calcext:value-type="float">
            <text:p>2,1253360215</text:p>
          </table:table-cell>
          <table:table-cell table:formula="of:=100*([Moyennes.AU4]-[.AU$2])/[.AU$2]" office:value-type="float" office:value="4.98170326014637" calcext:value-type="float">
            <text:p>4,9817032601</text:p>
          </table:table-cell>
          <table:table-cell table:formula="of:=100*([Moyennes.AV4]-[.AV$2])/[.AV$2]" office:value-type="float" office:value="3.57258325250566" calcext:value-type="float">
            <text:p>3,5725832525</text:p>
          </table:table-cell>
          <table:table-cell table:formula="of:=100*([Moyennes.AW4]-[.AW$2])/[.AW$2]" office:value-type="float" office:value="1.47349357918999" calcext:value-type="float">
            <text:p>1,4734935792</text:p>
          </table:table-cell>
          <table:table-cell table:formula="of:=100*([Moyennes.AX4]-[.AX$2])/[.AX$2]" office:value-type="float" office:value="1.86399723852261" calcext:value-type="float">
            <text:p>1,8639972385</text:p>
          </table:table-cell>
          <table:table-cell table:formula="of:=100*([Moyennes.AY4]-[.AY$2])/[.AY$2]" office:value-type="float" office:value="4.27406199021207" calcext:value-type="float">
            <text:p>4,2740619902</text:p>
          </table:table-cell>
          <table:table-cell table:formula="of:=100*([Moyennes.AZ4]-[.AZ$2])/[.AZ$2]" office:value-type="float" office:value="3.91004583651643" calcext:value-type="float">
            <text:p>3,9100458365</text:p>
          </table:table-cell>
          <table:table-cell table:formula="of:=100*([Moyennes.BA4]-[.BA$2])/[.BA$2]" office:value-type="float" office:value="3.93493520518359" calcext:value-type="float">
            <text:p>3,9349352052</text:p>
          </table:table-cell>
          <table:table-cell table:formula="of:=100*([Moyennes.BB4]-[.BB$2])/[.BB$2]" office:value-type="float" office:value="5.57005494505495" calcext:value-type="float">
            <text:p>5,5700549451</text:p>
          </table:table-cell>
          <table:table-cell table:formula="of:=100*([Moyennes.BC4]-[.BC$2])/[.BC$2]" office:value-type="float" office:value="5.01611603545528" calcext:value-type="float">
            <text:p>5,0161160355</text:p>
          </table:table-cell>
          <table:table-cell table:formula="of:=100*([Moyennes.BD4]-[.BD$2])/[.BD$2]" office:value-type="float" office:value="4.45167543616727" calcext:value-type="float">
            <text:p>4,4516754362</text:p>
          </table:table-cell>
          <table:table-cell table:formula="of:=100*([Moyennes.BE4]-[.BE$2])/[.BE$2]" office:value-type="float" office:value="4.23797881010595" calcext:value-type="float">
            <text:p>4,2379788101</text:p>
          </table:table-cell>
          <table:table-cell table:formula="of:=100*([Moyennes.BF4]-[.BF$2])/[.BF$2]" office:value-type="float" office:value="4.45464362850972" calcext:value-type="float">
            <text:p>4,4546436285</text:p>
          </table:table-cell>
          <table:table-cell table:formula="of:=100*([Moyennes.BG4]-[.BG$2])/[.BG$2]" office:value-type="float" office:value="4.79544838797074" calcext:value-type="float">
            <text:p>4,7954483880</text:p>
          </table:table-cell>
          <table:table-cell table:formula="of:=100*([Moyennes.BH4]-[.BH$2])/[.BH$2]" office:value-type="float" office:value="3.47314987977558" calcext:value-type="float">
            <text:p>3,4731498798</text:p>
          </table:table-cell>
          <table:table-cell table:formula="of:=100*([Moyennes.BI4]-[.BI$2])/[.BI$2]" office:value-type="float" office:value="5.07188498402556" calcext:value-type="float">
            <text:p>5,0718849840</text:p>
          </table:table-cell>
          <table:table-cell/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number-columns-repeated="2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226298237255836" calcext:value-type="float">
            <text:p>0,2262982373</text:p>
          </table:table-cell>
          <table:table-cell table:formula="of:=100*([Moyennes.X5]-[.X$2])/[.X$2]" office:value-type="float" office:value="0.892089423903697" calcext:value-type="float">
            <text:p>0,8920894239</text:p>
          </table:table-cell>
          <table:table-cell table:formula="of:=100*([Moyennes.Y5]-[.Y$2])/[.Y$2]" office:value-type="float" office:value="1.03463787674314" calcext:value-type="float">
            <text:p>1,0346378767</text:p>
          </table:table-cell>
          <table:table-cell table:formula="of:=100*([Moyennes.Z5]-[.Z$2])/[.Z$2]" office:value-type="float" office:value="0.13094718463553" calcext:value-type="float">
            <text:p>0,1309471846</text:p>
          </table:table-cell>
          <table:table-cell table:formula="of:=100*([Moyennes.AA5]-[.AA$2])/[.AA$2]" office:value-type="float" office:value="0.393081761006289" calcext:value-type="float">
            <text:p>0,3930817610</text:p>
          </table:table-cell>
          <table:table-cell table:formula="of:=100*([Moyennes.AB5]-[.AB$2])/[.AB$2]" office:value-type="float" office:value="0.945886493620765" calcext:value-type="float">
            <text:p>0,9458864936</text:p>
          </table:table-cell>
          <table:table-cell table:formula="of:=100*([Moyennes.AC5]-[.AC$2])/[.AC$2]" office:value-type="float" office:value="0.556818181818182" calcext:value-type="float">
            <text:p>0,5568181818</text:p>
          </table:table-cell>
          <table:table-cell table:formula="of:=100*([Moyennes.AD5]-[.AD$2])/[.AD$2]" office:value-type="float" office:value="0.223513634331694" calcext:value-type="float">
            <text:p>0,2235136343</text:p>
          </table:table-cell>
          <table:table-cell table:formula="of:=100*([Moyennes.AE5]-[.AE$2])/[.AE$2]" office:value-type="float" office:value="0.424701561065197" calcext:value-type="float">
            <text:p>0,4247015611</text:p>
          </table:table-cell>
          <table:table-cell table:formula="of:=100*([Moyennes.AF5]-[.AF$2])/[.AF$2]" office:value-type="float" office:value="0.00828951731324148" calcext:value-type="float">
            <text:p>0,0082895173</text:p>
          </table:table-cell>
          <table:table-cell table:formula="of:=100*([Moyennes.AG5]-[.AG$2])/[.AG$2]" office:value-type="float" office:value="0.31757233592096" calcext:value-type="float">
            <text:p>0,3175723359</text:p>
          </table:table-cell>
          <table:table-cell table:formula="of:=100*([Moyennes.AH5]-[.AH$2])/[.AH$2]" office:value-type="float" office:value="0" calcext:value-type="float">
            <text:p>0,0000000000</text:p>
          </table:table-cell>
          <table:table-cell table:formula="of:=100*([Moyennes.AI5]-[.AI$2])/[.AI$2]" office:value-type="float" office:value="0.399854598327881" calcext:value-type="float">
            <text:p>0,3998545983</text:p>
          </table:table-cell>
          <table:table-cell table:formula="of:=100*([Moyennes.AJ5]-[.AJ$2])/[.AJ$2]" office:value-type="float" office:value="0.0174641983932937" calcext:value-type="float">
            <text:p>0,0174641984</text:p>
          </table:table-cell>
          <table:table-cell table:formula="of:=100*([Moyennes.AK5]-[.AK$2])/[.AK$2]" office:value-type="float" office:value="0.159066808059385" calcext:value-type="float">
            <text:p>0,1590668081</text:p>
          </table:table-cell>
          <table:table-cell table:formula="of:=100*([Moyennes.AL5]-[.AL$2])/[.AL$2]" office:value-type="float" office:value="0.137614678899083" calcext:value-type="float">
            <text:p>0,1376146789</text:p>
          </table:table-cell>
          <table:table-cell table:formula="of:=100*([Moyennes.AM5]-[.AM$2])/[.AM$2]" office:value-type="float" office:value="0" calcext:value-type="float">
            <text:p>0,0000000000</text:p>
          </table:table-cell>
          <table:table-cell table:formula="of:=100*([Moyennes.AN5]-[.AN$2])/[.AN$2]" office:value-type="float" office:value="0.21551724137931" calcext:value-type="float">
            <text:p>0,2155172414</text:p>
          </table:table-cell>
          <table:table-cell table:formula="of:=100*([Moyennes.AO5]-[.AO$2])/[.AO$2]" office:value-type="float" office:value="0.143781452192667" calcext:value-type="float">
            <text:p>0,1437814522</text:p>
          </table:table-cell>
          <table:table-cell table:formula="of:=100*([Moyennes.AP5]-[.AP$2])/[.AP$2]" office:value-type="float" office:value="3.7453759126843" calcext:value-type="float">
            <text:p>3,7453759127</text:p>
          </table:table-cell>
          <table:table-cell table:formula="of:=100*([Moyennes.AQ5]-[.AQ$2])/[.AQ$2]" office:value-type="float" office:value="4.15940006975933" calcext:value-type="float">
            <text:p>4,1594000698</text:p>
          </table:table-cell>
          <table:table-cell table:formula="of:=100*([Moyennes.AR5]-[.AR$2])/[.AR$2]" office:value-type="float" office:value="3.48714336033815" calcext:value-type="float">
            <text:p>3,4871433603</text:p>
          </table:table-cell>
          <table:table-cell table:formula="of:=100*([Moyennes.AS5]-[.AS$2])/[.AS$2]" office:value-type="float" office:value="1.55076722167809" calcext:value-type="float">
            <text:p>1,5507672217</text:p>
          </table:table-cell>
          <table:table-cell table:formula="of:=100*([Moyennes.AT5]-[.AT$2])/[.AT$2]" office:value-type="float" office:value="4.11626344086022" calcext:value-type="float">
            <text:p>4,1162634409</text:p>
          </table:table-cell>
          <table:table-cell table:formula="of:=100*([Moyennes.AU5]-[.AU$2])/[.AU$2]" office:value-type="float" office:value="2.96074517631404" calcext:value-type="float">
            <text:p>2,9607451763</text:p>
          </table:table-cell>
          <table:table-cell table:formula="of:=100*([Moyennes.AV5]-[.AV$2])/[.AV$2]" office:value-type="float" office:value="2.52990623989654" calcext:value-type="float">
            <text:p>2,5299062399</text:p>
          </table:table-cell>
          <table:table-cell table:formula="of:=100*([Moyennes.AW5]-[.AW$2])/[.AW$2]" office:value-type="float" office:value="2.11557458017781" calcext:value-type="float">
            <text:p>2,1155745802</text:p>
          </table:table-cell>
          <table:table-cell table:formula="of:=100*([Moyennes.AX5]-[.AX$2])/[.AX$2]" office:value-type="float" office:value="2.26095961339317" calcext:value-type="float">
            <text:p>2,2609596134</text:p>
          </table:table-cell>
          <table:table-cell table:formula="of:=100*([Moyennes.AY5]-[.AY$2])/[.AY$2]" office:value-type="float" office:value="3.30342577487765" calcext:value-type="float">
            <text:p>3,3034257749</text:p>
          </table:table-cell>
          <table:table-cell table:formula="of:=100*([Moyennes.AZ5]-[.AZ$2])/[.AZ$2]" office:value-type="float" office:value="5.5427314620863" calcext:value-type="float">
            <text:p>5,5427314621</text:p>
          </table:table-cell>
          <table:table-cell table:formula="of:=100*([Moyennes.BA5]-[.BA$2])/[.BA$2]" office:value-type="float" office:value="4.59638228941685" calcext:value-type="float">
            <text:p>4,5963822894</text:p>
          </table:table-cell>
          <table:table-cell table:formula="of:=100*([Moyennes.BB5]-[.BB$2])/[.BB$2]" office:value-type="float" office:value="6.05082417582418" calcext:value-type="float">
            <text:p>6,0508241758</text:p>
          </table:table-cell>
          <table:table-cell table:formula="of:=100*([Moyennes.BC5]-[.BC$2])/[.BC$2]" office:value-type="float" office:value="5.75476766048885" calcext:value-type="float">
            <text:p>5,7547676605</text:p>
          </table:table-cell>
          <table:table-cell table:formula="of:=100*([Moyennes.BD5]-[.BD$2])/[.BD$2]" office:value-type="float" office:value="5.31016338964276" calcext:value-type="float">
            <text:p>5,3101633896</text:p>
          </table:table-cell>
          <table:table-cell table:formula="of:=100*([Moyennes.BE5]-[.BE$2])/[.BE$2]" office:value-type="float" office:value="4.21081227927194" calcext:value-type="float">
            <text:p>4,2108122793</text:p>
          </table:table-cell>
          <table:table-cell table:formula="of:=100*([Moyennes.BF5]-[.BF$2])/[.BF$2]" office:value-type="float" office:value="5.54805615550756" calcext:value-type="float">
            <text:p>5,5480561555</text:p>
          </table:table-cell>
          <table:table-cell table:formula="of:=100*([Moyennes.BG5]-[.BG$2])/[.BG$2]" office:value-type="float" office:value="5.05960444324031" calcext:value-type="float">
            <text:p>5,0596044432</text:p>
          </table:table-cell>
          <table:table-cell table:formula="of:=100*([Moyennes.BH5]-[.BH$2])/[.BH$2]" office:value-type="float" office:value="4.61528185947101" calcext:value-type="float">
            <text:p>4,6152818595</text:p>
          </table:table-cell>
          <table:table-cell table:formula="of:=100*([Moyennes.BI5]-[.BI$2])/[.BI$2]" office:value-type="float" office:value="5.47124600638978" calcext:value-type="float">
            <text:p>5,4712460064</text:p>
          </table:table-cell>
          <table:table-cell/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number-columns-repeated="2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714626012386851" calcext:value-type="float">
            <text:p>0,7146260124</text:p>
          </table:table-cell>
          <table:table-cell table:formula="of:=100*([Moyennes.X6]-[.X$2])/[.X$2]" office:value-type="float" office:value="0.591143594153052" calcext:value-type="float">
            <text:p>0,5911435942</text:p>
          </table:table-cell>
          <table:table-cell table:formula="of:=100*([Moyennes.Y6]-[.Y$2])/[.Y$2]" office:value-type="float" office:value="0.618533513270355" calcext:value-type="float">
            <text:p>0,6185335133</text:p>
          </table:table-cell>
          <table:table-cell table:formula="of:=100*([Moyennes.Z6]-[.Z$2])/[.Z$2]" office:value-type="float" office:value="0.371017023134003" calcext:value-type="float">
            <text:p>0,3710170231</text:p>
          </table:table-cell>
          <table:table-cell table:formula="of:=100*([Moyennes.AA6]-[.AA$2])/[.AA$2]" office:value-type="float" office:value="0.516621743036837" calcext:value-type="float">
            <text:p>0,5166217430</text:p>
          </table:table-cell>
          <table:table-cell table:formula="of:=100*([Moyennes.AB6]-[.AB$2])/[.AB$2]" office:value-type="float" office:value="0.516937967443907" calcext:value-type="float">
            <text:p>0,5169379674</text:p>
          </table:table-cell>
          <table:table-cell table:formula="of:=100*([Moyennes.AC6]-[.AC$2])/[.AC$2]" office:value-type="float" office:value="0.738636363636364" calcext:value-type="float">
            <text:p>0,7386363636</text:p>
          </table:table-cell>
          <table:table-cell table:formula="of:=100*([Moyennes.AD6]-[.AD$2])/[.AD$2]" office:value-type="float" office:value="0.257040679481448" calcext:value-type="float">
            <text:p>0,2570406795</text:p>
          </table:table-cell>
          <table:table-cell table:formula="of:=100*([Moyennes.AE6]-[.AE$2])/[.AE$2]" office:value-type="float" office:value="0.401744719926538" calcext:value-type="float">
            <text:p>0,4017447199</text:p>
          </table:table-cell>
          <table:table-cell table:formula="of:=100*([Moyennes.AF6]-[.AF$2])/[.AF$2]" office:value-type="float" office:value="0.0145066552981809" calcext:value-type="float">
            <text:p>0,0145066553</text:p>
          </table:table-cell>
          <table:table-cell table:formula="of:=100*([Moyennes.AG6]-[.AG$2])/[.AG$2]" office:value-type="float" office:value="0.141143260409315" calcext:value-type="float">
            <text:p>0,1411432604</text:p>
          </table:table-cell>
          <table:table-cell table:formula="of:=100*([Moyennes.AH6]-[.AH$2])/[.AH$2]" office:value-type="float" office:value="0.219381915299504" calcext:value-type="float">
            <text:p>0,2193819153</text:p>
          </table:table-cell>
          <table:table-cell table:formula="of:=100*([Moyennes.AI6]-[.AI$2])/[.AI$2]" office:value-type="float" office:value="0.34532897128317" calcext:value-type="float">
            <text:p>0,3453289713</text:p>
          </table:table-cell>
          <table:table-cell table:formula="of:=100*([Moyennes.AJ6]-[.AJ$2])/[.AJ$2]" office:value-type="float" office:value="0.0349283967865875" calcext:value-type="float">
            <text:p>0,0349283968</text:p>
          </table:table-cell>
          <table:table-cell table:formula="of:=100*([Moyennes.AK6]-[.AK$2])/[.AK$2]" office:value-type="float" office:value="0.159066808059385" calcext:value-type="float">
            <text:p>0,1590668081</text:p>
          </table:table-cell>
          <table:table-cell table:formula="of:=100*([Moyennes.AL6]-[.AL$2])/[.AL$2]" office:value-type="float" office:value="0.357798165137615" calcext:value-type="float">
            <text:p>0,3577981651</text:p>
          </table:table-cell>
          <table:table-cell table:formula="of:=100*([Moyennes.AM6]-[.AM$2])/[.AM$2]" office:value-type="float" office:value="0.111815132314573" calcext:value-type="float">
            <text:p>0,1118151323</text:p>
          </table:table-cell>
          <table:table-cell table:formula="of:=100*([Moyennes.AN6]-[.AN$2])/[.AN$2]" office:value-type="float" office:value="0.440830721003135" calcext:value-type="float">
            <text:p>0,4408307210</text:p>
          </table:table-cell>
          <table:table-cell table:formula="of:=100*([Moyennes.AO6]-[.AO$2])/[.AO$2]" office:value-type="float" office:value="0.0179726815240834" calcext:value-type="float">
            <text:p>0,0179726815</text:p>
          </table:table-cell>
          <table:table-cell table:formula="of:=100*([Moyennes.AP6]-[.AP$2])/[.AP$2]" office:value-type="float" office:value="4.33181264222776" calcext:value-type="float">
            <text:p>4,3318126422</text:p>
          </table:table-cell>
          <table:table-cell table:formula="of:=100*([Moyennes.AQ6]-[.AQ$2])/[.AQ$2]" office:value-type="float" office:value="3.86292291594001" calcext:value-type="float">
            <text:p>3,8629229159</text:p>
          </table:table-cell>
          <table:table-cell table:formula="of:=100*([Moyennes.AR6]-[.AR$2])/[.AR$2]" office:value-type="float" office:value="4.24445227192673" calcext:value-type="float">
            <text:p>4,2444522719</text:p>
          </table:table-cell>
          <table:table-cell table:formula="of:=100*([Moyennes.AS6]-[.AS$2])/[.AS$2]" office:value-type="float" office:value="1.50995755794972" calcext:value-type="float">
            <text:p>1,5099575579</text:p>
          </table:table-cell>
          <table:table-cell table:formula="of:=100*([Moyennes.AT6]-[.AT$2])/[.AT$2]" office:value-type="float" office:value="3.67943548387097" calcext:value-type="float">
            <text:p>3,6794354839</text:p>
          </table:table-cell>
          <table:table-cell table:formula="of:=100*([Moyennes.AU6]-[.AU$2])/[.AU$2]" office:value-type="float" office:value="2.71956087824351" calcext:value-type="float">
            <text:p>2,7195608782</text:p>
          </table:table-cell>
          <table:table-cell table:formula="of:=100*([Moyennes.AV6]-[.AV$2])/[.AV$2]" office:value-type="float" office:value="2.89363077917879" calcext:value-type="float">
            <text:p>2,8936307792</text:p>
          </table:table-cell>
          <table:table-cell table:formula="of:=100*([Moyennes.AW6]-[.AW$2])/[.AW$2]" office:value-type="float" office:value="1.94270661837339" calcext:value-type="float">
            <text:p>1,9427066184</text:p>
          </table:table-cell>
          <table:table-cell table:formula="of:=100*([Moyennes.AX6]-[.AX$2])/[.AX$2]" office:value-type="float" office:value="2.98584742837418" calcext:value-type="float">
            <text:p>2,9858474284</text:p>
          </table:table-cell>
          <table:table-cell table:formula="of:=100*([Moyennes.AY6]-[.AY$2])/[.AY$2]" office:value-type="float" office:value="3.4257748776509" calcext:value-type="float">
            <text:p>3,4257748777</text:p>
          </table:table-cell>
          <table:table-cell table:formula="of:=100*([Moyennes.AZ6]-[.AZ$2])/[.AZ$2]" office:value-type="float" office:value="4.22077922077922" calcext:value-type="float">
            <text:p>4,2207792208</text:p>
          </table:table-cell>
          <table:table-cell table:formula="of:=100*([Moyennes.BA6]-[.BA$2])/[.BA$2]" office:value-type="float" office:value="4.73812095032397" calcext:value-type="float">
            <text:p>4,7381209503</text:p>
          </table:table-cell>
          <table:table-cell table:formula="of:=100*([Moyennes.BB6]-[.BB$2])/[.BB$2]" office:value-type="float" office:value="4.80769230769231" calcext:value-type="float">
            <text:p>4,8076923077</text:p>
          </table:table-cell>
          <table:table-cell table:formula="of:=100*([Moyennes.BC6]-[.BC$2])/[.BC$2]" office:value-type="float" office:value="4.78109051839914" calcext:value-type="float">
            <text:p>4,7810905184</text:p>
          </table:table-cell>
          <table:table-cell table:formula="of:=100*([Moyennes.BD6]-[.BD$2])/[.BD$2]" office:value-type="float" office:value="4.59706452506231" calcext:value-type="float">
            <text:p>4,5970645251</text:p>
          </table:table-cell>
          <table:table-cell table:formula="of:=100*([Moyennes.BE6]-[.BE$2])/[.BE$2]" office:value-type="float" office:value="4.29231187177397" calcext:value-type="float">
            <text:p>4,2923118718</text:p>
          </table:table-cell>
          <table:table-cell table:formula="of:=100*([Moyennes.BF6]-[.BF$2])/[.BF$2]" office:value-type="float" office:value="5.05534557235421" calcext:value-type="float">
            <text:p>5,0553455724</text:p>
          </table:table-cell>
          <table:table-cell table:formula="of:=100*([Moyennes.BG6]-[.BG$2])/[.BG$2]" office:value-type="float" office:value="5.05960444324031" calcext:value-type="float">
            <text:p>5,0596044432</text:p>
          </table:table-cell>
          <table:table-cell table:formula="of:=100*([Moyennes.BH6]-[.BH$2])/[.BH$2]" office:value-type="float" office:value="4.22789206518835" calcext:value-type="float">
            <text:p>4,2278920652</text:p>
          </table:table-cell>
          <table:table-cell table:formula="of:=100*([Moyennes.BI6]-[.BI$2])/[.BI$2]" office:value-type="float" office:value="4.30644302449414" calcext:value-type="float">
            <text:p>4,3064430245</text:p>
          </table:table-cell>
          <table:table-cell/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number-columns-repeated="2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14292520247737" calcext:value-type="float">
            <text:p>0,1429252025</text:p>
          </table:table-cell>
          <table:table-cell table:formula="of:=100*([Moyennes.X7]-[.X$2])/[.X$2]" office:value-type="float" office:value="0.204213241616509" calcext:value-type="float">
            <text:p>0,2042132416</text:p>
          </table:table-cell>
          <table:table-cell table:formula="of:=100*([Moyennes.Y7]-[.Y$2])/[.Y$2]" office:value-type="float" office:value="0.179937022042285" calcext:value-type="float">
            <text:p>0,1799370220</text:p>
          </table:table-cell>
          <table:table-cell table:formula="of:=100*([Moyennes.Z7]-[.Z$2])/[.Z$2]" office:value-type="float" office:value="0.240069838498472" calcext:value-type="float">
            <text:p>0,2400698385</text:p>
          </table:table-cell>
          <table:table-cell table:formula="of:=100*([Moyennes.AA7]-[.AA$2])/[.AA$2]" office:value-type="float" office:value="0.179694519317161" calcext:value-type="float">
            <text:p>0,1796945193</text:p>
          </table:table-cell>
          <table:table-cell table:formula="of:=100*([Moyennes.AB7]-[.AB$2])/[.AB$2]" office:value-type="float" office:value="0.054993400791905" calcext:value-type="float">
            <text:p>0,0549934008</text:p>
          </table:table-cell>
          <table:table-cell table:formula="of:=100*([Moyennes.AC7]-[.AC$2])/[.AC$2]" office:value-type="float" office:value="0.125" calcext:value-type="float">
            <text:p>0,1250000000</text:p>
          </table:table-cell>
          <table:table-cell table:formula="of:=100*([Moyennes.AD7]-[.AD$2])/[.AD$2]" office:value-type="float" office:value="0.111756817165847" calcext:value-type="float">
            <text:p>0,1117568172</text:p>
          </table:table-cell>
          <table:table-cell table:formula="of:=100*([Moyennes.AE7]-[.AE$2])/[.AE$2]" office:value-type="float" office:value="0.0229568411386593" calcext:value-type="float">
            <text:p>0,0229568411</text:p>
          </table:table-cell>
          <table:table-cell table:formula="of:=100*([Moyennes.AF7]-[.AF$2])/[.AF$2]" office:value-type="float" office:value="0.00296054189758624" calcext:value-type="float">
            <text:p>0,0029605419</text:p>
          </table:table-cell>
          <table:table-cell table:formula="of:=100*([Moyennes.AG7]-[.AG$2])/[.AG$2]" office:value-type="float" office:value="0.0705716302046577" calcext:value-type="float">
            <text:p>0,0705716302</text:p>
          </table:table-cell>
          <table:table-cell table:formula="of:=100*([Moyennes.AH7]-[.AH$2])/[.AH$2]" office:value-type="float" office:value="0.0095383441434567" calcext:value-type="float">
            <text:p>0,0095383441</text:p>
          </table:table-cell>
          <table:table-cell table:formula="of:=100*([Moyennes.AI7]-[.AI$2])/[.AI$2]" office:value-type="float" office:value="0.0181752090149037" calcext:value-type="float">
            <text:p>0,0181752090</text:p>
          </table:table-cell>
          <table:table-cell table:formula="of:=100*([Moyennes.AJ7]-[.AJ$2])/[.AJ$2]" office:value-type="float" office:value="0.0174641983932937" calcext:value-type="float">
            <text:p>0,0174641984</text:p>
          </table:table-cell>
          <table:table-cell table:formula="of:=100*([Moyennes.AK7]-[.AK$2])/[.AK$2]" office:value-type="float" office:value="0.0530222693531283" calcext:value-type="float">
            <text:p>0,0530222694</text:p>
          </table:table-cell>
          <table:table-cell table:formula="of:=100*([Moyennes.AL7]-[.AL$2])/[.AL$2]" office:value-type="float" office:value="0" calcext:value-type="float">
            <text:p>0,0000000000</text:p>
          </table:table-cell>
          <table:table-cell table:formula="of:=100*([Moyennes.AM7]-[.AM$2])/[.AM$2]" office:value-type="float" office:value="0.0838613492359299" calcext:value-type="float">
            <text:p>0,0838613492</text:p>
          </table:table-cell>
          <table:table-cell table:formula="of:=100*([Moyennes.AN7]-[.AN$2])/[.AN$2]" office:value-type="float" office:value="0.323275862068966" calcext:value-type="float">
            <text:p>0,3232758621</text:p>
          </table:table-cell>
          <table:table-cell table:formula="of:=100*([Moyennes.AO7]-[.AO$2])/[.AO$2]" office:value-type="float" office:value="0" calcext:value-type="float">
            <text:p>0,0000000000</text:p>
          </table:table-cell>
          <table:table-cell table:formula="of:=100*([Moyennes.AP7]-[.AP$2])/[.AP$2]" office:value-type="float" office:value="2.67361223455312" calcext:value-type="float">
            <text:p>2,6736122346</text:p>
          </table:table-cell>
          <table:table-cell table:formula="of:=100*([Moyennes.AQ7]-[.AQ$2])/[.AQ$2]" office:value-type="float" office:value="2.83397279386118" calcext:value-type="float">
            <text:p>2,8339727939</text:p>
          </table:table-cell>
          <table:table-cell table:formula="of:=100*([Moyennes.AR7]-[.AR$2])/[.AR$2]" office:value-type="float" office:value="2.87072912997534" calcext:value-type="float">
            <text:p>2,8707291300</text:p>
          </table:table-cell>
          <table:table-cell table:formula="of:=100*([Moyennes.AS7]-[.AS$2])/[.AS$2]" office:value-type="float" office:value="0.701926216127979" calcext:value-type="float">
            <text:p>0,7019262161</text:p>
          </table:table-cell>
          <table:table-cell table:formula="of:=100*([Moyennes.AT7]-[.AT$2])/[.AT$2]" office:value-type="float" office:value="2.96538978494624" calcext:value-type="float">
            <text:p>2,9653897849</text:p>
          </table:table-cell>
          <table:table-cell table:formula="of:=100*([Moyennes.AU7]-[.AU$2])/[.AU$2]" office:value-type="float" office:value="1.86294078509647" calcext:value-type="float">
            <text:p>1,8629407851</text:p>
          </table:table-cell>
          <table:table-cell table:formula="of:=100*([Moyennes.AV7]-[.AV$2])/[.AV$2]" office:value-type="float" office:value="1.93986420950533" calcext:value-type="float">
            <text:p>1,9398642095</text:p>
          </table:table-cell>
          <table:table-cell table:formula="of:=100*([Moyennes.AW7]-[.AW$2])/[.AW$2]" office:value-type="float" office:value="1.0289759631215" calcext:value-type="float">
            <text:p>1,0289759631</text:p>
          </table:table-cell>
          <table:table-cell table:formula="of:=100*([Moyennes.AX7]-[.AX$2])/[.AX$2]" office:value-type="float" office:value="2.04521919226786" calcext:value-type="float">
            <text:p>2,0452191923</text:p>
          </table:table-cell>
          <table:table-cell table:formula="of:=100*([Moyennes.AY7]-[.AY$2])/[.AY$2]" office:value-type="float" office:value="2.48776508972268" calcext:value-type="float">
            <text:p>2,4877650897</text:p>
          </table:table-cell>
          <table:table-cell table:formula="of:=100*([Moyennes.AZ7]-[.AZ$2])/[.AZ$2]" office:value-type="float" office:value="4.28110599078341" calcext:value-type="float">
            <text:p>4,2811059908</text:p>
          </table:table-cell>
          <table:table-cell table:formula="of:=100*([Moyennes.BA7]-[.BA$2])/[.BA$2]" office:value-type="float" office:value="4.75161987041037" calcext:value-type="float">
            <text:p>4,7516198704</text:p>
          </table:table-cell>
          <table:table-cell table:formula="of:=100*([Moyennes.BB7]-[.BB$2])/[.BB$2]" office:value-type="float" office:value="5.35027472527473" calcext:value-type="float">
            <text:p>5,3502747253</text:p>
          </table:table-cell>
          <table:table-cell table:formula="of:=100*([Moyennes.BC7]-[.BC$2])/[.BC$2]" office:value-type="float" office:value="5.17727639000806" calcext:value-type="float">
            <text:p>5,1772763900</text:p>
          </table:table-cell>
          <table:table-cell table:formula="of:=100*([Moyennes.BD7]-[.BD$2])/[.BD$2]" office:value-type="float" office:value="4.65937413458876" calcext:value-type="float">
            <text:p>4,6593741346</text:p>
          </table:table-cell>
          <table:table-cell table:formula="of:=100*([Moyennes.BE7]-[.BE$2])/[.BE$2]" office:value-type="float" office:value="4.95789187720728" calcext:value-type="float">
            <text:p>4,9578918772</text:p>
          </table:table-cell>
          <table:table-cell table:formula="of:=100*([Moyennes.BF7]-[.BF$2])/[.BF$2]" office:value-type="float" office:value="5.04859611231102" calcext:value-type="float">
            <text:p>5,0485961123</text:p>
          </table:table-cell>
          <table:table-cell table:formula="of:=100*([Moyennes.BG7]-[.BG$2])/[.BG$2]" office:value-type="float" office:value="5.2560281766459" calcext:value-type="float">
            <text:p>5,2560281766</text:p>
          </table:table-cell>
          <table:table-cell table:formula="of:=100*([Moyennes.BH7]-[.BH$2])/[.BH$2]" office:value-type="float" office:value="4.23457119957254" calcext:value-type="float">
            <text:p>4,2345711996</text:p>
          </table:table-cell>
          <table:table-cell table:formula="of:=100*([Moyennes.BI7]-[.BI$2])/[.BI$2]" office:value-type="float" office:value="4.73242811501597" calcext:value-type="float">
            <text:p>4,7324281150</text:p>
          </table:table-cell>
          <table:table-cell/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number-columns-repeated="2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1.29823725583611" calcext:value-type="float">
            <text:p>1,2982372558</text:p>
          </table:table-cell>
          <table:table-cell table:formula="of:=100*([Moyennes.X8]-[.X$2])/[.X$2]" office:value-type="float" office:value="1.6122098022356" calcext:value-type="float">
            <text:p>1,6122098022</text:p>
          </table:table-cell>
          <table:table-cell table:formula="of:=100*([Moyennes.Y8]-[.Y$2])/[.Y$2]" office:value-type="float" office:value="1.259559154296" calcext:value-type="float">
            <text:p>1,2595591543</text:p>
          </table:table-cell>
          <table:table-cell table:formula="of:=100*([Moyennes.Z8]-[.Z$2])/[.Z$2]" office:value-type="float" office:value="1.25491051942383" calcext:value-type="float">
            <text:p>1,2549105194</text:p>
          </table:table-cell>
          <table:table-cell table:formula="of:=100*([Moyennes.AA8]-[.AA$2])/[.AA$2]" office:value-type="float" office:value="0.977088948787062" calcext:value-type="float">
            <text:p>0,9770889488</text:p>
          </table:table-cell>
          <table:table-cell table:formula="of:=100*([Moyennes.AB8]-[.AB$2])/[.AB$2]" office:value-type="float" office:value="1.41882974043115" calcext:value-type="float">
            <text:p>1,4188297404</text:p>
          </table:table-cell>
          <table:table-cell table:formula="of:=100*([Moyennes.AC8]-[.AC$2])/[.AC$2]" office:value-type="float" office:value="1.85227272727273" calcext:value-type="float">
            <text:p>1,8522727273</text:p>
          </table:table-cell>
          <table:table-cell table:formula="of:=100*([Moyennes.AD8]-[.AD$2])/[.AD$2]" office:value-type="float" office:value="1.66517657577112" calcext:value-type="float">
            <text:p>1,6651765758</text:p>
          </table:table-cell>
          <table:table-cell table:formula="of:=100*([Moyennes.AE8]-[.AE$2])/[.AE$2]" office:value-type="float" office:value="1.59550045913682" calcext:value-type="float">
            <text:p>1,5955004591</text:p>
          </table:table-cell>
          <table:table-cell table:formula="of:=100*([Moyennes.AF8]-[.AF$2])/[.AF$2]" office:value-type="float" office:value="0.240692056273987" calcext:value-type="float">
            <text:p>0,2406920563</text:p>
          </table:table-cell>
          <table:table-cell table:formula="of:=100*([Moyennes.AG8]-[.AG$2])/[.AG$2]" office:value-type="float" office:value="0.31757233592096" calcext:value-type="float">
            <text:p>0,3175723359</text:p>
          </table:table-cell>
          <table:table-cell table:formula="of:=100*([Moyennes.AH8]-[.AH$2])/[.AH$2]" office:value-type="float" office:value="0.619992369324685" calcext:value-type="float">
            <text:p>0,6199923693</text:p>
          </table:table-cell>
          <table:table-cell table:formula="of:=100*([Moyennes.AI8]-[.AI$2])/[.AI$2]" office:value-type="float" office:value="0.536168665939658" calcext:value-type="float">
            <text:p>0,5361686659</text:p>
          </table:table-cell>
          <table:table-cell table:formula="of:=100*([Moyennes.AJ8]-[.AJ$2])/[.AJ$2]" office:value-type="float" office:value="0.069856793573175" calcext:value-type="float">
            <text:p>0,0698567936</text:p>
          </table:table-cell>
          <table:table-cell table:formula="of:=100*([Moyennes.AK8]-[.AK$2])/[.AK$2]" office:value-type="float" office:value="0.212089077412513" calcext:value-type="float">
            <text:p>0,2120890774</text:p>
          </table:table-cell>
          <table:table-cell table:formula="of:=100*([Moyennes.AL8]-[.AL$2])/[.AL$2]" office:value-type="float" office:value="1.07339449541284" calcext:value-type="float">
            <text:p>1,0733944954</text:p>
          </table:table-cell>
          <table:table-cell table:formula="of:=100*([Moyennes.AM8]-[.AM$2])/[.AM$2]" office:value-type="float" office:value="0.875885203130824" calcext:value-type="float">
            <text:p>0,8758852031</text:p>
          </table:table-cell>
          <table:table-cell table:formula="of:=100*([Moyennes.AN8]-[.AN$2])/[.AN$2]" office:value-type="float" office:value="0.71512539184953" calcext:value-type="float">
            <text:p>0,7151253918</text:p>
          </table:table-cell>
          <table:table-cell table:formula="of:=100*([Moyennes.AO8]-[.AO$2])/[.AO$2]" office:value-type="float" office:value="0.0629043853342919" calcext:value-type="float">
            <text:p>0,0629043853</text:p>
          </table:table-cell>
          <table:table-cell table:formula="of:=100*([Moyennes.AP8]-[.AP$2])/[.AP$2]" office:value-type="float" office:value="4.69823448841148" calcext:value-type="float">
            <text:p>4,6982344884</text:p>
          </table:table-cell>
          <table:table-cell table:formula="of:=100*([Moyennes.AQ8]-[.AQ$2])/[.AQ$2]" office:value-type="float" office:value="5.38890826648064" calcext:value-type="float">
            <text:p>5,3889082665</text:p>
          </table:table-cell>
          <table:table-cell table:formula="of:=100*([Moyennes.AR8]-[.AR$2])/[.AR$2]" office:value-type="float" office:value="5.17787953504755" calcext:value-type="float">
            <text:p>5,1778795350</text:p>
          </table:table-cell>
          <table:table-cell table:formula="of:=100*([Moyennes.AS8]-[.AS$2])/[.AS$2]" office:value-type="float" office:value="2.82402873000326" calcext:value-type="float">
            <text:p>2,8240287300</text:p>
          </table:table-cell>
          <table:table-cell table:formula="of:=100*([Moyennes.AT8]-[.AT$2])/[.AT$2]" office:value-type="float" office:value="4.96471774193548" calcext:value-type="float">
            <text:p>4,9647177419</text:p>
          </table:table-cell>
          <table:table-cell table:formula="of:=100*([Moyennes.AU8]-[.AU$2])/[.AU$2]" office:value-type="float" office:value="3.90053226879574" calcext:value-type="float">
            <text:p>3,9005322688</text:p>
          </table:table-cell>
          <table:table-cell table:formula="of:=100*([Moyennes.AV8]-[.AV$2])/[.AV$2]" office:value-type="float" office:value="5.16488845780795" calcext:value-type="float">
            <text:p>5,1648884578</text:p>
          </table:table-cell>
          <table:table-cell table:formula="of:=100*([Moyennes.AW8]-[.AW$2])/[.AW$2]" office:value-type="float" office:value="2.83174185051037" calcext:value-type="float">
            <text:p>2,8317418505</text:p>
          </table:table-cell>
          <table:table-cell table:formula="of:=100*([Moyennes.AX8]-[.AX$2])/[.AX$2]" office:value-type="float" office:value="3.62443907490507" calcext:value-type="float">
            <text:p>3,6244390749</text:p>
          </table:table-cell>
          <table:table-cell table:formula="of:=100*([Moyennes.AY8]-[.AY$2])/[.AY$2]" office:value-type="float" office:value="4.12724306688418" calcext:value-type="float">
            <text:p>4,1272430669</text:p>
          </table:table-cell>
          <table:table-cell table:formula="of:=100*([Moyennes.AZ8]-[.AZ$2])/[.AZ$2]" office:value-type="float" office:value="5.54964390448261" calcext:value-type="float">
            <text:p>5,5496439045</text:p>
          </table:table-cell>
          <table:table-cell table:formula="of:=100*([Moyennes.BA8]-[.BA$2])/[.BA$2]" office:value-type="float" office:value="5.79778617710583" calcext:value-type="float">
            <text:p>5,7977861771</text:p>
          </table:table-cell>
          <table:table-cell table:formula="of:=100*([Moyennes.BB8]-[.BB$2])/[.BB$2]" office:value-type="float" office:value="7.21840659340659" calcext:value-type="float">
            <text:p>7,2184065934</text:p>
          </table:table-cell>
          <table:table-cell table:formula="of:=100*([Moyennes.BC8]-[.BC$2])/[.BC$2]" office:value-type="float" office:value="5.84206285253828" calcext:value-type="float">
            <text:p>5,8420628525</text:p>
          </table:table-cell>
          <table:table-cell table:formula="of:=100*([Moyennes.BD8]-[.BD$2])/[.BD$2]" office:value-type="float" office:value="6.16172805317087" calcext:value-type="float">
            <text:p>6,1617280532</text:p>
          </table:table-cell>
          <table:table-cell table:formula="of:=100*([Moyennes.BE8]-[.BE$2])/[.BE$2]" office:value-type="float" office:value="5.59630535180657" calcext:value-type="float">
            <text:p>5,5963053518</text:p>
          </table:table-cell>
          <table:table-cell table:formula="of:=100*([Moyennes.BF8]-[.BF$2])/[.BF$2]" office:value-type="float" office:value="6.6414686825054" calcext:value-type="float">
            <text:p>6,6414686825</text:p>
          </table:table-cell>
          <table:table-cell table:formula="of:=100*([Moyennes.BG8]-[.BG$2])/[.BG$2]" office:value-type="float" office:value="6.15686805743701" calcext:value-type="float">
            <text:p>6,1568680574</text:p>
          </table:table-cell>
          <table:table-cell table:formula="of:=100*([Moyennes.BH8]-[.BH$2])/[.BH$2]" office:value-type="float" office:value="5.58375634517767" calcext:value-type="float">
            <text:p>5,5837563452</text:p>
          </table:table-cell>
          <table:table-cell table:formula="of:=100*([Moyennes.BI8]-[.BI$2])/[.BI$2]" office:value-type="float" office:value="5.53780617678381" calcext:value-type="float">
            <text:p>5,5378061768</text:p>
          </table:table-cell>
          <table:table-cell/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number-columns-repeated="2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formula="of:=100*([Moyennes.P9]-[.P$2])/[.P$2]" office:value-type="float" office:value="3.31219168428471" calcext:value-type="float">
            <text:p>3,3121916843</text:p>
          </table:table-cell>
          <table:table-cell table:formula="of:=100*([Moyennes.Q9]-[.Q$2])/[.Q$2]" office:value-type="float" office:value="3.22118826055834" calcext:value-type="float">
            <text:p>3,2211882606</text:p>
          </table:table-cell>
          <table:table-cell table:formula="of:=100*([Moyennes.R9]-[.R$2])/[.R$2]" office:value-type="float" office:value="3.16711590296496" calcext:value-type="float">
            <text:p>3,1671159030</text:p>
          </table:table-cell>
          <table:table-cell table:formula="of:=100*([Moyennes.S9]-[.S$2])/[.S$2]" office:value-type="float" office:value="2.47074122236671" calcext:value-type="float">
            <text:p>2,4707412224</text:p>
          </table:table-cell>
          <table:table-cell table:formula="of:=100*([Moyennes.T9]-[.T$2])/[.T$2]" office:value-type="float" office:value="1.00439422473321" calcext:value-type="float">
            <text:p>1,0043942247</text:p>
          </table:table-cell>
          <table:table-cell table:formula="of:=100*([Moyennes.U9]-[.U$2])/[.U$2]" office:value-type="float" office:value="1.82275298554368" calcext:value-type="float">
            <text:p>1,8227529855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952834683182468" calcext:value-type="float">
            <text:p>0,9528346832</text:p>
          </table:table-cell>
          <table:table-cell table:formula="of:=100*([Moyennes.X9]-[.X$2])/[.X$2]" office:value-type="float" office:value="0.945829750644884" calcext:value-type="float">
            <text:p>0,9458297506</text:p>
          </table:table-cell>
          <table:table-cell table:formula="of:=100*([Moyennes.Y9]-[.Y$2])/[.Y$2]" office:value-type="float" office:value="1.12460638776428" calcext:value-type="float">
            <text:p>1,1246063878</text:p>
          </table:table-cell>
          <table:table-cell table:formula="of:=100*([Moyennes.Z9]-[.Z$2])/[.Z$2]" office:value-type="float" office:value="2.48799650807508" calcext:value-type="float">
            <text:p>2,4879965081</text:p>
          </table:table-cell>
          <table:table-cell table:formula="of:=100*([Moyennes.AA9]-[.AA$2])/[.AA$2]" office:value-type="float" office:value="1.392632524708" calcext:value-type="float">
            <text:p>1,3926325247</text:p>
          </table:table-cell>
          <table:table-cell table:formula="of:=100*([Moyennes.AB9]-[.AB$2])/[.AB$2]" office:value-type="float" office:value="1.40783106027277" calcext:value-type="float">
            <text:p>1,4078310603</text:p>
          </table:table-cell>
          <table:table-cell table:formula="of:=100*([Moyennes.AC9]-[.AC$2])/[.AC$2]" office:value-type="float" office:value="1.54545454545455" calcext:value-type="float">
            <text:p>1,5454545455</text:p>
          </table:table-cell>
          <table:table-cell table:formula="of:=100*([Moyennes.AD9]-[.AD$2])/[.AD$2]" office:value-type="float" office:value="2.36924452391596" calcext:value-type="float">
            <text:p>2,3692445239</text:p>
          </table:table-cell>
          <table:table-cell table:formula="of:=100*([Moyennes.AE9]-[.AE$2])/[.AE$2]" office:value-type="float" office:value="2.47933884297521" calcext:value-type="float">
            <text:p>2,4793388430</text:p>
          </table:table-cell>
          <table:table-cell table:formula="of:=100*([Moyennes.AF9]-[.AF$2])/[.AF$2]" office:value-type="float" office:value="0.183553597650514" calcext:value-type="float">
            <text:p>0,1835535977</text:p>
          </table:table-cell>
          <table:table-cell table:formula="of:=100*([Moyennes.AG9]-[.AG$2])/[.AG$2]" office:value-type="float" office:value="0.141143260409315" calcext:value-type="float">
            <text:p>0,1411432604</text:p>
          </table:table-cell>
          <table:table-cell table:formula="of:=100*([Moyennes.AH9]-[.AH$2])/[.AH$2]" office:value-type="float" office:value="0.343380389164441" calcext:value-type="float">
            <text:p>0,3433803892</text:p>
          </table:table-cell>
          <table:table-cell table:formula="of:=100*([Moyennes.AI9]-[.AI$2])/[.AI$2]" office:value-type="float" office:value="0.727008360596147" calcext:value-type="float">
            <text:p>0,7270083606</text:p>
          </table:table-cell>
          <table:table-cell table:formula="of:=100*([Moyennes.AJ9]-[.AJ$2])/[.AJ$2]" office:value-type="float" office:value="0.0349283967865875" calcext:value-type="float">
            <text:p>0,0349283968</text:p>
          </table:table-cell>
          <table:table-cell table:formula="of:=100*([Moyennes.AK9]-[.AK$2])/[.AK$2]" office:value-type="float" office:value="0.176740897843761" calcext:value-type="float">
            <text:p>0,1767408978</text:p>
          </table:table-cell>
          <table:table-cell table:formula="of:=100*([Moyennes.AL9]-[.AL$2])/[.AL$2]" office:value-type="float" office:value="0.73394495412844" calcext:value-type="float">
            <text:p>0,7339449541</text:p>
          </table:table-cell>
          <table:table-cell table:formula="of:=100*([Moyennes.AM9]-[.AM$2])/[.AM$2]" office:value-type="float" office:value="0.111815132314573" calcext:value-type="float">
            <text:p>0,1118151323</text:p>
          </table:table-cell>
          <table:table-cell table:formula="of:=100*([Moyennes.AN9]-[.AN$2])/[.AN$2]" office:value-type="float" office:value="0.862068965517241" calcext:value-type="float">
            <text:p>0,8620689655</text:p>
          </table:table-cell>
          <table:table-cell table:formula="of:=100*([Moyennes.AO9]-[.AO$2])/[.AO$2]" office:value-type="float" office:value="0.251617541337168" calcext:value-type="float">
            <text:p>0,2516175413</text:p>
          </table:table-cell>
          <table:table-cell table:formula="of:=100*([Moyennes.AP9]-[.AP$2])/[.AP$2]" office:value-type="float" office:value="4.21263791374122" calcext:value-type="float">
            <text:p>4,2126379137</text:p>
          </table:table-cell>
          <table:table-cell table:formula="of:=100*([Moyennes.AQ9]-[.AQ$2])/[.AQ$2]" office:value-type="float" office:value="4.53435647017789" calcext:value-type="float">
            <text:p>4,5343564702</text:p>
          </table:table-cell>
          <table:table-cell table:formula="of:=100*([Moyennes.AR9]-[.AR$2])/[.AR$2]" office:value-type="float" office:value="3.83938006340261" calcext:value-type="float">
            <text:p>3,8393800634</text:p>
          </table:table-cell>
          <table:table-cell table:formula="of:=100*([Moyennes.AS9]-[.AS$2])/[.AS$2]" office:value-type="float" office:value="0.555011426705844" calcext:value-type="float">
            <text:p>0,5550114267</text:p>
          </table:table-cell>
          <table:table-cell table:formula="of:=100*([Moyennes.AT9]-[.AT$2])/[.AT$2]" office:value-type="float" office:value="4.23387096774194" calcext:value-type="float">
            <text:p>4,2338709677</text:p>
          </table:table-cell>
          <table:table-cell table:formula="of:=100*([Moyennes.AU9]-[.AU$2])/[.AU$2]" office:value-type="float" office:value="5.42248835662009" calcext:value-type="float">
            <text:p>5,4224883566</text:p>
          </table:table-cell>
          <table:table-cell table:formula="of:=100*([Moyennes.AV9]-[.AV$2])/[.AV$2]" office:value-type="float" office:value="5.94891690914969" calcext:value-type="float">
            <text:p>5,9489169091</text:p>
          </table:table-cell>
          <table:table-cell table:formula="of:=100*([Moyennes.AW9]-[.AW$2])/[.AW$2]" office:value-type="float" office:value="1.71221600263418" calcext:value-type="float">
            <text:p>1,7122160026</text:p>
          </table:table-cell>
          <table:table-cell table:formula="of:=100*([Moyennes.AX9]-[.AX$2])/[.AX$2]" office:value-type="float" office:value="3.38280980324474" calcext:value-type="float">
            <text:p>3,3828098032</text:p>
          </table:table-cell>
          <table:table-cell table:formula="of:=100*([Moyennes.AY9]-[.AY$2])/[.AY$2]" office:value-type="float" office:value="4.53507340946166" calcext:value-type="float">
            <text:p>4,5350734095</text:p>
          </table:table-cell>
          <table:table-cell table:formula="of:=100*([Moyennes.AZ9]-[.AZ$2])/[.AZ$2]" office:value-type="float" office:value="3.48051948051948" calcext:value-type="float">
            <text:p>3,4805194805</text:p>
          </table:table-cell>
          <table:table-cell table:formula="of:=100*([Moyennes.BA9]-[.BA$2])/[.BA$2]" office:value-type="float" office:value="4.77861771058315" calcext:value-type="float">
            <text:p>4,7786177106</text:p>
          </table:table-cell>
          <table:table-cell table:formula="of:=100*([Moyennes.BB9]-[.BB$2])/[.BB$2]" office:value-type="float" office:value="5.71428571428571" calcext:value-type="float">
            <text:p>5,7142857143</text:p>
          </table:table-cell>
          <table:table-cell table:formula="of:=100*([Moyennes.BC9]-[.BC$2])/[.BC$2]" office:value-type="float" office:value="5.58689229116304" calcext:value-type="float">
            <text:p>5,5868922912</text:p>
          </table:table-cell>
          <table:table-cell table:formula="of:=100*([Moyennes.BD9]-[.BD$2])/[.BD$2]" office:value-type="float" office:value="3.43395181390197" calcext:value-type="float">
            <text:p>3,4339518139</text:p>
          </table:table-cell>
          <table:table-cell table:formula="of:=100*([Moyennes.BE9]-[.BE$2])/[.BE$2]" office:value-type="float" office:value="4.07497962510187" calcext:value-type="float">
            <text:p>4,0749796251</text:p>
          </table:table-cell>
          <table:table-cell table:formula="of:=100*([Moyennes.BF9]-[.BF$2])/[.BF$2]" office:value-type="float" office:value="5.29157667386609" calcext:value-type="float">
            <text:p>5,2915766739</text:p>
          </table:table-cell>
          <table:table-cell table:formula="of:=100*([Moyennes.BG9]-[.BG$2])/[.BG$2]" office:value-type="float" office:value="4.90382010295313" calcext:value-type="float">
            <text:p>4,9038201030</text:p>
          </table:table-cell>
          <table:table-cell table:formula="of:=100*([Moyennes.BH9]-[.BH$2])/[.BH$2]" office:value-type="float" office:value="3.7135987176062" calcext:value-type="float">
            <text:p>3,7135987176</text:p>
          </table:table-cell>
          <table:table-cell table:formula="of:=100*([Moyennes.BI9]-[.BI$2])/[.BI$2]" office:value-type="float" office:value="5.19169329073482" calcext:value-type="float">
            <text:p>5,1916932907</text:p>
          </table:table-cell>
          <table:table-cell/>
          <table:table-cell table:formula="of:=AVERAGE([.B10:.BI10])" office:value-type="float" office:value="2.52206580673383" calcext:value-type="float">
            <text:p>2,5220658067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number-columns-repeated="2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formula="of:=100*([Moyennes.P10]-[.P$2])/[.P$2]" office:value-type="float" office:value="4.22832980972516" calcext:value-type="float">
            <text:p>4,2283298097</text:p>
          </table:table-cell>
          <table:table-cell table:formula="of:=100*([Moyennes.Q10]-[.Q$2])/[.Q$2]" office:value-type="float" office:value="2.07587687902649" calcext:value-type="float">
            <text:p>2,0758768790</text:p>
          </table:table-cell>
          <table:table-cell table:formula="of:=100*([Moyennes.R10]-[.R$2])/[.R$2]" office:value-type="float" office:value="2.83018867924528" calcext:value-type="float">
            <text:p>2,8301886792</text:p>
          </table:table-cell>
          <table:table-cell table:formula="of:=100*([Moyennes.S10]-[.S$2])/[.S$2]" office:value-type="float" office:value="2.21066319895969" calcext:value-type="float">
            <text:p>2,2106631990</text:p>
          </table:table-cell>
          <table:table-cell table:formula="of:=100*([Moyennes.T10]-[.T$2])/[.T$2]" office:value-type="float" office:value="1.50659133709981" calcext:value-type="float">
            <text:p>1,5065913371</text:p>
          </table:table-cell>
          <table:table-cell table:formula="of:=100*([Moyennes.U10]-[.U$2])/[.U$2]" office:value-type="float" office:value="1.82275298554368" calcext:value-type="float">
            <text:p>1,8227529855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2.38208670795617" calcext:value-type="float">
            <text:p>2,3820867080</text:p>
          </table:table-cell>
          <table:table-cell table:formula="of:=100*([Moyennes.X10]-[.X$2])/[.X$2]" office:value-type="float" office:value="2.10662080825451" calcext:value-type="float">
            <text:p>2,1066208083</text:p>
          </table:table-cell>
          <table:table-cell table:formula="of:=100*([Moyennes.Y10]-[.Y$2])/[.Y$2]" office:value-type="float" office:value="1.12460638776428" calcext:value-type="float">
            <text:p>1,1246063878</text:p>
          </table:table-cell>
          <table:table-cell table:formula="of:=100*([Moyennes.Z10]-[.Z$2])/[.Z$2]" office:value-type="float" office:value="1.44041903099083" calcext:value-type="float">
            <text:p>1,4404190310</text:p>
          </table:table-cell>
          <table:table-cell table:formula="of:=100*([Moyennes.AA10]-[.AA$2])/[.AA$2]" office:value-type="float" office:value="2.78526504941599" calcext:value-type="float">
            <text:p>2,7852650494</text:p>
          </table:table-cell>
          <table:table-cell table:formula="of:=100*([Moyennes.AB10]-[.AB$2])/[.AB$2]" office:value-type="float" office:value="1.58380994280686" calcext:value-type="float">
            <text:p>1,5838099428</text:p>
          </table:table-cell>
          <table:table-cell table:formula="of:=100*([Moyennes.AC10]-[.AC$2])/[.AC$2]" office:value-type="float" office:value="1.45454545454545" calcext:value-type="float">
            <text:p>1,4545454545</text:p>
          </table:table-cell>
          <table:table-cell table:formula="of:=100*([Moyennes.AD10]-[.AD$2])/[.AD$2]" office:value-type="float" office:value="3.08448815377738" calcext:value-type="float">
            <text:p>3,0844881538</text:p>
          </table:table-cell>
          <table:table-cell table:formula="of:=100*([Moyennes.AE10]-[.AE$2])/[.AE$2]" office:value-type="float" office:value="2.66299357208448" calcext:value-type="float">
            <text:p>2,6629935721</text:p>
          </table:table-cell>
          <table:table-cell table:formula="of:=100*([Moyennes.AF10]-[.AF$2])/[.AF$2]" office:value-type="float" office:value="0.183553597650514" calcext:value-type="float">
            <text:p>0,1835535977</text:p>
          </table:table-cell>
          <table:table-cell table:formula="of:=100*([Moyennes.AG10]-[.AG$2])/[.AG$2]" office:value-type="float" office:value="0.141143260409315" calcext:value-type="float">
            <text:p>0,1411432604</text:p>
          </table:table-cell>
          <table:table-cell table:formula="of:=100*([Moyennes.AH10]-[.AH$2])/[.AH$2]" office:value-type="float" office:value="0" calcext:value-type="float">
            <text:p>0,0000000000</text:p>
          </table:table-cell>
          <table:table-cell table:formula="of:=100*([Moyennes.AI10]-[.AI$2])/[.AI$2]" office:value-type="float" office:value="1.12686295892403" calcext:value-type="float">
            <text:p>1,1268629589</text:p>
          </table:table-cell>
          <table:table-cell table:formula="of:=100*([Moyennes.AJ10]-[.AJ$2])/[.AJ$2]" office:value-type="float" office:value="0.0349283967865875" calcext:value-type="float">
            <text:p>0,0349283968</text:p>
          </table:table-cell>
          <table:table-cell table:formula="of:=100*([Moyennes.AK10]-[.AK$2])/[.AK$2]" office:value-type="float" office:value="0.0706963591375044" calcext:value-type="float">
            <text:p>0,0706963591</text:p>
          </table:table-cell>
          <table:table-cell table:formula="of:=100*([Moyennes.AL10]-[.AL$2])/[.AL$2]" office:value-type="float" office:value="0.403669724770642" calcext:value-type="float">
            <text:p>0,4036697248</text:p>
          </table:table-cell>
          <table:table-cell table:formula="of:=100*([Moyennes.AM10]-[.AM$2])/[.AM$2]" office:value-type="float" office:value="0.111815132314573" calcext:value-type="float">
            <text:p>0,1118151323</text:p>
          </table:table-cell>
          <table:table-cell table:formula="of:=100*([Moyennes.AN10]-[.AN$2])/[.AN$2]" office:value-type="float" office:value="0.352664576802508" calcext:value-type="float">
            <text:p>0,3526645768</text:p>
          </table:table-cell>
          <table:table-cell table:formula="of:=100*([Moyennes.AO10]-[.AO$2])/[.AO$2]" office:value-type="float" office:value="0.251617541337168" calcext:value-type="float">
            <text:p>0,2516175413</text:p>
          </table:table-cell>
          <table:table-cell table:formula="of:=100*([Moyennes.AP10]-[.AP$2])/[.AP$2]" office:value-type="float" office:value="3.51053159478435" calcext:value-type="float">
            <text:p>3,5105315948</text:p>
          </table:table-cell>
          <table:table-cell table:formula="of:=100*([Moyennes.AQ10]-[.AQ$2])/[.AQ$2]" office:value-type="float" office:value="2.4066968957098" calcext:value-type="float">
            <text:p>2,4066968957</text:p>
          </table:table-cell>
          <table:table-cell table:formula="of:=100*([Moyennes.AR10]-[.AR$2])/[.AR$2]" office:value-type="float" office:value="4.2972877773864" calcext:value-type="float">
            <text:p>4,2972877774</text:p>
          </table:table-cell>
          <table:table-cell table:formula="of:=100*([Moyennes.AS10]-[.AS$2])/[.AS$2]" office:value-type="float" office:value="1.07737512242899" calcext:value-type="float">
            <text:p>1,0773751224</text:p>
          </table:table-cell>
          <table:table-cell table:formula="of:=100*([Moyennes.AT10]-[.AT$2])/[.AT$2]" office:value-type="float" office:value="2.28494623655914" calcext:value-type="float">
            <text:p>2,2849462366</text:p>
          </table:table-cell>
          <table:table-cell table:formula="of:=100*([Moyennes.AU10]-[.AU$2])/[.AU$2]" office:value-type="float" office:value="5.28942115768463" calcext:value-type="float">
            <text:p>5,2894211577</text:p>
          </table:table-cell>
          <table:table-cell table:formula="of:=100*([Moyennes.AV10]-[.AV$2])/[.AV$2]" office:value-type="float" office:value="2.87746524409958" calcext:value-type="float">
            <text:p>2,8774652441</text:p>
          </table:table-cell>
          <table:table-cell table:formula="of:=100*([Moyennes.AW10]-[.AW$2])/[.AW$2]" office:value-type="float" office:value="1.67928877181429" calcext:value-type="float">
            <text:p>1,6792887718</text:p>
          </table:table-cell>
          <table:table-cell table:formula="of:=100*([Moyennes.AX10]-[.AX$2])/[.AX$2]" office:value-type="float" office:value="3.38280980324474" calcext:value-type="float">
            <text:p>3,3828098032</text:p>
          </table:table-cell>
          <table:table-cell table:formula="of:=100*([Moyennes.AY10]-[.AY$2])/[.AY$2]" office:value-type="float" office:value="4.92659053833605" calcext:value-type="float">
            <text:p>4,9265905383</text:p>
          </table:table-cell>
          <table:table-cell table:formula="of:=100*([Moyennes.AZ10]-[.AZ$2])/[.AZ$2]" office:value-type="float" office:value="3.97402597402597" calcext:value-type="float">
            <text:p>3,9740259740</text:p>
          </table:table-cell>
          <table:table-cell table:formula="of:=100*([Moyennes.BA10]-[.BA$2])/[.BA$2]" office:value-type="float" office:value="3.29373650107991" calcext:value-type="float">
            <text:p>3,2937365011</text:p>
          </table:table-cell>
          <table:table-cell table:formula="of:=100*([Moyennes.BB10]-[.BB$2])/[.BB$2]" office:value-type="float" office:value="4.31318681318681" calcext:value-type="float">
            <text:p>4,3131868132</text:p>
          </table:table-cell>
          <table:table-cell table:formula="of:=100*([Moyennes.BC10]-[.BC$2])/[.BC$2]" office:value-type="float" office:value="5.98979317754499" calcext:value-type="float">
            <text:p>5,9897931775</text:p>
          </table:table-cell>
          <table:table-cell table:formula="of:=100*([Moyennes.BD10]-[.BD$2])/[.BD$2]" office:value-type="float" office:value="4.09858764885073" calcext:value-type="float">
            <text:p>4,0985876489</text:p>
          </table:table-cell>
          <table:table-cell table:formula="of:=100*([Moyennes.BE10]-[.BE$2])/[.BE$2]" office:value-type="float" office:value="5.08014126596034" calcext:value-type="float">
            <text:p>5,0801412660</text:p>
          </table:table-cell>
          <table:table-cell table:formula="of:=100*([Moyennes.BF10]-[.BF$2])/[.BF$2]" office:value-type="float" office:value="4.91360691144708" calcext:value-type="float">
            <text:p>4,9136069114</text:p>
          </table:table-cell>
          <table:table-cell table:formula="of:=100*([Moyennes.BG10]-[.BG$2])/[.BG$2]" office:value-type="float" office:value="4.47033324302357" calcext:value-type="float">
            <text:p>4,4703332430</text:p>
          </table:table-cell>
          <table:table-cell table:formula="of:=100*([Moyennes.BH10]-[.BH$2])/[.BH$2]" office:value-type="float" office:value="3.44643334223885" calcext:value-type="float">
            <text:p>3,4464333422</text:p>
          </table:table-cell>
          <table:table-cell table:formula="of:=100*([Moyennes.BI10]-[.BI$2])/[.BI$2]" office:value-type="float" office:value="6.0702875399361" calcext:value-type="float">
            <text:p>6,0702875399</text:p>
          </table:table-cell>
          <table:table-cell/>
          <table:table-cell table:formula="of:=AVERAGE([.B11:.BI11])" office:value-type="float" office:value="2.41205510372929" calcext:value-type="float">
            <text:p>2,4120551037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number-columns-repeated="2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262029537875179" calcext:value-type="float">
            <text:p>0,2620295379</text:p>
          </table:table-cell>
          <table:table-cell table:formula="of:=100*([Moyennes.X11]-[.X$2])/[.X$2]" office:value-type="float" office:value="0.365434221840069" calcext:value-type="float">
            <text:p>0,3654342218</text:p>
          </table:table-cell>
          <table:table-cell table:formula="of:=100*([Moyennes.Y11]-[.Y$2])/[.Y$2]" office:value-type="float" office:value="0.427350427350427" calcext:value-type="float">
            <text:p>0,4273504274</text:p>
          </table:table-cell>
          <table:table-cell table:formula="of:=100*([Moyennes.Z11]-[.Z$2])/[.Z$2]" office:value-type="float" office:value="0.403753819292885" calcext:value-type="float">
            <text:p>0,4037538193</text:p>
          </table:table-cell>
          <table:table-cell table:formula="of:=100*([Moyennes.AA11]-[.AA$2])/[.AA$2]" office:value-type="float" office:value="0.247079964061096" calcext:value-type="float">
            <text:p>0,2470799641</text:p>
          </table:table-cell>
          <table:table-cell table:formula="of:=100*([Moyennes.AB11]-[.AB$2])/[.AB$2]" office:value-type="float" office:value="0.384953805543335" calcext:value-type="float">
            <text:p>0,3849538055</text:p>
          </table:table-cell>
          <table:table-cell table:formula="of:=100*([Moyennes.AC11]-[.AC$2])/[.AC$2]" office:value-type="float" office:value="0.431818181818182" calcext:value-type="float">
            <text:p>0,4318181818</text:p>
          </table:table-cell>
          <table:table-cell table:formula="of:=100*([Moyennes.AD11]-[.AD$2])/[.AD$2]" office:value-type="float" office:value="0.178810907465355" calcext:value-type="float">
            <text:p>0,1788109075</text:p>
          </table:table-cell>
          <table:table-cell table:formula="of:=100*([Moyennes.AE11]-[.AE$2])/[.AE$2]" office:value-type="float" office:value="0.436179981634527" calcext:value-type="float">
            <text:p>0,4361799816</text:p>
          </table:table-cell>
          <table:table-cell table:formula="of:=100*([Moyennes.AF11]-[.AF$2])/[.AF$2]" office:value-type="float" office:value="0.00637338880731693" calcext:value-type="float">
            <text:p>0,0063733888</text:p>
          </table:table-cell>
          <table:table-cell table:formula="of:=100*([Moyennes.AG11]-[.AG$2])/[.AG$2]" office:value-type="float" office:value="0.31757233592096" calcext:value-type="float">
            <text:p>0,3175723359</text:p>
          </table:table-cell>
          <table:table-cell table:formula="of:=100*([Moyennes.AH11]-[.AH$2])/[.AH$2]" office:value-type="float" office:value="0.0095383441434567" calcext:value-type="float">
            <text:p>0,0095383441</text:p>
          </table:table-cell>
          <table:table-cell table:formula="of:=100*([Moyennes.AI11]-[.AI$2])/[.AI$2]" office:value-type="float" office:value="0.236277717193748" calcext:value-type="float">
            <text:p>0,2362777172</text:p>
          </table:table-cell>
          <table:table-cell table:formula="of:=100*([Moyennes.AJ11]-[.AJ$2])/[.AJ$2]" office:value-type="float" office:value="0.0261962975899406" calcext:value-type="float">
            <text:p>0,0261962976</text:p>
          </table:table-cell>
          <table:table-cell table:formula="of:=100*([Moyennes.AK11]-[.AK$2])/[.AK$2]" office:value-type="float" office:value="0.0795334040296925" calcext:value-type="float">
            <text:p>0,0795334040</text:p>
          </table:table-cell>
          <table:table-cell table:formula="of:=100*([Moyennes.AL11]-[.AL$2])/[.AL$2]" office:value-type="float" office:value="0.256880733944954" calcext:value-type="float">
            <text:p>0,2568807339</text:p>
          </table:table-cell>
          <table:table-cell table:formula="of:=100*([Moyennes.AM11]-[.AM$2])/[.AM$2]" office:value-type="float" office:value="0.270219903093552" calcext:value-type="float">
            <text:p>0,2702199031</text:p>
          </table:table-cell>
          <table:table-cell table:formula="of:=100*([Moyennes.AN11]-[.AN$2])/[.AN$2]" office:value-type="float" office:value="0.352664576802508" calcext:value-type="float">
            <text:p>0,3526645768</text:p>
          </table:table-cell>
          <table:table-cell table:formula="of:=100*([Moyennes.AO11]-[.AO$2])/[.AO$2]" office:value-type="float" office:value="0" calcext:value-type="float">
            <text:p>0,0000000000</text:p>
          </table:table-cell>
          <table:table-cell table:formula="of:=100*([Moyennes.AP11]-[.AP$2])/[.AP$2]" office:value-type="float" office:value="2.77800995579331" calcext:value-type="float">
            <text:p>2,7780099558</text:p>
          </table:table-cell>
          <table:table-cell table:formula="of:=100*([Moyennes.AQ11]-[.AQ$2])/[.AQ$2]" office:value-type="float" office:value="3.45308685036624" calcext:value-type="float">
            <text:p>3,4530868504</text:p>
          </table:table-cell>
          <table:table-cell table:formula="of:=100*([Moyennes.AR11]-[.AR$2])/[.AR$2]" office:value-type="float" office:value="3.64564987671715" calcext:value-type="float">
            <text:p>3,6456498767</text:p>
          </table:table-cell>
          <table:table-cell table:formula="of:=100*([Moyennes.AS11]-[.AS$2])/[.AS$2]" office:value-type="float" office:value="1.46098596147568" calcext:value-type="float">
            <text:p>1,4609859615</text:p>
          </table:table-cell>
          <table:table-cell table:formula="of:=100*([Moyennes.AT11]-[.AT$2])/[.AT$2]" office:value-type="float" office:value="3.11659946236559" calcext:value-type="float">
            <text:p>3,1165994624</text:p>
          </table:table-cell>
          <table:table-cell table:formula="of:=100*([Moyennes.AU11]-[.AU$2])/[.AU$2]" office:value-type="float" office:value="2.47837658017299" calcext:value-type="float">
            <text:p>2,4783765802</text:p>
          </table:table-cell>
          <table:table-cell table:formula="of:=100*([Moyennes.AV11]-[.AV$2])/[.AV$2]" office:value-type="float" office:value="2.3197542838668" calcext:value-type="float">
            <text:p>2,3197542839</text:p>
          </table:table-cell>
          <table:table-cell table:formula="of:=100*([Moyennes.AW11]-[.AW$2])/[.AW$2]" office:value-type="float" office:value="1.72044781033915" calcext:value-type="float">
            <text:p>1,7204478103</text:p>
          </table:table-cell>
          <table:table-cell table:formula="of:=100*([Moyennes.AX11]-[.AX$2])/[.AX$2]" office:value-type="float" office:value="2.65792198826372" calcext:value-type="float">
            <text:p>2,6579219883</text:p>
          </table:table-cell>
          <table:table-cell table:formula="of:=100*([Moyennes.AY11]-[.AY$2])/[.AY$2]" office:value-type="float" office:value="2.65089722675367" calcext:value-type="float">
            <text:p>2,6508972268</text:p>
          </table:table-cell>
          <table:table-cell table:formula="of:=100*([Moyennes.AZ11]-[.AZ$2])/[.AZ$2]" office:value-type="float" office:value="3.64814814814815" calcext:value-type="float">
            <text:p>3,6481481481</text:p>
          </table:table-cell>
          <table:table-cell table:formula="of:=100*([Moyennes.BA11]-[.BA$2])/[.BA$2]" office:value-type="float" office:value="3.914686825054" calcext:value-type="float">
            <text:p>3,9146868251</text:p>
          </table:table-cell>
          <table:table-cell table:formula="of:=100*([Moyennes.BB11]-[.BB$2])/[.BB$2]" office:value-type="float" office:value="4.88324175824176" calcext:value-type="float">
            <text:p>4,8832417582</text:p>
          </table:table-cell>
          <table:table-cell table:formula="of:=100*([Moyennes.BC11]-[.BC$2])/[.BC$2]" office:value-type="float" office:value="3.90142358313188" calcext:value-type="float">
            <text:p>3,9014235831</text:p>
          </table:table-cell>
          <table:table-cell table:formula="of:=100*([Moyennes.BD11]-[.BD$2])/[.BD$2]" office:value-type="float" office:value="4.09858764885073" calcext:value-type="float">
            <text:p>4,0985876489</text:p>
          </table:table-cell>
          <table:table-cell table:formula="of:=100*([Moyennes.BE11]-[.BE$2])/[.BE$2]" office:value-type="float" office:value="4.21760391198044" calcext:value-type="float">
            <text:p>4,2176039120</text:p>
          </table:table-cell>
          <table:table-cell table:formula="of:=100*([Moyennes.BF11]-[.BF$2])/[.BF$2]" office:value-type="float" office:value="4.33990280777538" calcext:value-type="float">
            <text:p>4,3399028078</text:p>
          </table:table-cell>
          <table:table-cell table:formula="of:=100*([Moyennes.BG11]-[.BG$2])/[.BG$2]" office:value-type="float" office:value="4.93091303169873" calcext:value-type="float">
            <text:p>4,9309130317</text:p>
          </table:table-cell>
          <table:table-cell table:formula="of:=100*([Moyennes.BH11]-[.BH$2])/[.BH$2]" office:value-type="float" office:value="4.38151215602458" calcext:value-type="float">
            <text:p>4,3815121560</text:p>
          </table:table-cell>
          <table:table-cell table:formula="of:=100*([Moyennes.BI11]-[.BI$2])/[.BI$2]" office:value-type="float" office:value="3.97364217252396" calcext:value-type="float">
            <text:p>3,9736421725</text:p>
          </table:table-cell>
          <table:table-cell/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number-columns-repeated="2"/>
        </table:table-row>
      </table:table>
      <table:table table:name="Ecarts Normalisés" table:style-name="ta1">
        <table:shapes>
          <draw:frame draw:z-index="0" draw:style-name="gr1" draw:text-style-name="P1" svg:width="379.58mm" svg:height="165.22mm" svg:x="3.02mm" svg:y="56.31mm">
            <loext:p draw:notify-on-update-of-ranges="'Ecarts Normalisés'.B1:'Ecarts Normalisés'.G1 'Ecarts Normalisés'.A3:'Ecarts Normalisés'.A3 'Ecarts Normalisés'.B3:'Ecarts Normalisés'.G3 'Ecarts Normalisés'.A4:'Ecarts Normalisés'.A4 'Ecarts Normalisés'.B4:'Ecarts Normalisés'.G4 'Ecarts Normalisés'.A5:'Ecarts Normalisés'.A5 'Ecarts Normalisés'.B5:'Ecarts Normalisés'.G5 'Ecarts Normalisés'.A6:'Ecarts Normalisés'.A6 'Ecarts Normalisés'.B6:'Ecarts Normalisés'.G6 'Ecarts Normalisés'.A7:'Ecarts Normalisés'.A7 'Ecarts Normalisés'.B7:'Ecarts Normalisés'.G7 'Ecarts Normalisés'.A8:'Ecarts Normalisés'.A8 'Ecarts Normalisés'.B8:'Ecarts Normalisés'.G8 'Ecarts Normalisés'.A9:'Ecarts Normalisés'.A9 'Ecarts Normalisés'.B9:'Ecarts Normalisés'.G9 'Ecarts Normalisés'.A10:'Ecarts Normalisés'.A10 'Ecarts Normalisés'.B10:'Ecarts Normalisés'.G10 'Ecarts Normalisés'.A11:'Ecarts Normalisés'.A11 'Ecarts Normalisés'.B11:'Ecarts Normalisés'.G11 'Ecarts Normalisés'.A12:'Ecarts Normalisés'.A12 'Ecarts Normalisés'.B12:'Ecarts Normalisés'.G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6" table:default-cell-style-name="Default"/>
        <table:table-column table:style-name="co2" table:number-columns-repeated="18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22.txt" calcext:value-type="string">
            <text:p>instances/tai22.txt</text:p>
          </table:table-cell>
          <table:table-cell table:formula="of:=[Ecarts.X1]" office:value-type="string" office:string-value="instances/tai23.txt" calcext:value-type="string">
            <text:p>instances/tai23.txt</text:p>
          </table:table-cell>
          <table:table-cell table:formula="of:=[Ecarts.Y1]" office:value-type="string" office:string-value="instances/tai24.txt" calcext:value-type="string">
            <text:p>instances/tai24.txt</text:p>
          </table:table-cell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14819</text:p>
          </table:table-cell>
          <table:table-cell table:formula="of:=[Ecarts.D3]/MAX([Ecarts.D$3:.D$12])" office:value-type="float" office:value="0.0456790123456813" calcext:value-type="float">
            <text:p>0,045679012345681</text:p>
          </table:table-cell>
          <table:table-cell table:formula="of:=[Ecarts.E3]/MAX([Ecarts.E$3:.E$12])" office:value-type="float" office:value="0.215277777777779" calcext:value-type="float">
            <text:p>0,215277777777779</text:p>
          </table:table-cell>
          <table:table-cell table:formula="of:=[Ecarts.F3]/MAX([Ecarts.F$3:.F$12])" office:value-type="float" office:value="0.0206349206349192" calcext:value-type="float">
            <text:p>0,020634920634919</text:p>
          </table:table-cell>
          <table:table-cell table:formula="of:=[Ecarts.G3]/MAX([Ecarts.G$3:.G$12])" office:value-type="float" office:value="0.0862068965517241" calcext:value-type="float">
            <text:p>0,086206896551724</text:p>
          </table:table-cell>
          <table:table-cell table:formula="of:=[Ecarts.H3]/MAX([Ecarts.H$3:.H$12])" office:value-type="float" office:value="0.294117647058823" calcext:value-type="float">
            <text:p>0,294117647058823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13852</text:p>
          </table:table-cell>
          <table:table-cell table:formula="of:=[Ecarts.M3]/MAX([Ecarts.M$3:.M$12])" office:value-type="float" office:value="0.232426303854875" calcext:value-type="float">
            <text:p>0,232426303854875</text:p>
          </table:table-cell>
          <table:table-cell table:formula="of:=[Ecarts.N3]/MAX([Ecarts.N$3:.N$12])" office:value-type="float" office:value="0.518907563025209" calcext:value-type="float">
            <text:p>0,518907563025209</text:p>
          </table:table-cell>
          <table:table-cell table:formula="of:=[Ecarts.O3]/MAX([Ecarts.O$3:.O$12])" office:value-type="float" office:value="0.230952380952378" calcext:value-type="float">
            <text:p>0,230952380952378</text:p>
          </table:table-cell>
          <table:table-cell table:formula="of:=[Ecarts.P3]/MAX([Ecarts.P$3:.P$12])" office:value-type="float" office:value="0.0571428571428555" calcext:value-type="float">
            <text:p>0,057142857142856</text:p>
          </table:table-cell>
          <table:table-cell table:formula="of:=[Ecarts.Q3]/MAX([Ecarts.Q$3:.Q$12])" office:value-type="float" office:value="0.36825396825397" calcext:value-type="float">
            <text:p>0,36825396825397</text:p>
          </table:table-cell>
          <table:table-cell table:formula="of:=[Ecarts.R3]/MAX([Ecarts.R$3:.R$12])" office:value-type="float" office:value="0.0911854103343451" calcext:value-type="float">
            <text:p>0,091185410334345</text:p>
          </table:table-cell>
          <table:table-cell table:formula="of:=[Ecarts.S3]/MAX([Ecarts.S$3:.S$12])" office:value-type="float" office:value="0.462406015037597" calcext:value-type="float">
            <text:p>0,462406015037597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0812</text:p>
          </table:table-cell>
          <table:table-cell table:formula="of:=[Ecarts.V3]/MAX([Ecarts.V$3:.V$12])" office:value-type="float" office:value="0.631837307152874" calcext:value-type="float">
            <text:p>0,631837307152874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06122</text:p>
          </table:table-cell>
          <table:table-cell table:formula="of:=[Ecarts.Y3]/MAX([Ecarts.Y$3:.Y$12])" office:value-type="float" office:value="0.455357142857143" calcext:value-type="float">
            <text:p>0,455357142857143</text:p>
          </table:table-cell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032256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666668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058823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40796</text:p>
          </table:table-cell>
          <table:table-cell table:formula="of:=[Ecarts.M4]/MAX([Ecarts.M$3:.M$12])" office:value-type="float" office:value="0.158730158730159" calcext:value-type="float">
            <text:p>0,158730158730159</text:p>
          </table:table-cell>
          <table:table-cell table:formula="of:=[Ecarts.N4]/MAX([Ecarts.N$3:.N$12])" office:value-type="float" office:value="0.199579831932771" calcext:value-type="float">
            <text:p>0,199579831932771</text:p>
          </table:table-cell>
          <table:table-cell table:formula="of:=[Ecarts.O4]/MAX([Ecarts.O$3:.O$12])" office:value-type="float" office:value="0.0690476190476223" calcext:value-type="float">
            <text:p>0,069047619047622</text:p>
          </table:table-cell>
          <table:table-cell table:formula="of:=[Ecarts.P4]/MAX([Ecarts.P$3:.P$12])" office:value-type="float" office:value="0.0642857142857148" calcext:value-type="float">
            <text:p>0,064285714285715</text:p>
          </table:table-cell>
          <table:table-cell table:formula="of:=[Ecarts.Q4]/MAX([Ecarts.Q$3:.Q$12])" office:value-type="float" office:value="0.0365079365079358" calcext:value-type="float">
            <text:p>0,036507936507936</text:p>
          </table:table-cell>
          <table:table-cell table:formula="of:=[Ecarts.R4]/MAX([Ecarts.R$3:.R$12])" office:value-type="float" office:value="0.0349544072948321" calcext:value-type="float">
            <text:p>0,034954407294832</text:p>
          </table:table-cell>
          <table:table-cell table:formula="of:=[Ecarts.S4]/MAX([Ecarts.S$3:.S$12])" office:value-type="float" office:value="0.204887218045111" calcext:value-type="float">
            <text:p>0,204887218045111</text:p>
          </table:table-cell>
          <table:table-cell table:formula="of:=[Ecarts.T4]/MAX([Ecarts.T$3:.T$12])" office:value-type="float" office:value="0.148809523809528" calcext:value-type="float">
            <text:p>0,148809523809528</text:p>
          </table:table-cell>
          <table:table-cell table:formula="of:=[Ecarts.U4]/MAX([Ecarts.U$3:.U$12])" office:value-type="float" office:value="0.210023866348447" calcext:value-type="float">
            <text:p>0,210023866348447</text:p>
          </table:table-cell>
          <table:table-cell table:formula="of:=[Ecarts.V4]/MAX([Ecarts.V$3:.V$12])" office:value-type="float" office:value="0.217215988779799" calcext:value-type="float">
            <text:p>0,217215988779799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04082</text:p>
          </table:table-cell>
          <table:table-cell table:formula="of:=[Ecarts.Y4]/MAX([Ecarts.Y$3:.Y$12])" office:value-type="float" office:value="0.258928571428571" calcext:value-type="float">
            <text:p>0,258928571428571</text:p>
          </table:table-cell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35304</text:p>
          </table:table-cell>
          <table:table-cell table:formula="of:=[Ecarts.C5]/MAX([Ecarts.C$3:.C$12])" office:value-type="float" office:value="0.22222222222221" calcext:value-type="float">
            <text:p>0,22222222222221</text:p>
          </table:table-cell>
          <table:table-cell table:formula="of:=[Ecarts.D5]/MAX([Ecarts.D$3:.D$12])" office:value-type="float" office:value="0.0777777777777778" calcext:value-type="float">
            <text:p>0,077777777777778</text:p>
          </table:table-cell>
          <table:table-cell table:formula="of:=[Ecarts.E5]/MAX([Ecarts.E$3:.E$12])" office:value-type="float" office:value="0.196180555555557" calcext:value-type="float">
            <text:p>0,196180555555557</text:p>
          </table:table-cell>
          <table:table-cell table:formula="of:=[Ecarts.F5]/MAX([Ecarts.F$3:.F$12])" office:value-type="float" office:value="0.130952380952382" calcext:value-type="float">
            <text:p>0,130952380952382</text:p>
          </table:table-cell>
          <table:table-cell table:formula="of:=[Ecarts.G5]/MAX([Ecarts.G$3:.G$12])" office:value-type="float" office:value="0.312807881773402" calcext:value-type="float">
            <text:p>0,312807881773402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28569</text:p>
          </table:table-cell>
          <table:table-cell table:formula="of:=[Ecarts.K5]/MAX([Ecarts.K$3:.K$12])" office:value-type="float" office:value="0.317275747508305" calcext:value-type="float">
            <text:p>0,317275747508305</text:p>
          </table:table-cell>
          <table:table-cell table:formula="of:=[Ecarts.L5]/MAX([Ecarts.L$3:.L$12])" office:value-type="float" office:value="0.141003460207611" calcext:value-type="float">
            <text:p>0,141003460207611</text:p>
          </table:table-cell>
          <table:table-cell table:formula="of:=[Ecarts.M5]/MAX([Ecarts.M$3:.M$12])" office:value-type="float" office:value="0.337868480725623" calcext:value-type="float">
            <text:p>0,337868480725623</text:p>
          </table:table-cell>
          <table:table-cell table:formula="of:=[Ecarts.N5]/MAX([Ecarts.N$3:.N$12])" office:value-type="float" office:value="0.271008403361346" calcext:value-type="float">
            <text:p>0,271008403361346</text:p>
          </table:table-cell>
          <table:table-cell table:formula="of:=[Ecarts.O5]/MAX([Ecarts.O$3:.O$12])" office:value-type="float" office:value="0.654761904761904" calcext:value-type="float">
            <text:p>0,654761904761904</text:p>
          </table:table-cell>
          <table:table-cell table:formula="of:=[Ecarts.P5]/MAX([Ecarts.P$3:.P$12])" office:value-type="float" office:value="0.180952380952381" calcext:value-type="float">
            <text:p>0,180952380952381</text:p>
          </table:table-cell>
          <table:table-cell table:formula="of:=[Ecarts.Q5]/MAX([Ecarts.Q$3:.Q$12])" office:value-type="float" office:value="0.304761904761906" calcext:value-type="float">
            <text:p>0,304761904761906</text:p>
          </table:table-cell>
          <table:table-cell table:formula="of:=[Ecarts.R5]/MAX([Ecarts.R$3:.R$12])" office:value-type="float" office:value="0.566869300911853" calcext:value-type="float">
            <text:p>0,566869300911853</text:p>
          </table:table-cell>
          <table:table-cell table:formula="of:=[Ecarts.S5]/MAX([Ecarts.S$3:.S$12])" office:value-type="float" office:value="0.421052631578947" calcext:value-type="float">
            <text:p>0,421052631578947</text:p>
          </table:table-cell>
          <table:table-cell table:formula="of:=[Ecarts.T5]/MAX([Ecarts.T$3:.T$12])" office:value-type="float" office:value="0.330357142857139" calcext:value-type="float">
            <text:p>0,330357142857139</text:p>
          </table:table-cell>
          <table:table-cell table:formula="of:=[Ecarts.U5]/MAX([Ecarts.U$3:.U$12])" office:value-type="float" office:value="0.610978520286396" calcext:value-type="float">
            <text:p>0,610978520286396</text:p>
          </table:table-cell>
          <table:table-cell table:formula="of:=[Ecarts.V5]/MAX([Ecarts.V$3:.V$12])" office:value-type="float" office:value="0.388746803069056" calcext:value-type="float">
            <text:p>0,388746803069056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387755</text:p>
          </table:table-cell>
          <table:table-cell table:formula="of:=[Ecarts.Y5]/MAX([Ecarts.Y$3:.Y$12])" office:value-type="float" office:value="0.535714285714286" calcext:value-type="float">
            <text:p>0,535714285714286</text:p>
          </table:table-cell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25794</text:p>
          </table:table-cell>
          <table:table-cell table:formula="of:=[Ecarts.C6]/MAX([Ecarts.C$3:.C$12])" office:value-type="float" office:value="0.138888888888876" calcext:value-type="float">
            <text:p>0,138888888888876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777779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058823</text:p>
          </table:table-cell>
          <table:table-cell table:formula="of:=[Ecarts.I6]/MAX([Ecarts.I$3:.I$12])" office:value-type="float" office:value="0.0210084033613464" calcext:value-type="float">
            <text:p>0,021008403361347</text:p>
          </table:table-cell>
          <table:table-cell table:formula="of:=[Ecarts.J6]/MAX([Ecarts.J$3:.J$12])" office:value-type="float" office:value="0.291428571428569" calcext:value-type="float">
            <text:p>0,291428571428569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16887</text:p>
          </table:table-cell>
          <table:table-cell table:formula="of:=[Ecarts.M6]/MAX([Ecarts.M$3:.M$12])" office:value-type="float" office:value="0.00566893424036333" calcext:value-type="float">
            <text:p>0,005668934240363</text:p>
          </table:table-cell>
          <table:table-cell table:formula="of:=[Ecarts.N6]/MAX([Ecarts.N$3:.N$12])" office:value-type="float" office:value="0.527310924369745" calcext:value-type="float">
            <text:p>0,527310924369745</text:p>
          </table:table-cell>
          <table:table-cell table:formula="of:=[Ecarts.O6]/MAX([Ecarts.O$3:.O$12])" office:value-type="float" office:value="0.12857142857143" calcext:value-type="float">
            <text:p>0,12857142857143</text:p>
          </table:table-cell>
          <table:table-cell table:formula="of:=[Ecarts.P6]/MAX([Ecarts.P$3:.P$12])" office:value-type="float" office:value="0.0392857142857148" calcext:value-type="float">
            <text:p>0,039285714285715</text:p>
          </table:table-cell>
          <table:table-cell table:formula="of:=[Ecarts.Q6]/MAX([Ecarts.Q$3:.Q$12])" office:value-type="float" office:value="0.239682539682538" calcext:value-type="float">
            <text:p>0,239682539682538</text:p>
          </table:table-cell>
          <table:table-cell table:formula="of:=[Ecarts.R6]/MAX([Ecarts.R$3:.R$12])" office:value-type="float" office:value="0.0835866261398156" calcext:value-type="float">
            <text:p>0,083586626139816</text:p>
          </table:table-cell>
          <table:table-cell table:formula="of:=[Ecarts.S6]/MAX([Ecarts.S$3:.S$12])" office:value-type="float" office:value="0.780075187969924" calcext:value-type="float">
            <text:p>0,780075187969924</text:p>
          </table:table-cell>
          <table:table-cell table:formula="of:=[Ecarts.T6]/MAX([Ecarts.T$3:.T$12])" office:value-type="float" office:value="0.428571428571426" calcext:value-type="float">
            <text:p>0,428571428571426</text:p>
          </table:table-cell>
          <table:table-cell table:formula="of:=[Ecarts.U6]/MAX([Ecarts.U$3:.U$12])" office:value-type="float" office:value="0.508353221957044" calcext:value-type="float">
            <text:p>0,508353221957044</text:p>
          </table:table-cell>
          <table:table-cell table:formula="of:=[Ecarts.V6]/MAX([Ecarts.V$3:.V$12])" office:value-type="float" office:value="0.284011220196352" calcext:value-type="float">
            <text:p>0,28401122019635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755102</text:p>
          </table:table-cell>
          <table:table-cell table:formula="of:=[Ecarts.Y6]/MAX([Ecarts.Y$3:.Y$12])" office:value-type="float" office:value="0.821428571428572" calcext:value-type="float">
            <text:p>0,821428571428572</text:p>
          </table:table-cell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555557</text:p>
          </table:table-cell>
          <table:table-cell table:formula="of:=[Ecarts.F7]/MAX([Ecarts.F$3:.F$12])" office:value-type="float" office:value="0.0515873015873012" calcext:value-type="float">
            <text:p>0,051587301587301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058823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16126</text:p>
          </table:table-cell>
          <table:table-cell table:formula="of:=[Ecarts.M7]/MAX([Ecarts.M$3:.M$12])" office:value-type="float" office:value="0.184807256235827" calcext:value-type="float">
            <text:p>0,184807256235827</text:p>
          </table:table-cell>
          <table:table-cell table:formula="of:=[Ecarts.N7]/MAX([Ecarts.N$3:.N$12])" office:value-type="float" office:value="0.325630252100843" calcext:value-type="float">
            <text:p>0,325630252100843</text:p>
          </table:table-cell>
          <table:table-cell table:formula="of:=[Ecarts.O7]/MAX([Ecarts.O$3:.O$12])" office:value-type="float" office:value="0.0952380952380963" calcext:value-type="float">
            <text:p>0,095238095238096</text:p>
          </table:table-cell>
          <table:table-cell table:formula="of:=[Ecarts.P7]/MAX([Ecarts.P$3:.P$12])" office:value-type="float" office:value="0.0238095238095222" calcext:value-type="float">
            <text:p>0,023809523809522</text:p>
          </table:table-cell>
          <table:table-cell table:formula="of:=[Ecarts.Q7]/MAX([Ecarts.Q$3:.Q$12])" office:value-type="float" office:value="0.115873015873017" calcext:value-type="float">
            <text:p>0,115873015873017</text:p>
          </table:table-cell>
          <table:table-cell table:formula="of:=[Ecarts.R7]/MAX([Ecarts.R$3:.R$12])" office:value-type="float" office:value="0.0303951367781134" calcext:value-type="float">
            <text:p>0,030395136778114</text:p>
          </table:table-cell>
          <table:table-cell table:formula="of:=[Ecarts.S7]/MAX([Ecarts.S$3:.S$12])" office:value-type="float" office:value="0.353383458646614" calcext:value-type="float">
            <text:p>0,353383458646614</text:p>
          </table:table-cell>
          <table:table-cell table:formula="of:=[Ecarts.T7]/MAX([Ecarts.T$3:.T$12])" office:value-type="float" office:value="0.434523809523805" calcext:value-type="float">
            <text:p>0,434523809523805</text:p>
          </table:table-cell>
          <table:table-cell table:formula="of:=[Ecarts.U7]/MAX([Ecarts.U$3:.U$12])" office:value-type="float" office:value="0.439140811455848" calcext:value-type="float">
            <text:p>0,439140811455848</text:p>
          </table:table-cell>
          <table:table-cell table:formula="of:=[Ecarts.V7]/MAX([Ecarts.V$3:.V$12])" office:value-type="float" office:value="0.303646563814867" calcext:value-type="float">
            <text:p>0,303646563814867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897959</text:p>
          </table:table-cell>
          <table:table-cell table:formula="of:=[Ecarts.Y7]/MAX([Ecarts.Y$3:.Y$12])" office:value-type="float" office:value="0.491071428571429" calcext:value-type="float">
            <text:p>0,491071428571429</text:p>
          </table:table-cell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058823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17647</text:p>
          </table:table-cell>
          <table:table-cell table:formula="of:=[Ecarts.O8]/MAX([Ecarts.O$3:.O$12])" office:value-type="float" office:value="0.023809523809526" calcext:value-type="float">
            <text:p>0,023809523809526</text:p>
          </table:table-cell>
          <table:table-cell table:formula="of:=[Ecarts.P8]/MAX([Ecarts.P$3:.P$12])" office:value-type="float" office:value="0.0107142857142852" calcext:value-type="float">
            <text:p>0,010714285714285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654135</text:p>
          </table:table-cell>
          <table:table-cell table:formula="of:=[Ecarts.T8]/MAX([Ecarts.T$3:.T$12])" office:value-type="float" office:value="0.00297619047619454" calcext:value-type="float">
            <text:p>0,002976190476195</text:p>
          </table:table-cell>
          <table:table-cell table:formula="of:=[Ecarts.U8]/MAX([Ecarts.U$3:.U$12])" office:value-type="float" office:value="0.0787589498806696" calcext:value-type="float">
            <text:p>0,07875894988067</text:p>
          </table:table-cell>
          <table:table-cell table:formula="of:=[Ecarts.V8]/MAX([Ecarts.V$3:.V$12])" office:value-type="float" office:value="0.0471598877980381" calcext:value-type="float">
            <text:p>0,04715988779803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10204</text:p>
          </table:table-cell>
          <table:table-cell table:formula="of:=[Ecarts.Y8]/MAX([Ecarts.Y$3:.Y$12])" office:value-type="float" office:value="0.142857142857143" calcext:value-type="float">
            <text:p>0,142857142857143</text:p>
          </table:table-cell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258078</text:p>
          </table:table-cell>
          <table:table-cell table:formula="of:=[Ecarts.C9]/MAX([Ecarts.C$3:.C$12])" office:value-type="float" office:value="0.0740740740740572" calcext:value-type="float">
            <text:p>0,074074074074057</text:p>
          </table:table-cell>
          <table:table-cell table:formula="of:=[Ecarts.D9]/MAX([Ecarts.D$3:.D$12])" office:value-type="float" office:value="0.290123456790126" calcext:value-type="float">
            <text:p>0,290123456790126</text:p>
          </table:table-cell>
          <table:table-cell table:formula="of:=[Ecarts.E9]/MAX([Ecarts.E$3:.E$12])" office:value-type="float" office:value="0.472222222222221" calcext:value-type="float">
            <text:p>0,472222222222221</text:p>
          </table:table-cell>
          <table:table-cell table:formula="of:=[Ecarts.F9]/MAX([Ecarts.F$3:.F$12])" office:value-type="float" office:value="0.204761904761904" calcext:value-type="float">
            <text:p>0,204761904761904</text:p>
          </table:table-cell>
          <table:table-cell table:formula="of:=[Ecarts.G9]/MAX([Ecarts.G$3:.G$12])" office:value-type="float" office:value="0.421182266009854" calcext:value-type="float">
            <text:p>0,421182266009854</text:p>
          </table:table-cell>
          <table:table-cell table:formula="of:=[Ecarts.H9]/MAX([Ecarts.H$3:.H$12])" office:value-type="float" office:value="0.483193277310928" calcext:value-type="float">
            <text:p>0,483193277310928</text:p>
          </table:table-cell>
          <table:table-cell table:formula="of:=[Ecarts.I9]/MAX([Ecarts.I$3:.I$12])" office:value-type="float" office:value="0.163865546218484" calcext:value-type="float">
            <text:p>0,163865546218484</text:p>
          </table:table-cell>
          <table:table-cell table:formula="of:=[Ecarts.J9]/MAX([Ecarts.J$3:.J$12])" office:value-type="float" office:value="0.677142857142853" calcext:value-type="float">
            <text:p>0,677142857142853</text:p>
          </table:table-cell>
          <table:table-cell table:formula="of:=[Ecarts.K9]/MAX([Ecarts.K$3:.K$12])" office:value-type="float" office:value="0.215946843853819" calcext:value-type="float">
            <text:p>0,215946843853819</text:p>
          </table:table-cell>
          <table:table-cell table:formula="of:=[Ecarts.L9]/MAX([Ecarts.L$3:.L$12])" office:value-type="float" office:value="0.575664136622389" calcext:value-type="float">
            <text:p>0,575664136622389</text:p>
          </table:table-cell>
          <table:table-cell table:formula="of:=[Ecarts.M9]/MAX([Ecarts.M$3:.M$12])" office:value-type="float" office:value="0.519274376417235" calcext:value-type="float">
            <text:p>0,519274376417235</text:p>
          </table:table-cell>
          <table:table-cell table:formula="of:=[Ecarts.N9]/MAX([Ecarts.N$3:.N$12])" office:value-type="float" office:value="0.827731092436974" calcext:value-type="float">
            <text:p>0,827731092436974</text:p>
          </table:table-cell>
          <table:table-cell table:formula="of:=[Ecarts.O9]/MAX([Ecarts.O$3:.O$12])" office:value-type="float" office:value="0.597619047619044" calcext:value-type="float">
            <text:p>0,597619047619044</text:p>
          </table:table-cell>
          <table:table-cell table:formula="of:=[Ecarts.P9]/MAX([Ecarts.P$3:.P$12])" office:value-type="float" office:value="0.32142857142857" calcext:value-type="float">
            <text:p>0,32142857142857</text:p>
          </table:table-cell>
          <table:table-cell table:formula="of:=[Ecarts.Q9]/MAX([Ecarts.Q$3:.Q$12])" office:value-type="float" office:value="0.56825396825397" calcext:value-type="float">
            <text:p>0,56825396825397</text:p>
          </table:table-cell>
          <table:table-cell table:formula="of:=[Ecarts.R9]/MAX([Ecarts.R$3:.R$12])" office:value-type="float" office:value="0.454407294832827" calcext:value-type="float">
            <text:p>0,454407294832827</text:p>
          </table:table-cell>
          <table:table-cell table:formula="of:=[Ecarts.S9]/MAX([Ecarts.S$3:.S$12])" office:value-type="float" office:value="0.761278195488719" calcext:value-type="float">
            <text:p>0,761278195488719</text:p>
          </table:table-cell>
          <table:table-cell table:formula="of:=[Ecarts.T9]/MAX([Ecarts.T$3:.T$12])" office:value-type="float" office:value="0.991071428571426" calcext:value-type="float">
            <text:p>0,99107142857142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450212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48979</text:p>
          </table:table-cell>
          <table:table-cell table:formula="of:=[Ecarts.Y9]/MAX([Ecarts.Y$3:.Y$12])" office:value-type="float" office:value="1" calcext:value-type="float">
            <text:p>1</text:p>
          </table:table-cell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29412</text:p>
          </table:table-cell>
          <table:table-cell table:formula="of:=[Ecarts.M10]/MAX([Ecarts.M$3:.M$12])" office:value-type="float" office:value="0.634920634920635" calcext:value-type="float">
            <text:p>0,634920634920635</text:p>
          </table:table-cell>
          <table:table-cell table:formula="of:=[Ecarts.N10]/MAX([Ecarts.N$3:.N$12])" office:value-type="float" office:value="0.676470588235294" calcext:value-type="float">
            <text:p>0,676470588235294</text:p>
          </table:table-cell>
          <table:table-cell table:formula="of:=[Ecarts.O10]/MAX([Ecarts.O$3:.O$12])" office:value-type="float" office:value="0.966666666666667" calcext:value-type="float">
            <text:p>0,966666666666667</text:p>
          </table:table-cell>
          <table:table-cell table:formula="of:=[Ecarts.P10]/MAX([Ecarts.P$3:.P$12])" office:value-type="float" office:value="0.783333333333333" calcext:value-type="float">
            <text:p>0,7833333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666667</text:p>
          </table:table-cell>
          <table:table-cell table:formula="of:=[Ecarts.U10]/MAX([Ecarts.U$3:.U$12])" office:value-type="float" office:value="0.96897374701671" calcext:value-type="float">
            <text:p>0,96897374701671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36735</text:p>
          </table:table-cell>
          <table:table-cell table:formula="of:=[Ecarts.Y10]/MAX([Ecarts.Y$3:.Y$12])" office:value-type="float" office:value="0.892857142857143" calcext:value-type="float">
            <text:p>0,892857142857143</text:p>
          </table:table-cell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44444</text:p>
          </table:table-cell>
          <table:table-cell table:formula="of:=[Ecarts.R11]/MAX([Ecarts.R$3:.R$12])" office:value-type="float" office:value="0.893617021276596" calcext:value-type="float">
            <text:p>0,893617021276596</text:p>
          </table:table-cell>
          <table:table-cell table:formula="of:=[Ecarts.S11]/MAX([Ecarts.S$3:.S$12])" office:value-type="float" office:value="0.894736842105263" calcext:value-type="float">
            <text:p>0,894736842105263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01671</text:p>
          </table:table-cell>
          <table:table-cell table:formula="of:=[Ecarts.V11]/MAX([Ecarts.V$3:.V$12])" office:value-type="float" office:value="0.782608695652174" calcext:value-type="float">
            <text:p>0,782608695652174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857143</text:p>
          </table:table-cell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058823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45656</text:p>
          </table:table-cell>
          <table:table-cell table:formula="of:=[Ecarts.M12]/MAX([Ecarts.M$3:.M$12])" office:value-type="float" office:value="0.0510204081632663" calcext:value-type="float">
            <text:p>0,051020408163266</text:p>
          </table:table-cell>
          <table:table-cell table:formula="of:=[Ecarts.N12]/MAX([Ecarts.N$3:.N$12])" office:value-type="float" office:value="0.199579831932771" calcext:value-type="float">
            <text:p>0,199579831932771</text:p>
          </table:table-cell>
          <table:table-cell table:formula="of:=[Ecarts.O12]/MAX([Ecarts.O$3:.O$12])" office:value-type="float" office:value="0.0547619047619037" calcext:value-type="float">
            <text:p>0,054761904761904</text:p>
          </table:table-cell>
          <table:table-cell table:formula="of:=[Ecarts.P12]/MAX([Ecarts.P$3:.P$12])" office:value-type="float" office:value="0.0297619047619037" calcext:value-type="float">
            <text:p>0,029761904761904</text:p>
          </table:table-cell>
          <table:table-cell table:formula="of:=[Ecarts.Q12]/MAX([Ecarts.Q$3:.Q$12])" office:value-type="float" office:value="0.0142857142857136" calcext:value-type="float">
            <text:p>0,014285714285714</text:p>
          </table:table-cell>
          <table:table-cell table:formula="of:=[Ecarts.R12]/MAX([Ecarts.R$3:.R$12])" office:value-type="float" office:value="0.00607902735562172" calcext:value-type="float">
            <text:p>0,006079027355622</text:p>
          </table:table-cell>
          <table:table-cell table:formula="of:=[Ecarts.S12]/MAX([Ecarts.S$3:.S$12])" office:value-type="float" office:value="0.169172932330824" calcext:value-type="float">
            <text:p>0,169172932330824</text:p>
          </table:table-cell>
          <table:table-cell table:formula="of:=[Ecarts.T12]/MAX([Ecarts.T$3:.T$12])" office:value-type="float" office:value="0.0416666666666667" calcext:value-type="float">
            <text:p>0,041666666666667</text:p>
          </table:table-cell>
          <table:table-cell table:formula="of:=[Ecarts.U12]/MAX([Ecarts.U$3:.U$12])" office:value-type="float" office:value="0.157517899761339" calcext:value-type="float">
            <text:p>0,157517899761339</text:p>
          </table:table-cell>
          <table:table-cell table:formula="of:=[Ecarts.V12]/MAX([Ecarts.V$3:.V$12])" office:value-type="float" office:value="0.113354037267082" calcext:value-type="float">
            <text:p>0,113354037267082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755102</text:p>
          </table:table-cell>
          <table:table-cell table:formula="of:=[Ecarts.Y12]/MAX([Ecarts.Y$3:.Y$12])" office:value-type="float" office:value="0.339285714285714" calcext:value-type="float">
            <text:p>0,339285714285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09:04:26.5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4-26T12:25:08.045000000</dc:date>
    <meta:editing-duration>PT3H8M18S</meta:editing-duration>
    <meta:editing-cycles>39</meta:editing-cycles>
    <meta:document-statistic meta:table-count="14" meta:cell-count="1214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68cm" svg:height="15.128cm" xlink:href=".." xlink:type="simple" chart:class="chart:bar" chart:style-name="ch1">
        <chart:title svg:x="12.165cm" svg:y="0.438cm" chart:style-name="ch2">
          <text:p>Ecart moyen à l'optimal (instances Campus)</text:p>
        </chart:title>
        <chart:legend chart:legend-position="end" svg:x="28.926cm" svg:y="5.064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67cm" svg:y="1.545cm" svg:width="27.592cm" svg:height="13.281cm">
          <chartooo:coordinate-region svg:x="3.158cm" svg:y="1.741cm" svg:width="25.101cm" svg:height="12.446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7.959cm" svg:height="16.523cm" xlink:href=".." xlink:type="simple" chart:class="chart:bar" chart:style-name="ch1">
        <chart:legend chart:legend-position="end" svg:x="33.517cm" svg:y="5.761cm" style:legend-expansion="high" chart:style-name="ch2"/>
        <chart:plot-area chart:style-name="ch3" table:cell-range-address="'Ecarts Normalisés'.B1:'Ecarts Normalisés'.G1 'Ecarts Normalisés'.A3:'Ecarts Normalisés'.G12" chart:data-source-has-labels="both" svg:x="0.759cm" svg:y="0.33cm" svg:width="31.999cm" svg:height="15.863cm">
          <chartooo:coordinate-region svg:x="1.504cm" svg:y="0.526cm" svg:width="31.254cm" svg:height="15.028cm"/>
          <chart:axis chart:dimension="x" chart:name="primary-x" chart:style-name="ch4" chartooo:axis-type="auto">
            <chartooo:date-scale/>
            <chart:categories table:cell-range-address="'Ecarts Normalisés'.B1:'Ecarts Normalisés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arts Normalisés'.B3:'Ecarts Normalisés'.G3" chart:label-cell-address="'Ecarts Normalisés'.A3:'Ecarts Normalisés'.A3" chart:class="chart:bar">
            <chart:data-point chart:repeated="6"/>
          </chart:series>
          <chart:series chart:style-name="ch8" chart:values-cell-range-address="'Ecarts Normalisés'.B4:'Ecarts Normalisés'.G4" chart:label-cell-address="'Ecarts Normalisés'.A4:'Ecarts Normalisés'.A4" chart:class="chart:bar">
            <chart:data-point chart:repeated="6"/>
          </chart:series>
          <chart:series chart:style-name="ch9" chart:values-cell-range-address="'Ecarts Normalisés'.B5:'Ecarts Normalisés'.G5" chart:label-cell-address="'Ecarts Normalisés'.A5:'Ecarts Normalisés'.A5" chart:class="chart:bar">
            <chart:data-point chart:repeated="6"/>
          </chart:series>
          <chart:series chart:style-name="ch10" chart:values-cell-range-address="'Ecarts Normalisés'.B6:'Ecarts Normalisés'.G6" chart:label-cell-address="'Ecarts Normalisés'.A6:'Ecarts Normalisés'.A6" chart:class="chart:bar">
            <chart:data-point chart:repeated="6"/>
          </chart:series>
          <chart:series chart:style-name="ch11" chart:values-cell-range-address="'Ecarts Normalisés'.B7:'Ecarts Normalisés'.G7" chart:label-cell-address="'Ecarts Normalisés'.A7:'Ecarts Normalisés'.A7" chart:class="chart:bar">
            <chart:data-point chart:repeated="6"/>
          </chart:series>
          <chart:series chart:style-name="ch12" chart:values-cell-range-address="'Ecarts Normalisés'.B8:'Ecarts Normalisés'.G8" chart:label-cell-address="'Ecarts Normalisés'.A8:'Ecarts Normalisés'.A8" chart:class="chart:bar">
            <chart:data-point chart:repeated="6"/>
          </chart:series>
          <chart:series chart:style-name="ch13" chart:values-cell-range-address="'Ecarts Normalisés'.B9:'Ecarts Normalisés'.G9" chart:label-cell-address="'Ecarts Normalisés'.A9:'Ecarts Normalisés'.A9" chart:class="chart:bar">
            <chart:data-point chart:repeated="6"/>
          </chart:series>
          <chart:series chart:style-name="ch14" chart:values-cell-range-address="'Ecarts Normalisés'.B10:'Ecarts Normalisés'.G10" chart:label-cell-address="'Ecarts Normalisés'.A10:'Ecarts Normalisés'.A10" chart:class="chart:bar">
            <chart:data-point chart:repeated="6"/>
          </chart:series>
          <chart:series chart:style-name="ch15" chart:values-cell-range-address="'Ecarts Normalisés'.B11:'Ecarts Normalisés'.G11" chart:label-cell-address="'Ecarts Normalisés'.A11:'Ecarts Normalisés'.A11" chart:class="chart:bar">
            <chart:data-point chart:repeated="6"/>
          </chart:series>
          <chart:series chart:style-name="ch16" chart:values-cell-range-address="'Ecarts Normalisés'.B12:'Ecarts Normalisés'.G12" chart:label-cell-address="'Ecarts Normalisés'.A12:'Ecarts Normalisés'.A12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G1</svg:desc>
                </draw:g>
              </table:table-cell>
              <table:table-cell office:value-type="string">
                <text:p>instances/tai02.txt</text:p>
              </table:table-cell>
              <table:table-cell office:value-type="string">
                <text:p>instances/tai03.txt</text:p>
              </table:table-cell>
              <table:table-cell office:value-type="string">
                <text:p>instances/tai04.txt</text:p>
              </table:table-cell>
              <table:table-cell office:value-type="string">
                <text:p>instances/tai05.txt</text:p>
              </table:table-cell>
              <table:table-cell office:value-type="string">
                <text:p>instances/tai06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G3</svg:desc>
                </draw:g>
              </table:table-cell>
              <table:table-cell office:value-type="float" office:value="0.064814814814819">
                <text:p>0.064814814814819</text:p>
              </table:table-cell>
              <table:table-cell office:value-type="float" office:value="0.0456790123456813">
                <text:p>0.0456790123456813</text:p>
              </table:table-cell>
              <table:table-cell office:value-type="float" office:value="0.215277777777779">
                <text:p>0.215277777777779</text:p>
              </table:table-cell>
              <table:table-cell office:value-type="float" office:value="0.0206349206349192">
                <text:p>0.0206349206349192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6666666666677">
                <text:p>0.0166666666666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G5</svg:desc>
                </draw:g>
              </table:table-cell>
              <table:table-cell office:value-type="float" office:value="0.22222222222221">
                <text:p>0.22222222222221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0.196180555555557">
                <text:p>0.196180555555557</text:p>
              </table:table-cell>
              <table:table-cell office:value-type="float" office:value="0.130952380952382">
                <text:p>0.130952380952382</text:p>
              </table:table-cell>
              <table:table-cell office:value-type="float" office:value="0.312807881773402">
                <text:p>0.312807881773402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G6</svg:desc>
                </draw:g>
              </table:table-cell>
              <table:table-cell office:value-type="float" office:value="0.138888888888876">
                <text:p>0.138888888888876</text:p>
              </table:table-cell>
              <table:table-cell office:value-type="float" office:value="0">
                <text:p>0</text:p>
              </table:table-cell>
              <table:table-cell office:value-type="float" office:value="0.137152777777779">
                <text:p>0.137152777777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55555555555571">
                <text:p>0.0555555555555571</text:p>
              </table:table-cell>
              <table:table-cell office:value-type="float" office:value="0.0515873015873012">
                <text:p>0.051587301587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G9</svg:desc>
                </draw:g>
              </table:table-cell>
              <table:table-cell office:value-type="float" office:value="0.0740740740740572">
                <text:p>0.0740740740740572</text:p>
              </table:table-cell>
              <table:table-cell office:value-type="float" office:value="0.290123456790126">
                <text:p>0.290123456790126</text:p>
              </table:table-cell>
              <table:table-cell office:value-type="float" office:value="0.472222222222221">
                <text:p>0.472222222222221</text:p>
              </table:table-cell>
              <table:table-cell office:value-type="float" office:value="0.204761904761904">
                <text:p>0.204761904761904</text:p>
              </table:table-cell>
              <table:table-cell office:value-type="float" office:value="0.421182266009854">
                <text:p>0.421182266009854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G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G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G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cm" svg:y="0.316cm" chart:style-name="ch2">
          <text:p>Ecart moyen à l'optimal (instances 20x5)</text:p>
        </chart:title>
        <chart:legend chart:legend-position="end" svg:x="11.558cm" svg:y="2cm" style:legend-expansion="high" chart:style-name="ch3"/>
        <chart:plot-area chart:style-name="ch4" table:cell-range-address="Ecarts.A3:Ecarts.A12 Ecarts.BM3:Ecarts.BM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M3:Ecarts.BM3" chart:label-cell-address="Ecarts.A3:Ecarts.A3" chart:class="chart:bar">
            <chart:data-point/>
          </chart:series>
          <chart:series chart:style-name="ch9" chart:values-cell-range-address="Ecarts.BM4:Ecarts.BM4" chart:label-cell-address="Ecarts.A4:Ecarts.A4" chart:class="chart:bar">
            <chart:data-point/>
          </chart:series>
          <chart:series chart:style-name="ch10" chart:values-cell-range-address="Ecarts.BM5:Ecarts.BM5" chart:label-cell-address="Ecarts.A5:Ecarts.A5" chart:class="chart:bar">
            <chart:data-point/>
          </chart:series>
          <chart:series chart:style-name="ch11" chart:values-cell-range-address="Ecarts.BM6:Ecarts.BM6" chart:label-cell-address="Ecarts.A6:Ecarts.A6" chart:class="chart:bar">
            <chart:data-point/>
          </chart:series>
          <chart:series chart:style-name="ch12" chart:values-cell-range-address="Ecarts.BM7:Ecarts.BM7" chart:label-cell-address="Ecarts.A7:Ecarts.A7" chart:class="chart:bar">
            <chart:data-point/>
          </chart:series>
          <chart:series chart:style-name="ch13" chart:values-cell-range-address="Ecarts.BM8:Ecarts.BM8" chart:label-cell-address="Ecarts.A8:Ecarts.A8" chart:class="chart:bar">
            <chart:data-point/>
          </chart:series>
          <chart:series chart:style-name="ch14" chart:values-cell-range-address="Ecarts.BM9:Ecarts.BM9" chart:label-cell-address="Ecarts.A9:Ecarts.A9" chart:class="chart:bar">
            <chart:data-point/>
          </chart:series>
          <chart:series chart:style-name="ch15" chart:values-cell-range-address="Ecarts.BM10:Ecarts.BM10" chart:label-cell-address="Ecarts.A10:Ecarts.A10" chart:class="chart:bar">
            <chart:data-point/>
          </chart:series>
          <chart:series chart:style-name="ch16" chart:values-cell-range-address="Ecarts.BM11:Ecarts.BM11" chart:label-cell-address="Ecarts.A11:Ecarts.A11" chart:class="chart:bar">
            <chart:data-point/>
          </chart:series>
          <chart:series chart:style-name="ch17" chart:values-cell-range-address="Ecarts.BM12:Ecarts.BM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BM3:Ecarts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BM4:Ecarts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BM5:Ecarts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BM6:Ecarts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BM7:Ecarts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BM8:Ecarts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BM9:Ecarts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BM10:Ecarts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BM11:Ecarts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BM12:Ecarts.BM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20x10)</text:p>
        </chart:title>
        <chart:legend chart:legend-position="end" svg:x="11.558cm" svg:y="2cm" style:legend-expansion="high" chart:style-name="ch3"/>
        <chart:plot-area chart:style-name="ch4" table:cell-range-address="Ecarts.A3:Ecarts.A12 Ecarts.BN3:Ecarts.BN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N3:Ecarts.BN3" chart:label-cell-address="Ecarts.A3:Ecarts.A3" chart:class="chart:bar">
            <chart:data-point/>
          </chart:series>
          <chart:series chart:style-name="ch9" chart:values-cell-range-address="Ecarts.BN4:Ecarts.BN4" chart:label-cell-address="Ecarts.A4:Ecarts.A4" chart:class="chart:bar">
            <chart:data-point/>
          </chart:series>
          <chart:series chart:style-name="ch10" chart:values-cell-range-address="Ecarts.BN5:Ecarts.BN5" chart:label-cell-address="Ecarts.A5:Ecarts.A5" chart:class="chart:bar">
            <chart:data-point/>
          </chart:series>
          <chart:series chart:style-name="ch11" chart:values-cell-range-address="Ecarts.BN6:Ecarts.BN6" chart:label-cell-address="Ecarts.A6:Ecarts.A6" chart:class="chart:bar">
            <chart:data-point/>
          </chart:series>
          <chart:series chart:style-name="ch12" chart:values-cell-range-address="Ecarts.BN7:Ecarts.BN7" chart:label-cell-address="Ecarts.A7:Ecarts.A7" chart:class="chart:bar">
            <chart:data-point/>
          </chart:series>
          <chart:series chart:style-name="ch13" chart:values-cell-range-address="Ecarts.BN8:Ecarts.BN8" chart:label-cell-address="Ecarts.A8:Ecarts.A8" chart:class="chart:bar">
            <chart:data-point/>
          </chart:series>
          <chart:series chart:style-name="ch14" chart:values-cell-range-address="Ecarts.BN9:Ecarts.BN9" chart:label-cell-address="Ecarts.A9:Ecarts.A9" chart:class="chart:bar">
            <chart:data-point/>
          </chart:series>
          <chart:series chart:style-name="ch15" chart:values-cell-range-address="Ecarts.BN10:Ecarts.BN10" chart:label-cell-address="Ecarts.A10:Ecarts.A10" chart:class="chart:bar">
            <chart:data-point/>
          </chart:series>
          <chart:series chart:style-name="ch16" chart:values-cell-range-address="Ecarts.BN11:Ecarts.BN11" chart:label-cell-address="Ecarts.A11:Ecarts.A11" chart:class="chart:bar">
            <chart:data-point/>
          </chart:series>
          <chart:series chart:style-name="ch17" chart:values-cell-range-address="Ecarts.BN12:Ecarts.BN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BN3:Ecarts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BN4:Ecarts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BN5:Ecarts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BN6:Ecarts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BN7:Ecarts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BN8:Ecarts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BN9:Ecarts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BN10:Ecarts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BN11:Ecarts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BN12:Ecarts.BN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733cm" svg:y="0.315cm" chart:style-name="ch2">
          <text:p>Ecart moyen à l'optimal (instances 20x20)</text:p>
        </chart:title>
        <chart:legend chart:legend-position="end" svg:x="11.552cm" svg:y="1.988cm" style:legend-expansion="high" chart:style-name="ch3"/>
        <chart:plot-area chart:style-name="ch4" table:cell-range-address="Ecarts.A3:Ecarts.A12 Ecarts.BO3:Ecarts.BO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O3:Ecarts.BO3" chart:label-cell-address="Ecarts.A3:Ecarts.A3" chart:class="chart:bar">
            <chart:data-point/>
          </chart:series>
          <chart:series chart:style-name="ch9" chart:values-cell-range-address="Ecarts.BO4:Ecarts.BO4" chart:label-cell-address="Ecarts.A4:Ecarts.A4" chart:class="chart:bar">
            <chart:data-point/>
          </chart:series>
          <chart:series chart:style-name="ch10" chart:values-cell-range-address="Ecarts.BO5:Ecarts.BO5" chart:label-cell-address="Ecarts.A5:Ecarts.A5" chart:class="chart:bar">
            <chart:data-point/>
          </chart:series>
          <chart:series chart:style-name="ch11" chart:values-cell-range-address="Ecarts.BO6:Ecarts.BO6" chart:label-cell-address="Ecarts.A6:Ecarts.A6" chart:class="chart:bar">
            <chart:data-point/>
          </chart:series>
          <chart:series chart:style-name="ch12" chart:values-cell-range-address="Ecarts.BO7:Ecarts.BO7" chart:label-cell-address="Ecarts.A7:Ecarts.A7" chart:class="chart:bar">
            <chart:data-point/>
          </chart:series>
          <chart:series chart:style-name="ch13" chart:values-cell-range-address="Ecarts.BO8:Ecarts.BO8" chart:label-cell-address="Ecarts.A8:Ecarts.A8" chart:class="chart:bar">
            <chart:data-point/>
          </chart:series>
          <chart:series chart:style-name="ch14" chart:values-cell-range-address="Ecarts.BO9:Ecarts.BO9" chart:label-cell-address="Ecarts.A9:Ecarts.A9" chart:class="chart:bar">
            <chart:data-point/>
          </chart:series>
          <chart:series chart:style-name="ch15" chart:values-cell-range-address="Ecarts.BO10:Ecarts.BO10" chart:label-cell-address="Ecarts.A10:Ecarts.A10" chart:class="chart:bar">
            <chart:data-point/>
          </chart:series>
          <chart:series chart:style-name="ch16" chart:values-cell-range-address="Ecarts.BO11:Ecarts.BO11" chart:label-cell-address="Ecarts.A11:Ecarts.A11" chart:class="chart:bar">
            <chart:data-point/>
          </chart:series>
          <chart:series chart:style-name="ch17" chart:values-cell-range-address="Ecarts.BO12:Ecarts.BO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BO3:Ecarts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BO4:Ecarts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BO5:Ecarts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BO6:Ecarts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BO7:Ecarts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BO8:Ecarts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BO9:Ecarts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BO10:Ecarts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BO11:Ecarts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BO12:Ecarts.BO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857cm" svg:y="0.315cm" chart:style-name="ch2">
          <text:p>Ecart moyen à l'optimal (instances 50x5)</text:p>
        </chart:title>
        <chart:legend chart:legend-position="end" svg:x="11.552cm" svg:y="1.988cm" style:legend-expansion="high" chart:style-name="ch3"/>
        <chart:plot-area chart:style-name="ch4" table:cell-range-address="Ecarts.A3:Ecarts.A12 Ecarts.BP3:Ecarts.BP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P3:Ecarts.BP3" chart:label-cell-address="Ecarts.A3:Ecarts.A3" chart:class="chart:bar">
            <chart:data-point/>
          </chart:series>
          <chart:series chart:style-name="ch9" chart:values-cell-range-address="Ecarts.BP4:Ecarts.BP4" chart:label-cell-address="Ecarts.A4:Ecarts.A4" chart:class="chart:bar">
            <chart:data-point/>
          </chart:series>
          <chart:series chart:style-name="ch10" chart:values-cell-range-address="Ecarts.BP5:Ecarts.BP5" chart:label-cell-address="Ecarts.A5:Ecarts.A5" chart:class="chart:bar">
            <chart:data-point/>
          </chart:series>
          <chart:series chart:style-name="ch11" chart:values-cell-range-address="Ecarts.BP6:Ecarts.BP6" chart:label-cell-address="Ecarts.A6:Ecarts.A6" chart:class="chart:bar">
            <chart:data-point/>
          </chart:series>
          <chart:series chart:style-name="ch12" chart:values-cell-range-address="Ecarts.BP7:Ecarts.BP7" chart:label-cell-address="Ecarts.A7:Ecarts.A7" chart:class="chart:bar">
            <chart:data-point/>
          </chart:series>
          <chart:series chart:style-name="ch13" chart:values-cell-range-address="Ecarts.BP8:Ecarts.BP8" chart:label-cell-address="Ecarts.A8:Ecarts.A8" chart:class="chart:bar">
            <chart:data-point/>
          </chart:series>
          <chart:series chart:style-name="ch14" chart:values-cell-range-address="Ecarts.BP9:Ecarts.BP9" chart:label-cell-address="Ecarts.A9:Ecarts.A9" chart:class="chart:bar">
            <chart:data-point/>
          </chart:series>
          <chart:series chart:style-name="ch15" chart:values-cell-range-address="Ecarts.BP10:Ecarts.BP10" chart:label-cell-address="Ecarts.A10:Ecarts.A10" chart:class="chart:bar">
            <chart:data-point/>
          </chart:series>
          <chart:series chart:style-name="ch16" chart:values-cell-range-address="Ecarts.BP11:Ecarts.BP11" chart:label-cell-address="Ecarts.A11:Ecarts.A11" chart:class="chart:bar">
            <chart:data-point/>
          </chart:series>
          <chart:series chart:style-name="ch17" chart:values-cell-range-address="Ecarts.BP12:Ecarts.BP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BP3:Ecarts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BP4:Ecarts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BP5:Ecarts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BP6:Ecarts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BP7:Ecarts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BP8:Ecarts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BP9:Ecarts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BP10:Ecarts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BP11:Ecarts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BP12:Ecarts.BP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10)</text:p>
        </chart:title>
        <chart:legend chart:legend-position="end" svg:x="11.552cm" svg:y="1.987cm" style:legend-expansion="high" chart:style-name="ch3"/>
        <chart:plot-area chart:style-name="ch4" table:cell-range-address="Ecarts.A3:Ecarts.A12 Ecarts.BQ3:Ecarts.BQ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Q3:Ecarts.BQ3" chart:label-cell-address="Ecarts.A3:Ecarts.A3" chart:class="chart:bar">
            <chart:data-point/>
          </chart:series>
          <chart:series chart:style-name="ch9" chart:values-cell-range-address="Ecarts.BQ4:Ecarts.BQ4" chart:label-cell-address="Ecarts.A4:Ecarts.A4" chart:class="chart:bar">
            <chart:data-point/>
          </chart:series>
          <chart:series chart:style-name="ch10" chart:values-cell-range-address="Ecarts.BQ5:Ecarts.BQ5" chart:label-cell-address="Ecarts.A5:Ecarts.A5" chart:class="chart:bar">
            <chart:data-point/>
          </chart:series>
          <chart:series chart:style-name="ch11" chart:values-cell-range-address="Ecarts.BQ6:Ecarts.BQ6" chart:label-cell-address="Ecarts.A6:Ecarts.A6" chart:class="chart:bar">
            <chart:data-point/>
          </chart:series>
          <chart:series chart:style-name="ch12" chart:values-cell-range-address="Ecarts.BQ7:Ecarts.BQ7" chart:label-cell-address="Ecarts.A7:Ecarts.A7" chart:class="chart:bar">
            <chart:data-point/>
          </chart:series>
          <chart:series chart:style-name="ch13" chart:values-cell-range-address="Ecarts.BQ8:Ecarts.BQ8" chart:label-cell-address="Ecarts.A8:Ecarts.A8" chart:class="chart:bar">
            <chart:data-point/>
          </chart:series>
          <chart:series chart:style-name="ch14" chart:values-cell-range-address="Ecarts.BQ9:Ecarts.BQ9" chart:label-cell-address="Ecarts.A9:Ecarts.A9" chart:class="chart:bar">
            <chart:data-point/>
          </chart:series>
          <chart:series chart:style-name="ch15" chart:values-cell-range-address="Ecarts.BQ10:Ecarts.BQ10" chart:label-cell-address="Ecarts.A10:Ecarts.A10" chart:class="chart:bar">
            <chart:data-point/>
          </chart:series>
          <chart:series chart:style-name="ch16" chart:values-cell-range-address="Ecarts.BQ11:Ecarts.BQ11" chart:label-cell-address="Ecarts.A11:Ecarts.A11" chart:class="chart:bar">
            <chart:data-point/>
          </chart:series>
          <chart:series chart:style-name="ch17" chart:values-cell-range-address="Ecarts.BQ12:Ecarts.BQ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BQ3:Ecarts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BQ4:Ecarts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BQ5:Ecarts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BQ6:Ecarts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BQ7:Ecarts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BQ8:Ecarts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BQ9:Ecarts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BQ10:Ecarts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BQ11:Ecarts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BQ12:Ecarts.BQ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20)</text:p>
        </chart:title>
        <chart:legend chart:legend-position="end" svg:x="11.552cm" svg:y="1.987cm" style:legend-expansion="high" chart:style-name="ch3"/>
        <chart:plot-area chart:style-name="ch4" table:cell-range-address="Ecarts.A3:Ecarts.A12 Ecarts.BR3:Ecarts.BR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R3:Ecarts.BR3" chart:label-cell-address="Ecarts.A3:Ecarts.A3" chart:class="chart:bar">
            <chart:data-point/>
          </chart:series>
          <chart:series chart:style-name="ch9" chart:values-cell-range-address="Ecarts.BR4:Ecarts.BR4" chart:label-cell-address="Ecarts.A4:Ecarts.A4" chart:class="chart:bar">
            <chart:data-point/>
          </chart:series>
          <chart:series chart:style-name="ch10" chart:values-cell-range-address="Ecarts.BR5:Ecarts.BR5" chart:label-cell-address="Ecarts.A5:Ecarts.A5" chart:class="chart:bar">
            <chart:data-point/>
          </chart:series>
          <chart:series chart:style-name="ch11" chart:values-cell-range-address="Ecarts.BR6:Ecarts.BR6" chart:label-cell-address="Ecarts.A6:Ecarts.A6" chart:class="chart:bar">
            <chart:data-point/>
          </chart:series>
          <chart:series chart:style-name="ch12" chart:values-cell-range-address="Ecarts.BR7:Ecarts.BR7" chart:label-cell-address="Ecarts.A7:Ecarts.A7" chart:class="chart:bar">
            <chart:data-point/>
          </chart:series>
          <chart:series chart:style-name="ch13" chart:values-cell-range-address="Ecarts.BR8:Ecarts.BR8" chart:label-cell-address="Ecarts.A8:Ecarts.A8" chart:class="chart:bar">
            <chart:data-point/>
          </chart:series>
          <chart:series chart:style-name="ch14" chart:values-cell-range-address="Ecarts.BR9:Ecarts.BR9" chart:label-cell-address="Ecarts.A9:Ecarts.A9" chart:class="chart:bar">
            <chart:data-point/>
          </chart:series>
          <chart:series chart:style-name="ch15" chart:values-cell-range-address="Ecarts.BR10:Ecarts.BR10" chart:label-cell-address="Ecarts.A10:Ecarts.A10" chart:class="chart:bar">
            <chart:data-point/>
          </chart:series>
          <chart:series chart:style-name="ch16" chart:values-cell-range-address="Ecarts.BR11:Ecarts.BR11" chart:label-cell-address="Ecarts.A11:Ecarts.A11" chart:class="chart:bar">
            <chart:data-point/>
          </chart:series>
          <chart:series chart:style-name="ch17" chart:values-cell-range-address="Ecarts.BR12:Ecarts.BR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BR3:Ecarts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BR4:Ecarts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BR5:Ecarts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BR6:Ecarts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BR7:Ecarts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BR8:Ecarts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BR9:Ecarts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BR10:Ecarts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BR11:Ecarts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BR12:Ecarts.BR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3.724cm" svg:y="0.316cm" chart:style-name="ch2">
          <text:p>Ecart moyen à l'optimal (toutes instances)</text:p>
        </chart:title>
        <chart:legend chart:legend-position="end" svg:x="11.55cm" svg:y="2.001cm" style:legend-expansion="high" chart:style-name="ch3"/>
        <chart:plot-area chart:style-name="ch4" table:cell-range-address="Ecarts.A3:Ecarts.A12 Ecarts.BK3:Ecarts.BK12" chart:data-source-has-labels="column" svg:x="0.319cm" svg:y="1.301cm" svg:width="10.912cm" svg:height="7.521cm">
          <chartooo:coordinate-region svg:x="2.81cm" svg:y="1.496cm" svg:width="8.421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K3:Ecarts.BK3" chart:label-cell-address="Ecarts.A3:Ecarts.A3" chart:class="chart:bar">
            <chart:data-point/>
          </chart:series>
          <chart:series chart:style-name="ch9" chart:values-cell-range-address="Ecarts.BK4:Ecarts.BK4" chart:label-cell-address="Ecarts.A4:Ecarts.A4" chart:class="chart:bar">
            <chart:data-point/>
          </chart:series>
          <chart:series chart:style-name="ch10" chart:values-cell-range-address="Ecarts.BK5:Ecarts.BK5" chart:label-cell-address="Ecarts.A5:Ecarts.A5" chart:class="chart:bar">
            <chart:data-point/>
          </chart:series>
          <chart:series chart:style-name="ch11" chart:values-cell-range-address="Ecarts.BK6:Ecarts.BK6" chart:label-cell-address="Ecarts.A6:Ecarts.A6" chart:class="chart:bar">
            <chart:data-point/>
          </chart:series>
          <chart:series chart:style-name="ch12" chart:values-cell-range-address="Ecarts.BK7:Ecarts.BK7" chart:label-cell-address="Ecarts.A7:Ecarts.A7" chart:class="chart:bar">
            <chart:data-point/>
          </chart:series>
          <chart:series chart:style-name="ch13" chart:values-cell-range-address="Ecarts.BK8:Ecarts.BK8" chart:label-cell-address="Ecarts.A8:Ecarts.A8" chart:class="chart:bar">
            <chart:data-point/>
          </chart:series>
          <chart:series chart:style-name="ch14" chart:values-cell-range-address="Ecarts.BK9:Ecarts.BK9" chart:label-cell-address="Ecarts.A9:Ecarts.A9" chart:class="chart:bar">
            <chart:data-point/>
          </chart:series>
          <chart:series chart:style-name="ch15" chart:values-cell-range-address="Ecarts.BK10:Ecarts.BK10" chart:label-cell-address="Ecarts.A10:Ecarts.A10" chart:class="chart:bar">
            <chart:data-point/>
          </chart:series>
          <chart:series chart:style-name="ch16" chart:values-cell-range-address="Ecarts.BK11:Ecarts.BK11" chart:label-cell-address="Ecarts.A11:Ecarts.A11" chart:class="chart:bar">
            <chart:data-point/>
          </chart:series>
          <chart:series chart:style-name="ch17" chart:values-cell-range-address="Ecarts.BK12:Ecarts.BK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K3:Ecarts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K4:Ecarts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K5:Ecarts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K6:Ecarts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K7:Ecarts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K8:Ecarts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K9:Ecarts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52206580673383">
                <text:p>2.52206580673383</text:p>
                <draw:g>
                  <svg:desc>Ecarts.BK10:Ecarts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41205510372929">
                <text:p>2.41205510372929</text:p>
                <draw:g>
                  <svg:desc>Ecarts.BK11:Ecarts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K12:Ecarts.BK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